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Century Gothic1" svg:font-family="'Century Gothic'" style:font-family-generic="roman"/>
    <style:font-face style:name="Century Gothic2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3.955cm"/>
    </style:style>
    <style:style style:name="co4" style:family="table-column">
      <style:table-column-properties fo:break-before="auto" style:column-width="4.868cm"/>
    </style:style>
    <style:style style:name="co5" style:family="table-column">
      <style:table-column-properties fo:break-before="auto" style:column-width="3.611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1.85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2.64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Janeiro">
      <style:table-properties table:display="true" style:writing-mode="lr-tb" table:tab-color="#cce3e6"/>
    </style:style>
    <style:style style:name="ta2" style:family="table" style:master-page-name="PageStyle_5f_Fevereiro">
      <style:table-properties table:display="true" style:writing-mode="lr-tb" table:tab-color="#98c8cc"/>
    </style:style>
    <style:style style:name="ta3" style:family="table" style:master-page-name="PageStyle_5f_Março">
      <style:table-properties table:display="true" style:writing-mode="lr-tb" table:tab-color="#65acb3"/>
    </style:style>
    <style:style style:name="ta4" style:family="table" style:master-page-name="PageStyle_5f_Abril">
      <style:table-properties table:display="true" style:writing-mode="lr-tb" table:tab-color="#2a5155"/>
    </style:style>
    <style:style style:name="ta5" style:family="table" style:master-page-name="PageStyle_5f_Mai">
      <style:table-properties table:display="true" style:writing-mode="lr-tb" table:tab-color="#1f3d40"/>
    </style:style>
    <style:style style:name="ta6" style:family="table" style:master-page-name="PageStyle_5f_Junho">
      <style:table-properties table:display="true" style:writing-mode="lr-tb" table:tab-color="#15282a"/>
    </style:style>
    <style:style style:name="ta7" style:family="table" style:master-page-name="PageStyle_5f_Julho">
      <style:table-properties table:display="true" style:writing-mode="lr-tb" table:tab-color="#cce3e6"/>
    </style:style>
    <style:style style:name="ta8" style:family="table" style:master-page-name="PageStyle_5f_Agosto">
      <style:table-properties table:display="true" style:writing-mode="lr-tb" table:tab-color="#98c8cc"/>
    </style:style>
    <style:style style:name="ta9" style:family="table" style:master-page-name="PageStyle_5f_Setembro">
      <style:table-properties table:display="true" style:writing-mode="lr-tb" table:tab-color="#65acb3"/>
    </style:style>
    <style:style style:name="ta10" style:family="table" style:master-page-name="PageStyle_5f_Outubro">
      <style:table-properties table:display="true" style:writing-mode="lr-tb" table:tab-color="#2a5155"/>
    </style:style>
    <style:style style:name="ta11" style:family="table" style:master-page-name="PageStyle_5f_Novembro">
      <style:table-properties table:display="true" style:writing-mode="lr-tb" table:tab-color="#1f3d40"/>
    </style:style>
    <style:style style:name="ta12" style:family="table" style:master-page-name="PageStyle_5f_Dezembro">
      <style:table-properties table:display="true" style:writing-mode="lr-tb" table:tab-color="#15282a"/>
    </style:style>
    <style:style style:name="ta13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Ano_20_e_20_Mês" style:data-style-name="N15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5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Excel_20_Built-in_20_Heading_20_2">
      <style:table-cell-properties fo:background-color="#2a515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/>
      </style:table-cell-properties>
      <style:paragraph-properties fo:text-align="start" css3t:text-justify="auto" fo:margin-left="0.323c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07" style:base-cell-address="Janeiro.C3"/>
    </style:style>
    <style:style style:name="ce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107" style:base-cell-address="Janeiro.C3"/>
    </style:style>
    <style:style style:name="ce1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07" style:base-cell-address="Janeiro.C3"/>
    </style:style>
    <style:style style:name="ce1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107" style:base-cell-address="Janeiro.C3"/>
    </style:style>
    <style:style style:name="ce1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07" style:base-cell-address="Janeiro.C3"/>
    </style:style>
    <style:style style:name="ce7" style:family="table-cell" style:parent-style-name="Excel_20_Built-in_20_Heading_20_2">
      <style:table-cell-properties fo:background-color="#2a515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/>
      </style:table-cell-properties>
      <style:paragraph-properties fo:text-align="start" css3t:text-justify="auto" fo:margin-left="0.323c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106" style:base-cell-address="Janeiro.C3"/>
    </style:style>
    <style:style style:name="ce1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1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</style:style>
    <style:style style:name="ce1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105" style:base-cell-address="Janeiro.C11"/>
    </style:style>
    <style:style style:name="ce2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31" style:family="table-cell" style:parent-style-name="Excel_20_Built-in_20_Note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33" style:family="table-cell" style:parent-style-name="Excel_20_Built-in_20_Explanatory_20_Tex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30" style:family="table-cell" style:parent-style-name="Excel_20_Built-in_20_Input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2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104" style:base-cell-address="Janeiro.H3"/>
    </style:style>
    <style:style style:name="ce3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104" style:base-cell-address="Janeiro.H3"/>
    </style:style>
    <style:style style:name="ce2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104" style:base-cell-address="Janeiro.H3"/>
    </style:style>
    <style:style style:name="ce3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104" style:base-cell-address="Janeiro.H3"/>
    </style:style>
    <style:style style:name="ce3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103" style:base-cell-address="Janeiro.I3"/>
    </style:style>
    <style:style style:name="ce4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103" style:base-cell-address="Janeiro.I3"/>
    </style:style>
    <style:style style:name="ce4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103" style:base-cell-address="Janeiro.I3"/>
    </style:style>
    <style:style style:name="ce50" style:family="table-cell" style:parent-style-name="Excel_20_Built-in_20_Heading_20_3" style:data-style-name="N0">
      <style:table-cell-properties fo:border-bottom="none" fo:background-color="#487f84" style:cell-protect="protected" style:print-content="true" style:diagonal-bl-tr="none" style:diagonal-tl-br="none" style:text-align-source="fix" style:repeat-content="false" fo:wrap-option="no-wrap" fo:border-left="0.74pt solid #304e4f" style:direction="ltr" fo:border-right="none" style:rotation-angle="0" style:rotation-align="none" style:shrink-to-fit="false" fo:border-top="none" style:vertical-align="middle" loext:vertical-justify="auto">
        <loext:border-left-complex-color loext:theme-type="accent5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ce45" style:family="table-cell" style:parent-style-name="Excel_20_Built-in_20_Heading_20_4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181818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2" loext:color-type="theme">
          <loext:transformation loext:type="lummod" loext:value="1000"/>
        </loext:char-complex-color>
      </style:text-properties>
    </style:style>
    <style:style style:name="ce46" style:family="table-cell" style:parent-style-name="Ano_20_e_20_Mês" style:data-style-name="N15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Ano_20_e_20_Mês" style:data-style-name="N15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101" style:base-cell-address="Fevereiro.C3"/>
    </style:style>
    <style:style style:name="ce5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01" style:base-cell-address="Fevereiro.C3"/>
    </style:style>
    <style:style style:name="ce5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02" style:base-cell-address="Fevereiro.C3"/>
    </style:style>
    <style:style style:name="ce5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102" style:base-cell-address="Fevereiro.C3"/>
    </style:style>
    <style:style style:name="ce5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02" style:base-cell-address="Fevereiro.C3"/>
    </style:style>
    <style:style style:name="ce6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01" style:base-cell-address="Fevereiro.C3"/>
    </style:style>
    <style:style style:name="ce6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101" style:base-cell-address="Fevereiro.C3"/>
    </style:style>
    <style:style style:name="ce6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D4])&gt;8)" style:apply-style-name="ConditionalStyle_5f_101" style:base-cell-address="Fevereiro.D4"/>
    </style:style>
    <style:style style:name="ce6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7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98" style:base-cell-address="Fevereiro.D10"/>
      <style:map style:condition="is-true-formula([.D$2]=&quot;SÁB&quot;)" style:apply-style-name="ConditionalStyle_5f_97" style:base-cell-address="Fevereiro.D10"/>
    </style:style>
    <style:style style:name="ce6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99" style:base-cell-address="Fevereiro.C11"/>
    </style:style>
    <style:style style:name="ce6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01" style:base-cell-address="Fevereiro.C3"/>
    </style:style>
    <style:style style:name="ce7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101" style:base-cell-address="Fevereiro.C3"/>
    </style:style>
    <style:style style:name="ce8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01" style:base-cell-address="Fevereiro.C3"/>
    </style:style>
    <style:style style:name="ce8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89" style:base-cell-address="Fevereiro.H3"/>
    </style:style>
    <style:style style:name="ce8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89" style:base-cell-address="Fevereiro.H3"/>
    </style:style>
    <style:style style:name="ce7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90" style:base-cell-address="Fevereiro.H3"/>
    </style:style>
    <style:style style:name="ce7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89" style:base-cell-address="Fevereiro.H3"/>
    </style:style>
    <style:style style:name="ce8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90" style:base-cell-address="Fevereiro.H3"/>
    </style:style>
    <style:style style:name="ce9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90" style:base-cell-address="Fevereiro.H3"/>
    </style:style>
    <style:style style:name="ce8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90" style:base-cell-address="Fevereiro.H3"/>
    </style:style>
    <style:style style:name="ce87" style:family="table-cell" style:parent-style-name="Excel_20_Built-in_20_Heading_20_2" style:data-style-name="N37">
      <style:table-cell-properties fo:background-color="#2a515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/>
      </style:table-cell-properties>
      <style:paragraph-properties fo:text-align="start" css3t:text-justify="auto" fo:margin-left="0.323c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ce9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87" style:base-cell-address="Março.C3"/>
    </style:style>
    <style:style style:name="ce10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86" style:base-cell-address="Março.C3"/>
    </style:style>
    <style:style style:name="ce9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87" style:base-cell-address="Março.C4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87" style:base-cell-address="Março.C4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87" style:base-cell-address="Março.C4"/>
    </style:style>
    <style:style style:name="ce9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87" style:base-cell-address="Março.C4"/>
    </style:style>
    <style:style style:name="ce11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87" style:base-cell-address="Março.C3"/>
    </style:style>
    <style:style style:name="ce97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87" style:base-cell-address="Março.C3"/>
    </style:style>
    <style:style style:name="ce11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86" style:base-cell-address="Março.C3"/>
    </style:style>
    <style:style style:name="ce11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86" style:base-cell-address="Março.C3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10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85" style:base-cell-address="Março.C11"/>
    </style:style>
    <style:style style:name="ce12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85" style:base-cell-address="Março.C11"/>
    </style:style>
    <style:style style:name="ce107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12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84" style:base-cell-address="Março.H3"/>
    </style:style>
    <style:style style:name="ce12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86" style:base-cell-address="Março.C3"/>
    </style:style>
    <style:style style:name="ce12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84" style:base-cell-address="Março.H4"/>
    </style:style>
    <style:style style:name="ce1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84" style:base-cell-address="Março.H4"/>
    </style:style>
    <style:style style:name="ce1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84" style:base-cell-address="Março.H4"/>
    </style:style>
    <style:style style:name="ce11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84" style:base-cell-address="Março.H4"/>
    </style:style>
    <style:style style:name="ce13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83" style:base-cell-address="Março.I3"/>
    </style:style>
    <style:style style:name="ce119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83" style:base-cell-address="Março.I3"/>
    </style:style>
    <style:style style:name="ce12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83" style:base-cell-address="Março.I3"/>
    </style:style>
    <style:style style:name="ce121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83" style:base-cell-address="Março.I3"/>
    </style:style>
    <style:style style:name="ce135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83" style:base-cell-address="Março.I3"/>
    </style:style>
    <style:style style:name="ce12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83" style:base-cell-address="Março.I3"/>
    </style:style>
    <style:style style:name="ce14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82" style:base-cell-address="Abril.C3"/>
    </style:style>
    <style:style style:name="ce9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82" style:base-cell-address="Abril.C3"/>
    </style:style>
    <style:style style:name="ce14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82" style:base-cell-address="Abril.C3"/>
    </style:style>
    <style:style style:name="ce26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82" style:base-cell-address="Abril.C3"/>
    </style:style>
    <style:style style:name="ce14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82" style:base-cell-address="Abril.C3"/>
    </style:style>
    <style:style style:name="ce14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82" style:base-cell-address="Abril.C3"/>
    </style:style>
    <style:style style:name="ce14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81" style:base-cell-address="Abril.C3"/>
    </style:style>
    <style:style style:name="ce14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81" style:base-cell-address="Abril.C3"/>
    </style:style>
    <style:style style:name="ce14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80" style:base-cell-address="Abril.C11"/>
    </style:style>
    <style:style style:name="ce100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81" style:base-cell-address="Abril.C3"/>
    </style:style>
    <style:style style:name="ce15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79" style:base-cell-address="Abril.H3"/>
    </style:style>
    <style:style style:name="ce15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79" style:base-cell-address="Abril.H3"/>
    </style:style>
    <style:style style:name="ce15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79" style:base-cell-address="Abril.H3"/>
    </style:style>
    <style:style style:name="ce15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79" style:base-cell-address="Abril.H3"/>
    </style:style>
    <style:style style:name="ce15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79" style:base-cell-address="Abril.H3"/>
    </style:style>
    <style:style style:name="ce15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79" style:base-cell-address="Abril.H3"/>
    </style:style>
    <style:style style:name="ce15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79" style:base-cell-address="Abril.H3"/>
    </style:style>
    <style:style style:name="ce15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78" style:base-cell-address="Abril.I3"/>
    </style:style>
    <style:style style:name="ce101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78" style:base-cell-address="Abril.I3"/>
    </style:style>
    <style:style style:name="ce16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78" style:base-cell-address="Abril.I3"/>
    </style:style>
    <style:style style:name="ce16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78" style:base-cell-address="Abril.I3"/>
    </style:style>
    <style:style style:name="ce17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76" style:base-cell-address="Mai.C3"/>
    </style:style>
    <style:style style:name="ce17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76" style:base-cell-address="Mai.C3"/>
    </style:style>
    <style:style style:name="ce16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77" style:base-cell-address="Mai.C3"/>
    </style:style>
    <style:style style:name="ce16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77" style:base-cell-address="Mai.C3"/>
    </style:style>
    <style:style style:name="ce18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77" style:base-cell-address="Mai.C3"/>
    </style:style>
    <style:style style:name="ce18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76" style:base-cell-address="Mai.C3"/>
    </style:style>
    <style:style style:name="ce187" style:family="table-cell" style:parent-style-name="Default">
      <style:table-cell-properties fo:background-color="#cce3e6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.323cm" style:writing-mode="page"/>
    </style:style>
    <style:style style:name="ce18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76" style:base-cell-address="Mai.C3"/>
    </style:style>
    <style:style style:name="ce17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76" style:base-cell-address="Mai.C3"/>
    </style:style>
    <style:style style:name="ce17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76" style:base-cell-address="Mai.C3"/>
    </style:style>
    <style:style style:name="ce17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72" style:base-cell-address="Mai.D10"/>
      <style:map style:condition="is-true-formula([.D$2]=&quot;SÁB&quot;)" style:apply-style-name="ConditionalStyle_5f_71" style:base-cell-address="Mai.D10"/>
    </style:style>
    <style:style style:name="ce17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75" style:base-cell-address="Mai.C11"/>
    </style:style>
    <style:style style:name="ce19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199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72" style:base-cell-address="Mai.D10"/>
      <style:map style:condition="is-true-formula([.D$2]=&quot;SÁB&quot;)" style:apply-style-name="ConditionalStyle_5f_71" style:base-cell-address="Mai.D10"/>
    </style:style>
    <style:style style:name="ce20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68" style:base-cell-address="Mai.F6"/>
    </style:style>
    <style:style style:name="ce20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18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F$2]=&quot;SÁB&quot;)" style:apply-style-name="ConditionalStyle_5f_65" style:base-cell-address="Mai.F6"/>
    </style:style>
    <style:style style:name="ce21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76" style:base-cell-address="Mai.C3"/>
    </style:style>
    <style:style style:name="ce18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76" style:base-cell-address="Mai.C3"/>
    </style:style>
    <style:style style:name="ce18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F$2]=&quot;SÁB&quot;)" style:apply-style-name="ConditionalStyle_5f_65" style:base-cell-address="Mai.F6"/>
    </style:style>
    <style:style style:name="ce18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F$2]=&quot;SÁB&quot;)" style:apply-style-name="ConditionalStyle_5f_65" style:base-cell-address="Mai.F6"/>
    </style:style>
    <style:style style:name="ce22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F$2]=&quot;SÁB&quot;)" style:apply-style-name="ConditionalStyle_5f_65" style:base-cell-address="Mai.F6"/>
    </style:style>
    <style:style style:name="ce22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68" style:base-cell-address="Mai.F6"/>
    </style:style>
    <style:style style:name="ce23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68" style:base-cell-address="Mai.F6"/>
    </style:style>
    <style:style style:name="ce23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68" style:base-cell-address="Mai.F6"/>
    </style:style>
    <style:style style:name="ce19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9" style:base-cell-address="Junho.C3"/>
    </style:style>
    <style:style style:name="ce19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9" style:base-cell-address="Junho.C3"/>
    </style:style>
    <style:style style:name="ce19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9" style:base-cell-address="Junho.C3"/>
    </style:style>
    <style:style style:name="ce23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9" style:base-cell-address="Junho.C3"/>
    </style:style>
    <style:style style:name="ce20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9" style:base-cell-address="Junho.C3"/>
    </style:style>
    <style:style style:name="ce20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9" style:base-cell-address="Junho.C3"/>
    </style:style>
    <style:style style:name="ce20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58" style:base-cell-address="Junho.C3"/>
    </style:style>
    <style:style style:name="ce20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58" style:base-cell-address="Junho.C3"/>
    </style:style>
    <style:style style:name="ce24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20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57" style:base-cell-address="Junho.C11"/>
    </style:style>
    <style:style style:name="ce25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58" style:base-cell-address="Junho.C3"/>
    </style:style>
    <style:style style:name="ce20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56" style:base-cell-address="Junho.H3"/>
    </style:style>
    <style:style style:name="ce25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56" style:base-cell-address="Junho.H3"/>
    </style:style>
    <style:style style:name="ce21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56" style:base-cell-address="Junho.H3"/>
    </style:style>
    <style:style style:name="ce26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56" style:base-cell-address="Junho.H3"/>
    </style:style>
    <style:style style:name="ce21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56" style:base-cell-address="Junho.H3"/>
    </style:style>
    <style:style style:name="ce21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56" style:base-cell-address="Junho.H3"/>
    </style:style>
    <style:style style:name="ce21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55" style:base-cell-address="Junho.I3"/>
    </style:style>
    <style:style style:name="ce21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55" style:base-cell-address="Junho.I3"/>
    </style:style>
    <style:style style:name="ce27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55" style:base-cell-address="Junho.I3"/>
    </style:style>
    <style:style style:name="ce21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55" style:base-cell-address="Junho.I3"/>
    </style:style>
    <style:style style:name="ce22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4" style:base-cell-address="Julho.C3"/>
    </style:style>
    <style:style style:name="ce22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4" style:base-cell-address="Julho.C3"/>
    </style:style>
    <style:style style:name="ce22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4" style:base-cell-address="Julho.C3"/>
    </style:style>
    <style:style style:name="ce22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4" style:base-cell-address="Julho.C3"/>
    </style:style>
    <style:style style:name="ce22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4" style:base-cell-address="Julho.C3"/>
    </style:style>
    <style:style style:name="ce22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4" style:base-cell-address="Julho.C3"/>
    </style:style>
    <style:style style:name="ce22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53" style:base-cell-address="Julho.C3"/>
    </style:style>
    <style:style style:name="ce229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53" style:base-cell-address="Julho.C3"/>
    </style:style>
    <style:style style:name="ce23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52" style:base-cell-address="Julho.C11"/>
    </style:style>
    <style:style style:name="ce23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53" style:base-cell-address="Julho.C3"/>
    </style:style>
    <style:style style:name="ce23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51" style:base-cell-address="Julho.H3"/>
    </style:style>
    <style:style style:name="ce23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51" style:base-cell-address="Julho.H3"/>
    </style:style>
    <style:style style:name="ce23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51" style:base-cell-address="Julho.H3"/>
    </style:style>
    <style:style style:name="ce23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51" style:base-cell-address="Julho.H3"/>
    </style:style>
    <style:style style:name="ce23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51" style:base-cell-address="Julho.H3"/>
    </style:style>
    <style:style style:name="ce24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51" style:base-cell-address="Julho.H3"/>
    </style:style>
    <style:style style:name="ce24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50" style:base-cell-address="Julho.I3"/>
    </style:style>
    <style:style style:name="ce24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50" style:base-cell-address="Julho.I3"/>
    </style:style>
    <style:style style:name="ce24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50" style:base-cell-address="Julho.I3"/>
    </style:style>
    <style:style style:name="ce24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50" style:base-cell-address="Julho.I3"/>
    </style:style>
    <style:style style:name="ce31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48" style:base-cell-address="Agosto.C3"/>
    </style:style>
    <style:style style:name="ce32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48" style:base-cell-address="Agosto.C3"/>
    </style:style>
    <style:style style:name="ce24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49" style:base-cell-address="Agosto.C3"/>
    </style:style>
    <style:style style:name="ce249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49" style:base-cell-address="Agosto.C3"/>
    </style:style>
    <style:style style:name="ce25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49" style:base-cell-address="Agosto.C3"/>
    </style:style>
    <style:style style:name="ce25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48" style:base-cell-address="Agosto.C3"/>
    </style:style>
    <style:style style:name="ce25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48" style:base-cell-address="Agosto.C3"/>
    </style:style>
    <style:style style:name="ce25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46" style:base-cell-address="Agosto.C11"/>
    </style:style>
    <style:style style:name="ce25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44" style:base-cell-address="Agosto.D12"/>
    </style:style>
    <style:style style:name="ce25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44" style:base-cell-address="Agosto.D12"/>
    </style:style>
    <style:style style:name="ce25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44" style:base-cell-address="Agosto.D12"/>
    </style:style>
    <style:style style:name="ce25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44" style:base-cell-address="Agosto.D12"/>
    </style:style>
    <style:style style:name="ce26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44" style:base-cell-address="Agosto.D12"/>
    </style:style>
    <style:style style:name="ce35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44" style:base-cell-address="Agosto.D12"/>
    </style:style>
    <style:style style:name="ce35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44" style:base-cell-address="Agosto.D12"/>
    </style:style>
    <style:style style:name="ce26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28" style:base-cell-address="Setembro.C3"/>
    </style:style>
    <style:style style:name="ce26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28" style:base-cell-address="Setembro.C3"/>
    </style:style>
    <style:style style:name="ce26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28" style:base-cell-address="Setembro.C3"/>
    </style:style>
    <style:style style:name="ce269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28" style:base-cell-address="Setembro.C3"/>
    </style:style>
    <style:style style:name="ce27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28" style:base-cell-address="Setembro.C3"/>
    </style:style>
    <style:style style:name="ce27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27" style:base-cell-address="Setembro.C3"/>
    </style:style>
    <style:style style:name="ce27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27" style:base-cell-address="Setembro.C3"/>
    </style:style>
    <style:style style:name="ce27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26" style:base-cell-address="Setembro.C11"/>
    </style:style>
    <style:style style:name="ce27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5" style:base-cell-address="Setembro.H3"/>
    </style:style>
    <style:style style:name="ce27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25" style:base-cell-address="Setembro.H3"/>
    </style:style>
    <style:style style:name="ce27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5" style:base-cell-address="Setembro.H3"/>
    </style:style>
    <style:style style:name="ce279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25" style:base-cell-address="Setembro.H3"/>
    </style:style>
    <style:style style:name="ce28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5" style:base-cell-address="Setembro.H3"/>
    </style:style>
    <style:style style:name="ce28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24" style:base-cell-address="Setembro.I3"/>
    </style:style>
    <style:style style:name="ce28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24" style:base-cell-address="Setembro.I3"/>
    </style:style>
    <style:style style:name="ce28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24" style:base-cell-address="Setembro.I3"/>
    </style:style>
    <style:style style:name="ce28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23" style:base-cell-address="Outubro.C3"/>
    </style:style>
    <style:style style:name="ce28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23" style:base-cell-address="Outubro.C3"/>
    </style:style>
    <style:style style:name="ce28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23" style:base-cell-address="Outubro.C3"/>
    </style:style>
    <style:style style:name="ce28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23" style:base-cell-address="Outubro.C3"/>
    </style:style>
    <style:style style:name="ce28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23" style:base-cell-address="Outubro.C3"/>
    </style:style>
    <style:style style:name="ce29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22" style:base-cell-address="Outubro.C3"/>
    </style:style>
    <style:style style:name="ce29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22" style:base-cell-address="Outubro.C3"/>
    </style:style>
    <style:style style:name="ce29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21" style:base-cell-address="Outubro.C11"/>
    </style:style>
    <style:style style:name="ce29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0" style:base-cell-address="Outubro.H3"/>
    </style:style>
    <style:style style:name="ce29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20" style:base-cell-address="Outubro.H3"/>
    </style:style>
    <style:style style:name="ce29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0" style:base-cell-address="Outubro.H3"/>
    </style:style>
    <style:style style:name="ce297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20" style:base-cell-address="Outubro.H3"/>
    </style:style>
    <style:style style:name="ce29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0" style:base-cell-address="Outubro.H3"/>
    </style:style>
    <style:style style:name="ce29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19" style:base-cell-address="Outubro.I3"/>
    </style:style>
    <style:style style:name="ce30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19" style:base-cell-address="Outubro.I3"/>
    </style:style>
    <style:style style:name="ce30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19" style:base-cell-address="Outubro.I3"/>
    </style:style>
    <style:style style:name="ce30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8" style:base-cell-address="Novembro.C3"/>
    </style:style>
    <style:style style:name="ce30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18" style:base-cell-address="Novembro.C3"/>
    </style:style>
    <style:style style:name="ce30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8" style:base-cell-address="Novembro.C3"/>
    </style:style>
    <style:style style:name="ce30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18" style:base-cell-address="Novembro.C3"/>
    </style:style>
    <style:style style:name="ce30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18" style:base-cell-address="Novembro.C3"/>
    </style:style>
    <style:style style:name="ce30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18" style:base-cell-address="Novembro.C3"/>
    </style:style>
    <style:style style:name="ce30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17" style:base-cell-address="Novembro.C3"/>
    </style:style>
    <style:style style:name="ce4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26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15" style:base-cell-address="Novembro.D6"/>
    </style:style>
    <style:style style:name="ce100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15" style:base-cell-address="Novembro.D6"/>
    </style:style>
    <style:style style:name="ce271" style:family="table-cell" style:parent-style-name="Excel_20_Built-in_20_Input" style:data-style-name="N0">
      <style:table-cell-properties fo:border-bottom="0.74pt solid #bfbfbf" fo:background-color="#cce3e6" style:cell-protect="protected" style:print-content="true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15" style:base-cell-address="Novembro.D6"/>
    </style:style>
    <style:style style:name="ce31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16" style:base-cell-address="Novembro.C11"/>
    </style:style>
    <style:style style:name="ce315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7" style:base-cell-address="Novembro.C3"/>
    </style:style>
    <style:style style:name="ce462" style:family="table-cell" style:parent-style-name="Dia" style:data-style-name="N130">
      <style:table-cell-properties fo:border-bottom="none" fo:background-color="#cce3e6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</style:style>
    <style:style style:name="ce1000" style:family="table-cell" style:parent-style-name="Excel_20_Built-in_20_Input" style:data-style-name="N0">
      <style:table-cell-properties fo:border-bottom="0.74pt solid #bfbfbf" fo:background-color="#cce3e6" style:cell-protect="protected" style:print-content="true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7" style:base-cell-address="Novembro.C3"/>
    </style:style>
    <style:style style:name="ce31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15" style:base-cell-address="Novembro.D6"/>
    </style:style>
    <style:style style:name="ce321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7" style:base-cell-address="Novembro.C3"/>
    </style:style>
    <style:style style:name="ce465" style:family="table-cell" style:parent-style-name="Dia" style:data-style-name="N130">
      <style:table-cell-properties fo:border-bottom="none" fo:background-color="#cce3e6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17" style:base-cell-address="Novembro.C3"/>
    </style:style>
    <style:style style:name="ce32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15" style:base-cell-address="Novembro.D6"/>
    </style:style>
    <style:style style:name="ce32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15" style:base-cell-address="Novembro.D6"/>
    </style:style>
    <style:style style:name="ce32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15" style:base-cell-address="Novembro.D6"/>
    </style:style>
    <style:style style:name="ce32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15" style:base-cell-address="Novembro.D6"/>
    </style:style>
    <style:style style:name="ce32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15" style:base-cell-address="Novembro.D6"/>
    </style:style>
    <style:style style:name="ce1015" style:family="table-cell" style:parent-style-name="Excel_20_Built-in_20_Input" style:data-style-name="N0">
      <style:table-cell-properties fo:border-bottom="0.74pt solid #bfbfbf" fo:background-color="#cce3e6" style:cell-protect="protected" style:print-content="true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17" style:base-cell-address="Novembro.C3"/>
    </style:style>
    <style:style style:name="ce287" style:family="table-cell" style:parent-style-name="Excel_20_Built-in_20_Input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15" style:base-cell-address="Novembro.D6"/>
    </style:style>
    <style:style style:name="ce330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D$2]=&quot;SÁB&quot;)" style:apply-style-name="ConditionalStyle_5f_15" style:base-cell-address="Novembro.D6"/>
    </style:style>
    <style:style style:name="ce33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D$2]=&quot;SÁB&quot;)" style:apply-style-name="ConditionalStyle_5f_15" style:base-cell-address="Novembro.D6"/>
    </style:style>
    <style:style style:name="ce332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" style:base-cell-address="Dezembro.C3"/>
    </style:style>
    <style:style style:name="ce333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" style:base-cell-address="Dezembro.C3"/>
    </style:style>
    <style:style style:name="ce334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" style:base-cell-address="Dezembro.C3"/>
    </style:style>
    <style:style style:name="ce293" style:family="table-cell" style:parent-style-name="Excel_20_Built-in_20_Input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" style:base-cell-address="Dezembro.C3"/>
    </style:style>
    <style:style style:name="ce336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C$2]=&quot;DOM&quot;)" style:apply-style-name="ConditionalStyle_5f_5" style:base-cell-address="Dezembro.C3"/>
    </style:style>
    <style:style style:name="ce337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C$2]=&quot;DOM&quot;)" style:apply-style-name="ConditionalStyle_5f_5" style:base-cell-address="Dezembro.C3"/>
    </style:style>
    <style:style style:name="ce338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DAY([.C3])&gt;8)" style:apply-style-name="ConditionalStyle_5f_4" style:base-cell-address="Dezembro.C3"/>
    </style:style>
    <style:style style:name="ce339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DAY([.C3])&gt;8)" style:apply-style-name="ConditionalStyle_5f_4" style:base-cell-address="Dezembro.C3"/>
    </style:style>
    <style:style style:name="ce340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AND(DAY([.C11])&gt;=1;DAY([.C11])&lt;=15))" style:apply-style-name="ConditionalStyle_5f_3" style:base-cell-address="Dezembro.C11"/>
    </style:style>
    <style:style style:name="ce341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" style:base-cell-address="Dezembro.H3"/>
    </style:style>
    <style:style style:name="ce342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2" style:base-cell-address="Dezembro.H3"/>
    </style:style>
    <style:style style:name="ce343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" style:base-cell-address="Dezembro.H3"/>
    </style:style>
    <style:style style:name="ce344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H$2]=&quot;SÁB&quot;)" style:apply-style-name="ConditionalStyle_5f_2" style:base-cell-address="Dezembro.H3"/>
    </style:style>
    <style:style style:name="ce345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H$2]=&quot;SÁB&quot;)" style:apply-style-name="ConditionalStyle_5f_2" style:base-cell-address="Dezembro.H3"/>
    </style:style>
    <style:style style:name="ce346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1" style:base-cell-address="Dezembro.I3"/>
    </style:style>
    <style:style style:name="ce307" style:family="table-cell" style:parent-style-name="Excel_20_Built-in_20_Input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1" style:base-cell-address="Dezembro.I3"/>
    </style:style>
    <style:style style:name="ce348" style:family="table-cell" style:parent-style-name="Excel_20_Built-in_20_Input" style:data-style-name="N0">
      <style:table-cell-properties fo:border-bottom="0.74pt solid #bfbfbf" style:cell-protect="protected" style:print-content="true" style:diagonal-bl-tr="none" style:diagonal-tl-br="none" style:text-align-source="fix" style:repeat-content="false" fo:background-color="transparent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is-true-formula([.$I$2]=&quot;DOM&quot;)" style:apply-style-name="ConditionalStyle_5f_1" style:base-cell-address="Dezembro.I3"/>
    </style:style>
    <style:style style:name="ce349" style:family="table-cell" style:parent-style-name="Dia" style:data-style-name="N130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  <style:map style:condition="is-true-formula([.$I$2]=&quot;DOM&quot;)" style:apply-style-name="ConditionalStyle_5f_1" style:base-cell-address="Dezembro.I3"/>
    </style:style>
    <style:style style:name="gr1" style:family="graphic" style:parent-style-name="Default">
      <style:graphic-properties draw:stroke="none" svg:stroke-width="0.123cm" svg:stroke-linecap="butt" draw:fill="solid" draw:fill-color="#b01513" draw:textarea-horizontal-align="justify" draw:textarea-vertical-align="bottom" draw:auto-grow-height="false" draw:fit-to-size="false" style:shrink-to-fit="false" fo:min-height="0cm" fo:min-width="0cm" fo:padding-top="0.125cm" fo:padding-bottom="0.254cm" fo:padding-left="0cm" fo:padding-right="0cm" fo:wrap-option="wrap" style:overflow-behavior="clip" style:writing-mode="lr-tb" loext:decorative="false">
        <loext:fill-complex-color loext:theme-type="accen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" style:family="graphic" style:parent-style-name="Default">
      <style:graphic-properties draw:stroke="none" svg:stroke-width="0.123cm" svg:stroke-linecap="butt" draw:fill="gradient" draw:fill-gradient-name="Gradient_20_1" draw:textarea-horizontal-align="justify" draw:textarea-vertical-align="top" draw:auto-grow-height="false" draw:fit-to-size="false" style:shrink-to-fit="false" fo:min-height="0cm" fo:min-width="0cm" fo:padding-top="0.635cm" fo:padding-bottom="0.381cm" fo:padding-left="1.016cm" fo:padding-right="3.175cm" fo:wrap-option="wrap" style:overflow-behavior="clip" style:writing-mode="lr-tb" loext:decorative="false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b01513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'Century Gothic'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d0d0d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d0d0d" style:font-name="Arial"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color="#0d0d0d" style:font-name="Arial"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color="#0d0d0d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d0d0d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1" style:family="text">
      <style:text-properties fo:color="#0d0d0d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2" style:family="text">
      <style:text-properties fo:color="#0d0d0d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13" style:family="text">
      <style:text-properties fo:color="#0d0d0d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5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6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17" style:family="text">
      <style:text-properties fo:font-size="8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size-asian="8pt" style:font-size-complex="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d0d0d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d0d0d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color="#0d0d0d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Planilha1.A1">
          <table:help-message table:display="true">
            <text:p>Crie um Calendário para qualquer ano nesta pasta de trabalho. Personalize o ano e o dia de início da semana nas células L2 e L3. Cada mês é atualizado automaticamente em planilhas separadas</text:p>
          </table:help-message>
          <table:error-message table:message-type="stop" table:display="true"/>
        </table:content-validation>
        <table:content-validation table:name="val2" table:base-cell-address="Planilha1.B1">
          <table:help-message table:display="true">
            <text:p>O ano nesta célula é atualizado automaticamente com base no ano inserido na célula L2. O mês desta planilha está na célula abaixo. As Configurações do Calendário iniciam na célula K1</text:p>
          </table:help-message>
          <table:error-message table:message-type="stop" table:display="true"/>
        </table:content-validation>
        <table:content-validation table:name="val3" table:base-cell-address="Planilha1.B2">
          <table:help-message table:display="true">
            <text:p>O mês desta planilha está nesta célula. O calendário começa à direita e contém datas do mês anterior, atual e do mês seguinte. As observações mensais podem ser inseridas na célula F13</text:p>
          </table:help-message>
          <table:error-message table:message-type="stop" table:display="true"/>
        </table:content-validation>
        <table:content-validation table:name="val4" table:base-cell-address="Planilha1.C2">
          <table:help-message table:display="true">
            <text:p>Os dias da semana nesta linha são determinados automaticamente com base no Início da Semana na célula L3</text:p>
          </table:help-message>
          <table:error-message table:message-type="stop" table:display="true"/>
        </table:content-validation>
        <table:content-validation table:name="val5" table:base-cell-address="Planilha1.C3">
          <table:help-message table:display="true">
            <text:p>O dia do calendário nesta e nas linhas 5, 7, 9, 11 e 13 são atualizados automaticamente. Se esta célula não contiver o número 1, ela será um dia de um mês anterior. Insira anotações mensais na célula F13</text:p>
          </table:help-message>
          <table:error-message table:message-type="stop" table:display="true"/>
        </table:content-validation>
        <table:content-validation table:name="val6" table:base-cell-address="Planilha1.C4">
          <table:help-message table:display="true">
            <text:p>Insira anotações com base no dia do calendário acima nas células nesta e nas linhas 6, 8, 10, 12 e 14, colunas C a I</text:p>
          </table:help-message>
          <table:error-message table:message-type="stop" table:display="true"/>
        </table:content-validation>
        <table:content-validation table:name="val7" table:base-cell-address="Planilha1.E13">
          <table:help-message table:display="true">
            <text:p>Insira Observações na célula à direita.</text:p>
          </table:help-message>
          <table:error-message table:message-type="stop" table:display="true"/>
        </table:content-validation>
        <table:content-validation table:name="val8" table:base-cell-address="Planilha1.F13">
          <table:help-message table:display="true">
            <text:p>Inserir Anotações nesta célula</text:p>
          </table:help-message>
          <table:error-message table:message-type="stop" table:display="true"/>
        </table:content-validation>
        <table:content-validation table:name="val9" table:base-cell-address="Planilha1.K1">
          <table:help-message table:display="true">
            <text:p>Insira as Configurações de Calendário nas células abaixo. Essas células não serão impressas</text:p>
          </table:help-message>
          <table:error-message table:message-type="stop" table:display="true"/>
        </table:content-validation>
        <table:content-validation table:name="val10" table:base-cell-address="Planilha1.K2">
          <table:help-message table:display="true">
            <text:p>Insira o Ano na célula à direita</text:p>
          </table:help-message>
          <table:error-message table:message-type="stop" table:display="true"/>
        </table:content-validation>
        <table:content-validation table:name="val11" table:base-cell-address="Planilha1.K3">
          <table:help-message table:display="true">
            <text:p>Selecione o dia de Início da Semana na célula à direita</text:p>
          </table:help-message>
          <table:error-message table:message-type="stop" table:display="true"/>
        </table:content-validation>
        <table:content-validation table:name="val12" table:base-cell-address="Planilha1.L2">
          <table:help-message table:display="true">
            <text:p>Insira o ano nesta célula.</text:p>
          </table:help-message>
          <table:error-message table:message-type="stop" table:display="true"/>
        </table:content-validation>
        <table:content-validation table:name="val13" table:condition="of:cell-content-is-in-list(&quot;DOM&quot;;&quot;SEG&quot;)" table:allow-empty-cell="true" table:display-list="unsorted" table:base-cell-address="Planilha1.L3">
          <table:help-message table:display="true">
            <text:p>Selecione o dia de Início da Semana nesta célula. Pressione ALT+SETA PARA BAIXO para abrir a lista suspensa e, em seguida, ENTER para fazer a seleção.</text:p>
          </table:help-message>
          <table:error-message table:message-type="warning" table:display="true">
            <text:p>Selecione um dia de Início da Semana na lista. Selecione CANCELAR, depois pressione ALT+SETA PARA BAIXO e, em seguida, ENTER para fazer a seleção</text:p>
          </table:error-message>
        </table:content-validation>
        <table:content-validation table:name="val14" table:base-cell-address="Planilha1.A1">
          <table:help-message table:display="true">
            <text:p>Calendário do mês de fevereiro</text:p>
          </table:help-message>
          <table:error-message table:message-type="stop" table:display="true"/>
        </table:content-validation>
        <table:content-validation table:name="val15" table:base-cell-address="Planilha1.B1">
          <table:help-message table:display="true">
            <text:p>O ano nesta célula é atualizado automaticamente com base no ano inserido na planilha Janeiro. O mês desta planilha está na célula abaixo</text:p>
          </table:help-message>
          <table:error-message table:message-type="stop" table:display="true"/>
        </table:content-validation>
        <table:content-validation table:name="val16" table:base-cell-address="Planilha1.C2">
          <table:help-message table:display="true">
            <text:p>Esta linha contém os nomes de dia da semana para este calendário. Esta célula contém o dia inicial da semana. Para alterar o dia inicial, selecione um novo dia da semana na célula L3 na planilha Janeiro.</text:p>
          </table:help-message>
          <table:error-message table:message-type="stop" table:display="true"/>
        </table:content-validation>
        <table:content-validation table:name="val17" table:base-cell-address="Planilha1.A1">
          <table:help-message table:display="true">
            <text:p>Calendário do mês de março</text:p>
          </table:help-message>
          <table:error-message table:message-type="stop" table:display="true"/>
        </table:content-validation>
        <table:content-validation table:name="val18" table:base-cell-address="Planilha1.A1">
          <table:help-message table:display="true">
            <text:p>Calendário do mês de abril</text:p>
          </table:help-message>
          <table:error-message table:message-type="stop" table:display="true"/>
        </table:content-validation>
        <table:content-validation table:name="val19" table:base-cell-address="Planilha1.A1">
          <table:help-message table:display="true">
            <text:p>Calendário do mês de maio</text:p>
          </table:help-message>
          <table:error-message table:message-type="stop" table:display="true"/>
        </table:content-validation>
        <table:content-validation table:name="val20" table:base-cell-address="Planilha1.A1">
          <table:help-message table:display="true">
            <text:p>Calendário do mês de junho</text:p>
          </table:help-message>
          <table:error-message table:message-type="stop" table:display="true"/>
        </table:content-validation>
        <table:content-validation table:name="val21" table:base-cell-address="Planilha1.A1">
          <table:help-message table:display="true">
            <text:p>Calendário do mês de julho</text:p>
          </table:help-message>
          <table:error-message table:message-type="stop" table:display="true"/>
        </table:content-validation>
        <table:content-validation table:name="val22" table:base-cell-address="Planilha1.A1">
          <table:help-message table:display="true">
            <text:p>Calendário do mês de agosto</text:p>
          </table:help-message>
          <table:error-message table:message-type="stop" table:display="true"/>
        </table:content-validation>
        <table:content-validation table:name="val23" table:base-cell-address="Planilha1.A1">
          <table:help-message table:display="true">
            <text:p>Calendário do mês de setembro</text:p>
          </table:help-message>
          <table:error-message table:message-type="stop" table:display="true"/>
        </table:content-validation>
        <table:content-validation table:name="val24" table:base-cell-address="Planilha1.A1">
          <table:help-message table:display="true">
            <text:p>Calendário do mês de outubro</text:p>
          </table:help-message>
          <table:error-message table:message-type="stop" table:display="true"/>
        </table:content-validation>
        <table:content-validation table:name="val25" table:base-cell-address="Dezembro.A1">
          <table:help-message table:display="true">
            <text:p>Calendário do mês de novembro</text:p>
          </table:help-message>
          <table:error-message table:message-type="stop" table:display="true"/>
        </table:content-validation>
        <table:content-validation table:name="val26" table:base-cell-address="Planilha1.A1">
          <table:help-message table:display="true">
            <text:p>Calendário do mês de dezembro</text:p>
          </table:help-message>
          <table:error-message table:message-type="stop" table:display="true"/>
        </table:content-validation>
      </table:content-validations>
      <table:table table:name="Janeiro" table:style-name="ta1" table:print-ranges="Janeiro.A1:Janeiro.J10485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ce17"/>
        <table:table-column table:style-name="co3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default-cell-style-name="ce37"/>
        <table:table-column table:style-name="co3" table:default-cell-style-name="ce4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2"/>
        <table:table-row table:style-name="ro1">
          <table:table-cell table:content-validation-name="val1"/>
          <table:table-cell table:style-name="ce1" table:content-validation-name="val2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6</text:span></text:p>
              <text:p text:style-name="P1"><text:span text:style-name="T1"/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50" table:content-validation-name="val9" office:value-type="string" calcext:value-type="string" table:number-columns-spanned="2" table:number-rows-spanned="1">
            <text:p>CONFIGURAÇÕES DO CALENDÁRIO</text:p>
          </table:table-cell>
          <table:covered-table-cell table:style-name="ce50"/>
          <table:table-cell table:style-name="Default" table:number-columns-repeated="16372"/>
        </table:table-row>
        <table:table-row table:style-name="ro2">
          <table:table-cell/>
          <table:table-cell table:style-name="ce1" table:content-validation-name="val3" table:formula="of:=UPPER(TEXT([.C5];&quot;mmmm&quot;))" office:value-type="string" office:string-value="JANEIRO" calcext:value-type="string">
            <text:p/>
          </table:table-cell>
          <table:table-cell table:style-name="ce8" table:content-validation-name="val4" table:formula="of:=UPPER(TEXT(InícioDaSemana;&quot;ddd&quot;))" office:value-type="string" office:string-value="QUINTA" calcext:value-type="string">
            <text:p>QUINTA</text:p>
          </table:table-cell>
          <table:table-cell table:style-name="ce7" table:formula="of:=UPPER(TEXT([.D3];&quot;ddd&quot;))" office:value-type="string" office:string-value="SEG" calcext:value-type="string">
            <text:p>SEG</text:p>
          </table:table-cell>
          <table:table-cell table:style-name="ce7" table:formula="of:=UPPER(TEXT([.E3];&quot;ddd&quot;))" office:value-type="string" office:string-value="TER" calcext:value-type="string">
            <text:p>TER</text:p>
          </table:table-cell>
          <table:table-cell table:style-name="ce7" table:formula="of:=UPPER(TEXT([.F3];&quot;ddd&quot;))" office:value-type="string" office:string-value="QUA" calcext:value-type="string">
            <text:p>QUA</text:p>
          </table:table-cell>
          <table:table-cell table:style-name="ce7" table:formula="of:=UPPER(TEXT([.G3];&quot;ddd&quot;))" office:value-type="string" office:string-value="QUI" calcext:value-type="string">
            <text:p>QUI</text:p>
          </table:table-cell>
          <table:table-cell table:style-name="ce7" table:formula="of:=UPPER(TEXT([.H3];&quot;ddd&quot;))" office:value-type="string" office:string-value="SEX" calcext:value-type="string">
            <text:p>SEX</text:p>
          </table:table-cell>
          <table:table-cell table:style-name="ce7" table:formula="of:=UPPER(TEXT([.I3];&quot;ddd&quot;))" office:value-type="string" office:string-value="SÁB" calcext:value-type="string">
            <text:p>SÁB</text:p>
          </table:table-cell>
          <table:table-cell/>
          <table:table-cell table:style-name="ce8" table:content-validation-name="val10" office:value-type="string" calcext:value-type="string">
            <text:p>ANO</text:p>
          </table:table-cell>
          <table:table-cell table:style-name="ce45" table:content-validation-name="val12" office:value-type="float" office:value="2026" calcext:value-type="float">
            <text:p>2026</text:p>
          </table:table-cell>
          <table:table-cell table:style-name="Default" table:number-columns-repeated="16372"/>
        </table:table-row>
        <table:table-row table:style-name="ro1">
          <table:table-cell/>
          <table:table-cell table:style-name="ce2"/>
          <table:table-cell table:style-name="ce4" table:content-validation-name="val5" table:number-matrix-columns-spanned="7" table:number-matrix-rows-spanned="1" table:formula="of:=DiasESemanas+DATE(AnoCivil;1;1)-WEEKDAY(DATE(AnoCivil;1;1);(InícioDaSemana=&quot;Seg&quot;)+1)+1" office:value-type="date" office:date-value="2025-12-28" calcext:value-type="date">
            <text:p>28</text:p>
          </table:table-cell>
          <table:table-cell table:style-name="ce16" office:value-type="date" office:date-value="2025-12-29" calcext:value-type="date">
            <text:p>29</text:p>
          </table:table-cell>
          <table:table-cell table:style-name="ce16" office:value-type="date" office:date-value="2025-12-30" calcext:value-type="date">
            <text:p>30</text:p>
          </table:table-cell>
          <table:table-cell table:style-name="ce16" office:value-type="date" office:date-value="2025-12-31" calcext:value-type="date">
            <text:p>31</text:p>
          </table:table-cell>
          <table:table-cell table:style-name="ce16" office:value-type="date" office:date-value="2026-01-01" calcext:value-type="date">
            <text:p>1</text:p>
          </table:table-cell>
          <table:table-cell table:style-name="ce24" office:value-type="date" office:date-value="2026-01-02" calcext:value-type="date">
            <text:p>2</text:p>
          </table:table-cell>
          <table:table-cell table:style-name="ce34" office:value-type="date" office:date-value="2026-01-03" calcext:value-type="date">
            <text:p>3</text:p>
          </table:table-cell>
          <table:table-cell/>
          <table:table-cell table:style-name="ce8" table:content-validation-name="val11" office:value-type="string" calcext:value-type="string">
            <text:p>INÍCIO DA SEMANA</text:p>
          </table:table-cell>
          <table:table-cell table:style-name="ce45" table:content-validation-name="val13" office:value-type="string" calcext:value-type="string">
            <text:p>QUINTA</text:p>
          </table:table-cell>
          <table:table-cell table:style-name="Default" table:number-columns-repeated="16372"/>
        </table:table-row>
        <table:table-row table:style-name="ro3">
          <table:table-cell table:number-columns-repeated="2"/>
          <table:table-cell table:style-name="ce5" table:content-validation-name="val6"/>
          <table:table-cell/>
          <table:table-cell table:style-name="ce21"/>
          <table:table-cell/>
          <table:table-cell table:style-name="ce30" office:value-type="string" calcext:value-type="string">
            <text:p><text:span text:style-name="T6">MASC.:</text:span><text:span text:style-name="T7"> EDUARDO / DAYLANE/ANA CAROLINA  </text:span><text:span text:style-name="T8">FEMIN.:</text:span><text:span text:style-name="T7"> HELENA /  FELIPE/WILL</text:span></text:p>
          </table:table-cell>
          <table:table-cell office:value-type="string" calcext:value-type="string">
            <text:p><text:span text:style-name="T3">MASC.:</text:span><text:span text:style-name="T4"> EDUARDO / DAYLANE/ANA CAROLINA  </text:span><text:span text:style-name="T5">FEMIN.:</text:span><text:span text:style-name="T4"> HELENA /  FELIPE/WILL</text:span></text:p>
          </table:table-cell>
          <table:table-cell office:value-type="string" calcext:value-type="string">
            <text:p><text:span text:style-name="T3">MASC.</text:span><text:span text:style-name="T4">  KAIQUE/ANA CARLA/VITOR HUGO </text:span><text:span text:style-name="T5">FEMIN.</text:span><text:span text:style-name="T4">: JONATA /CHRISTIAN/JONNY/RODRIGO</text:span>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table:number-columns-repeated="2"/>
          <table:table-cell table:style-name="ce10" table:number-matrix-columns-spanned="7" table:number-matrix-rows-spanned="1" table:formula="of:=DiasESemanas+DATE(AnoCivil;1;1)-WEEKDAY(DATE(AnoCivil;1;1);(InícioDaSemana=&quot;Seg&quot;)+1)+8" office:value-type="date" office:date-value="2026-01-04" calcext:value-type="date">
            <text:p>4</text:p>
          </table:table-cell>
          <table:table-cell table:style-name="ce18" office:value-type="date" office:date-value="2026-01-05" calcext:value-type="date">
            <text:p>5</text:p>
          </table:table-cell>
          <table:table-cell table:style-name="ce18" office:value-type="date" office:date-value="2026-01-06" calcext:value-type="date">
            <text:p>6</text:p>
          </table:table-cell>
          <table:table-cell table:style-name="ce18" office:value-type="date" office:date-value="2026-01-07" calcext:value-type="date">
            <text:p>7</text:p>
          </table:table-cell>
          <table:table-cell table:style-name="ce18" office:value-type="date" office:date-value="2026-01-08" calcext:value-type="date">
            <text:p>8</text:p>
          </table:table-cell>
          <table:table-cell table:style-name="ce26" office:value-type="date" office:date-value="2026-01-09" calcext:value-type="date">
            <text:p>9</text:p>
          </table:table-cell>
          <table:table-cell table:style-name="ce34" office:value-type="date" office:date-value="2026-01-10" calcext:value-type="date">
            <text:p>10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:</text:span><text:span text:style-name="T4"> FELIPE / HELENA/WILL </text:span><text:span text:style-name="T5">FEMIN.:</text:span><text:span text:style-name="T4"> DAYLANE / ANA KAROLINA/EDUARDO</text:span></text:p>
          </table:table-cell>
          <table:table-cell office:value-type="string" calcext:value-type="string">
            <text:p><text:span text:style-name="T3">MASC.</text:span><text:span text:style-name="T4">:  JONATA / ANA CARLA/JONNY/ </text:span><text:span text:style-name="T5">FEMIN.</text:span><text:span text:style-name="T4">:  KAIQUE/VITOR HUGO RODRIGO/CHRISTIAN </text:span></text:p>
          </table:table-cell>
          <table:table-cell table:style-name="ce17" office:value-type="string" calcext:value-type="string">
            <text:p><text:span text:style-name="T3">MASC.</text:span><text:span text:style-name="T4">:ANA CAROLINA/ DAYLANE/EDUARDO </text:span><text:span text:style-name="T5">FEMIN.</text:span><text:span text:style-name="T4">: FELIPE /HELENA /WILL</text:span></text:p>
          </table:table-cell>
          <table:table-cell office:value-type="string" calcext:value-type="string">
            <text:p><text:span text:style-name="T3">MASC.:</text:span><text:span text:style-name="T4"> KAIQUE/VITOR HUGO/RODRIGO   </text:span><text:span text:style-name="T5">FEMIN.</text:span><text:span text:style-name="T4">:JONATA /ANA CARLA/JONNY/CHRISTIAN </text:span></text:p>
          </table:table-cell>
          <table:table-cell table:style-name="ce17" office:value-type="string" calcext:value-type="string">
            <text:p><text:span text:style-name="T3">MASC.</text:span><text:span text:style-name="T4">:/EDUARDO/WILL/HELENA </text:span><text:span text:style-name="T5">FEMIN.</text:span><text:span text:style-name="T4">DAYLANE/ANA KAROLINA/FELIPE</text:span></text:p>
          </table:table-cell>
          <table:table-cell office:value-type="string" calcext:value-type="string">
            <text:p><text:span text:style-name="T3">MASC.:</text:span><text:span text:style-name="T4"> JONATA/CHRISTIAN/ ANA CARLA</text:span><text:span text:style-name="T5">FEMIN.:</text:span><text:span text:style-name="T4">  JONNY/KAIQUE/IVITOR HUGO /RODRIGO</text:span></text:p>
          </table:table-cell>
          <table:table-cell office:value-type="string" calcext:value-type="string">
            <text:p><text:span text:style-name="T3">MASC.:</text:span><text:span text:style-name="T4"> DAYLANE/FELIPE/ANA KAROLINA  </text:span><text:span text:style-name="T5">FEMIN.:</text:span><text:span text:style-name="T4"> WILL /HELENA/EDUARDO</text:span>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table:number-columns-repeated="2"/>
          <table:table-cell table:style-name="ce10" table:number-matrix-columns-spanned="7" table:number-matrix-rows-spanned="1" table:formula="of:=DiasESemanas+DATE(AnoCivil;1;1)-WEEKDAY(DATE(AnoCivil;1;1);(InícioDaSemana=&quot;Seg&quot;)+1)+15" office:value-type="date" office:date-value="2026-01-11" calcext:value-type="date">
            <text:p>11</text:p>
          </table:table-cell>
          <table:table-cell table:style-name="ce18" office:value-type="date" office:date-value="2026-01-12" calcext:value-type="date">
            <text:p>12</text:p>
          </table:table-cell>
          <table:table-cell table:style-name="ce18" office:value-type="date" office:date-value="2026-01-13" calcext:value-type="date">
            <text:p>13</text:p>
          </table:table-cell>
          <table:table-cell table:style-name="ce18" office:value-type="date" office:date-value="2026-01-14" calcext:value-type="date">
            <text:p>14</text:p>
          </table:table-cell>
          <table:table-cell table:style-name="ce18" office:value-type="date" office:date-value="2026-01-15" calcext:value-type="date">
            <text:p>15</text:p>
          </table:table-cell>
          <table:table-cell table:style-name="ce26" office:value-type="date" office:date-value="2026-01-16" calcext:value-type="date">
            <text:p>16</text:p>
          </table:table-cell>
          <table:table-cell table:style-name="ce34" office:value-type="date" office:date-value="2026-01-17" calcext:value-type="date">
            <text:p>17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</text:span><text:span text:style-name="T4"> /KAIQUE/VITOR HIGO/JONNY   </text:span><text:span text:style-name="T5">FEMIN.</text:span><text:span text:style-name="T4">: ANA CARLA /JONATA RODRIGO/CHRYSTIAN</text:span></text:p>
          </table:table-cell>
          <table:table-cell office:value-type="string" calcext:value-type="string">
            <text:p><text:span text:style-name="T3">MASC.: </text:span><text:span text:style-name="T4">WILL/DAYLANE/EDUARDO </text:span><text:span text:style-name="T5">FEMIN.:</text:span><text:span text:style-name="T4">/HELENA/FELIPE/ANA KAROLINA</text:span></text:p>
          </table:table-cell>
          <table:table-cell table:style-name="ce17" office:value-type="string" calcext:value-type="string">
            <text:p><text:span text:style-name="T3">MASC.:</text:span><text:span text:style-name="T4">  JONATA/CHRISTIAN/VJONNY</text:span><text:span text:style-name="T5"> FEMIN.:</text:span><text:span text:style-name="T4">  VITOR HUGO/RODRIGO/KAIQUE/ANA CARLA</text:span></text:p>
          </table:table-cell>
          <table:table-cell office:value-type="string" calcext:value-type="string">
            <text:p><text:span text:style-name="T3">MASC.:</text:span><text:span text:style-name="T4">  FELIPE/WILL/EDUARDO  </text:span><text:span text:style-name="T5">FEMIN.:</text:span><text:span text:style-name="T4"> DAYLANE/HELENA/ANA KAROLINA</text:span></text:p>
          </table:table-cell>
          <table:table-cell table:style-name="ce17" office:value-type="string" calcext:value-type="string">
            <text:p><text:span text:style-name="T3">MASC.:</text:span><text:span text:style-name="T4"> RODRIGO/JONATA/ ANA CARLA </text:span><text:span text:style-name="T5">FEMIN.:</text:span><text:span text:style-name="T4">   JONNY /KAIQUE/CHRISTIAN/VITOR HUGO</text:span></text:p>
          </table:table-cell>
          <table:table-cell office:value-type="string" calcext:value-type="string">
            <text:p><text:span text:style-name="T3">MASC.:</text:span><text:span text:style-name="T4">   FELIPE/ ANA KAROLINA/HELENA</text:span><text:span text:style-name="T5"> FEMIN.</text:span><text:span text:style-name="T4">:  DAYLANE/WILL/EDUARDO</text:span></text:p>
          </table:table-cell>
          <table:table-cell office:value-type="string" calcext:value-type="string">
            <text:p><text:span text:style-name="T3">MASC.:</text:span><text:span text:style-name="T4">  KAIQUE/VITOR HUGO /CHRISTIAN </text:span><text:span text:style-name="T5">FEMIN</text:span><text:span text:style-name="T4">.:JONATA /JONNY/ANA CARLA/RODRIGO</text:span>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table:number-columns-repeated="2"/>
          <table:table-cell table:style-name="ce10" table:number-matrix-columns-spanned="7" table:number-matrix-rows-spanned="1" table:formula="of:=DiasESemanas+DATE(AnoCivil;1;1)-WEEKDAY(DATE(AnoCivil;1;1);(InícioDaSemana=&quot;Seg&quot;)+1)+22" office:value-type="date" office:date-value="2026-01-18" calcext:value-type="date">
            <text:p>18</text:p>
          </table:table-cell>
          <table:table-cell table:style-name="ce18" office:value-type="date" office:date-value="2026-01-19" calcext:value-type="date">
            <text:p>19</text:p>
          </table:table-cell>
          <table:table-cell table:style-name="ce18" office:value-type="date" office:date-value="2026-01-20" calcext:value-type="date">
            <text:p>20</text:p>
          </table:table-cell>
          <table:table-cell table:style-name="ce18" office:value-type="date" office:date-value="2026-01-21" calcext:value-type="date">
            <text:p>21</text:p>
          </table:table-cell>
          <table:table-cell table:style-name="ce18" office:value-type="date" office:date-value="2026-01-22" calcext:value-type="date">
            <text:p>22</text:p>
          </table:table-cell>
          <table:table-cell table:style-name="ce26" office:value-type="date" office:date-value="2026-01-23" calcext:value-type="date">
            <text:p>23</text:p>
          </table:table-cell>
          <table:table-cell table:style-name="ce34" office:value-type="date" office:date-value="2026-01-24" calcext:value-type="date">
            <text:p>24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</text:span><text:span text:style-name="T4">: DAYLANE /  WILLANA KAROLINA</text:span><text:span text:style-name="T5"> FEMIN.</text:span><text:span text:style-name="T4">:  FELIPE / /EDUARDO/HELENA</text:span></text:p>
          </table:table-cell>
          <table:table-cell office:value-type="string" calcext:value-type="string">
            <text:p><text:span text:style-name="T3">MASC.: </text:span><text:span text:style-name="T4"> JONNY/JONATA/ANA CARLA </text:span><text:span text:style-name="T5">FEMIN.:</text:span><text:span text:style-name="T4"> RODRIGO / KAIQUE/VITOR HUGO/CHRYSTIAN</text:span></text:p>
          </table:table-cell>
          <table:table-cell table:style-name="ce17" office:value-type="string" calcext:value-type="string">
            <text:p><text:span text:style-name="T3">MASC.</text:span><text:span text:style-name="T4"> FELIPE/HELENA/EDUARDO </text:span><text:span text:style-name="T5">FEMIN.</text:span><text:span text:style-name="T4">:WILL/DAYLANE/ ANA KAROLINA</text:span></text:p>
          </table:table-cell>
          <table:table-cell office:value-type="string" calcext:value-type="string">
            <text:p><text:span text:style-name="T3">MASC.:</text:span><text:span text:style-name="T4"> KAIQUE/VITOR HUGO /CHRISTIAN </text:span><text:span text:style-name="T5">FEMIN.</text:span><text:span text:style-name="T4">:ANA CARLA /JONATA/ JONNY/RODRIGO</text:span></text:p>
          </table:table-cell>
          <table:table-cell table:style-name="ce17" office:value-type="string" calcext:value-type="string">
            <text:p><text:span text:style-name="T3">MASC.:</text:span><text:span text:style-name="T4">/EDUARDO /ANA KAROLINA/WILL  </text:span><text:span text:style-name="T5">FEMIN.</text:span><text:span text:style-name="T4">:LUCAS M e FELIPE/DAYLANE/HELENA</text:span></text:p>
          </table:table-cell>
          <table:table-cell office:value-type="string" calcext:value-type="string">
            <text:p><text:span text:style-name="T3">MASC:</text:span><text:span text:style-name="T4"> JONATA/JONNYRODRIGO</text:span><text:span text:style-name="T5">FEMIN.: </text:span><text:span text:style-name="T4">KAIQUE/IVITOR HUGO/ANA CARLA/CHRISTIAN</text:span></text:p>
          </table:table-cell>
          <table:table-cell office:value-type="string" calcext:value-type="string">
            <text:p><text:span text:style-name="T3">MASC.:</text:span><text:span text:style-name="T4"> FELIPEL/ DAYLANE/ WILL</text:span><text:span text:style-name="T5">FEMIN.</text:span><text:span text:style-name="T4">: HELENA/  ANA KAROLINA EDUARDO/</text:span>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table:number-columns-repeated="2"/>
          <table:table-cell table:style-name="ce12" table:number-matrix-columns-spanned="7" table:number-matrix-rows-spanned="1" table:formula="of:=DiasESemanas+DATE(AnoCivil;1;1)-WEEKDAY(DATE(AnoCivil;1;1);(InícioDaSemana=&quot;Seg&quot;)+1)+29" office:value-type="date" office:date-value="2026-01-25" calcext:value-type="date">
            <text:p>25</text:p>
          </table:table-cell>
          <table:table-cell table:style-name="ce19" office:value-type="date" office:date-value="2026-01-26" calcext:value-type="date">
            <text:p>26</text:p>
          </table:table-cell>
          <table:table-cell table:style-name="ce19" office:value-type="date" office:date-value="2026-01-27" calcext:value-type="date">
            <text:p>27</text:p>
          </table:table-cell>
          <table:table-cell table:style-name="ce19" office:value-type="date" office:date-value="2026-01-28" calcext:value-type="date">
            <text:p>28</text:p>
          </table:table-cell>
          <table:table-cell table:style-name="ce19" office:value-type="date" office:date-value="2026-01-29" calcext:value-type="date">
            <text:p>29</text:p>
          </table:table-cell>
          <table:table-cell table:style-name="ce32" office:value-type="date" office:date-value="2026-01-30" calcext:value-type="date">
            <text:p>30</text:p>
          </table:table-cell>
          <table:table-cell table:style-name="ce42" office:value-type="date" office:date-value="2026-01-31" calcext:value-type="date">
            <text:p>31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</text:span><text:span text:style-name="T4"> KAIQUE/ANA CARLA /JONNY </text:span><text:span text:style-name="T5">FEMIN.:</text:span><text:span text:style-name="T4"> JONATA/CHRYSTIAN/VITORHUGO/RODRIGO</text:span></text:p>
          </table:table-cell>
          <table:table-cell office:value-type="string" calcext:value-type="string">
            <text:p><text:span text:style-name="T3">MASC.</text:span><text:span text:style-name="T4"> ANA KAROLINA /WILL/HELENA</text:span><text:span text:style-name="T5">FEMIN.:</text:span><text:span text:style-name="T4"> FELIPE / DAYLANE/EDUARDO</text:span></text:p>
          </table:table-cell>
          <table:table-cell table:style-name="ce17" office:value-type="string" calcext:value-type="string">
            <text:p><text:span text:style-name="T3">MASC.</text:span><text:span text:style-name="T4">:  VITOR HUGO /JONATA /RODRIGO </text:span><text:span text:style-name="T5">FEMIN.</text:span><text:span text:style-name="T4">:  ANA CARLA/ CHRISTIAN/ KAIQUE/JONNY</text:span></text:p>
          </table:table-cell>
          <table:table-cell office:value-type="string" calcext:value-type="string">
            <text:p><text:span text:style-name="T3">MASC.:EDUARDO</text:span><text:span text:style-name="T4"> /FELIPE/ANA KAROLINA </text:span><text:span text:style-name="T5">FEMIN.:</text:span><text:span text:style-name="T4"> HELENA//WILL/DAYLANE</text:span></text:p>
          </table:table-cell>
          <table:table-cell table:style-name="ce17" office:value-type="string" calcext:value-type="string">
            <text:p><text:span text:style-name="T3">MASC.</text:span><text:span text:style-name="T4">:JONNY / KAIQUE/CHRISTIAN   </text:span><text:span text:style-name="T5">FEMIN.</text:span><text:span text:style-name="T4">: RODRIGO / VITOR HUGO/JONATA/ANA CARLA</text:span></text:p>
          </table:table-cell>
          <table:table-cell office:value-type="string" calcext:value-type="string">
            <text:p><text:span text:style-name="T3">MASC.:</text:span><text:span text:style-name="T4"> HELENA/WILL/FELIPE </text:span><text:span text:style-name="T5">FEMIN.:</text:span><text:span text:style-name="T4"> EDUARDO/DAYLANE/ANA KAROLINA</text:span></text:p>
          </table:table-cell>
          <table:table-cell office:value-type="string" calcext:value-type="string">
            <text:p><text:span text:style-name="T3">MASC.</text:span><text:span text:style-name="T4">:JONATA/JONNY/ANA CARLA </text:span><text:span text:style-name="T5">FEMIN.</text:span><text:span text:style-name="T4">:   KAIQUE/RODRIGO/VITORHUGO/JONNY</text:span></text:p>
          </table:table-cell>
          <table:table-cell table:number-columns-repeated="3"/>
          <table:table-cell table:style-name="Default" table:number-columns-repeated="16372"/>
        </table:table-row>
        <table:table-row table:style-name="ro1">
          <table:table-cell table:number-columns-repeated="2"/>
          <table:table-cell table:style-name="ce12" table:number-matrix-columns-spanned="2" table:number-matrix-rows-spanned="1" table:formula="of:=DiasESemanas+DATE(AnoCivil;1;1)-WEEKDAY(DATE(AnoCivil;1;1);(InícioDaSemana=&quot;Seg&quot;)+1)+36" office:value-type="date" office:date-value="2026-02-01" calcext:value-type="date">
            <text:p>1</text:p>
          </table:table-cell>
          <table:table-cell table:style-name="ce19" office:value-type="date" office:date-value="2026-02-02" calcext:value-type="date">
            <text:p>2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number-columns-repeated="3"/>
          <table:table-cell table:style-name="Default" table:number-columns-repeated="16372"/>
        </table:table-row>
        <table:table-row table:style-name="ro3">
          <table:table-cell table:number-columns-repeated="4"/>
          <table:covered-table-cell table:style-name="ce31" table:content-validation-name="val7"/>
          <table:covered-table-cell table:number-columns-repeated="4" table:style-name="ce33" table:content-validation-name="val8"/>
          <table:table-cell table:number-columns-repeated="3"/>
          <table:table-cell table:style-name="Default" table:number-columns-repeated="16372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Janeiro</svg:desc>
              <text:p text:style-name="P3"><text:span text:style-name="T2">JANEIR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16372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16372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16372"/>
        </table:table-row>
        <table:named-expressions>
          <table:named-range table:name="LinhaTítuloRegião2..F13.1" table:base-cell-address="$Janeiro.$A$1" table:cell-range-address="$Janeiro.$E$13"/>
          <table:named-range table:name="_xlnm.Print_Area" table:base-cell-address="$Janeiro.$A$1" table:cell-range-address="$Janeiro.$A:.$J" table:range-usable-as="print-range"/>
        </table:named-expressions>
        <calcext:conditional-formats>
          <calcext:conditional-format calcext:target-range-address="Janeiro.I3:Janeiro.I12">
            <calcext:condition calcext:apply-style-name="ConditionalStyle_103" calcext:value="formula-is([.$I$2]=&quot;DOM&quot;)" calcext:base-cell-address="Janeiro.I3"/>
          </calcext:conditional-format>
          <calcext:conditional-format calcext:target-range-address="Janeiro.H3:Janeiro.I12">
            <calcext:condition calcext:apply-style-name="ConditionalStyle_104" calcext:value="formula-is([.H$2]=&quot;SÁB&quot;)" calcext:base-cell-address="Janeiro.H3"/>
          </calcext:conditional-format>
          <calcext:conditional-format calcext:target-range-address="Janeiro.C3:Janeiro.C14">
            <calcext:condition calcext:apply-style-name="ConditionalStyle_107" calcext:value="formula-is([.C$2]=&quot;DOM&quot;)" calcext:base-cell-address="Janeiro.C3"/>
          </calcext:conditional-format>
          <calcext:conditional-format calcext:target-range-address="Janeiro.C3:Janeiro.H3">
            <calcext:condition calcext:apply-style-name="ConditionalStyle_106" calcext:value="formula-is(DAY([.C3])&gt;8)" calcext:base-cell-address="Janeiro.C3"/>
          </calcext:conditional-format>
          <calcext:conditional-format calcext:target-range-address="Janeiro.C11:Janeiro.I11 Janeiro.C13:Janeiro.D13">
            <calcext:condition calcext:apply-style-name="ConditionalStyle_105" calcext:value="formula-is(AND(DAY([.C11])&gt;=1;DAY([.C11])&lt;=15))" calcext:base-cell-address="Janeiro.C11"/>
          </calcext:conditional-format>
        </calcext:conditional-formats>
      </table:table>
      <table:table table:name="Fevereiro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14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6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FEVEREIR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48" table:content-validation-name="val5" table:number-matrix-columns-spanned="7" table:number-matrix-rows-spanned="1" table:formula="of:=DiasESemanas+DATE(AnoCivil;2;1)-WEEKDAY(DATE(AnoCivil;2;1);(InícioDaSemana=&quot;Seg&quot;)+1)+1" office:value-type="date" office:date-value="2026-02-01" calcext:value-type="date">
            <text:p>1</text:p>
          </table:table-cell>
          <table:table-cell table:style-name="ce60" office:value-type="date" office:date-value="2026-02-02" calcext:value-type="date">
            <text:p>2</text:p>
          </table:table-cell>
          <table:table-cell table:style-name="ce60" office:value-type="date" office:date-value="2026-02-03" calcext:value-type="date">
            <text:p>3</text:p>
          </table:table-cell>
          <table:table-cell table:style-name="ce60" office:value-type="date" office:date-value="2026-02-04" calcext:value-type="date">
            <text:p>4</text:p>
          </table:table-cell>
          <table:table-cell table:style-name="ce60" office:value-type="date" office:date-value="2026-02-05" calcext:value-type="date">
            <text:p>5</text:p>
          </table:table-cell>
          <table:table-cell table:style-name="ce71" office:value-type="date" office:date-value="2026-02-06" calcext:value-type="date">
            <text:p>6</text:p>
          </table:table-cell>
          <table:table-cell table:style-name="ce86" office:value-type="date" office:date-value="2026-02-07" calcext:value-type="date">
            <text:p>7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55" table:content-validation-name="val6" office:value-type="string" calcext:value-type="string">
            <text:p><text:span text:style-name="T3">MASC.:</text:span><text:span text:style-name="T4"> EDUARDO / DAYLANE </text:span><text:span text:style-name="T5">FEMIN.:</text:span><text:span text:style-name="T4"> HELENA /WILL</text:span></text:p>
          </table:table-cell>
          <table:table-cell table:style-name="ce67" office:value-type="string" calcext:value-type="string">
            <text:p><text:span text:style-name="T3">MASC.</text:span><text:span text:style-name="T4">:JONATA/CHRISTIAN/VITOR HUGO  </text:span><text:span text:style-name="T5">FEMIN:</text:span><text:span text:style-name="T4">KAIQUE/RODRIGO/ANA CARLA/JONNY</text:span></text:p>
          </table:table-cell>
          <table:table-cell table:style-name="ce61" office:value-type="string" calcext:value-type="string">
            <text:p><text:span text:style-name="T3">MASC.:</text:span><text:span text:style-name="T4">  HELENA/WILL </text:span><text:span text:style-name="T5">FEMIN.:</text:span><text:span text:style-name="T4"> DAYLANE /EDUARDO</text:span></text:p>
          </table:table-cell>
          <table:table-cell table:style-name="ce61" office:value-type="string" calcext:value-type="string">
            <text:p><text:span text:style-name="T3">MASC.</text:span><text:span text:style-name="T4">  KAIQUE/ANA CARLA/JONNY </text:span><text:span text:style-name="T5">FEMIN.</text:span><text:span text:style-name="T4">: JONATA /CHRISTIAN//RODRIGO</text:span></text:p>
          </table:table-cell>
          <table:table-cell table:style-name="ce61" office:value-type="string" calcext:value-type="string">
            <text:p><text:span text:style-name="T3">MASC.</text:span><text:span text:style-name="T4">: DAYLANE/VITOR HUGO </text:span><text:span text:style-name="T5">FEMIN.</text:span><text:span text:style-name="T4">:  /HELENA /EDUARDO/WILL</text:span></text:p>
          </table:table-cell>
          <table:table-cell table:style-name="ce82" office:value-type="string" calcext:value-type="string">
            <text:p><text:span text:style-name="T3">MASC.</text:span><text:span text:style-name="T4">:  JONATA / RODRIGOI/JONNY/ </text:span><text:span text:style-name="T5">FEMIN.</text:span><text:span text:style-name="T4">:  KAIQUE/ CHRYSTIAN/ANA CARLA </text:span></text:p>
          </table:table-cell>
          <table:table-cell table:style-name="ce96" office:value-type="string" calcext:value-type="string">
            <text:p><text:span text:style-name="T3">MASC.</text:span><text:span text:style-name="T4">:/EDUARDO/WILL </text:span><text:span text:style-name="T5">FEMIN.</text:span><text:span text:style-name="T4">DAYLANE/HELENA/VITOR HUG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59" table:number-matrix-columns-spanned="7" table:number-matrix-rows-spanned="1" table:formula="of:=DiasESemanas+DATE(AnoCivil;2;1)-WEEKDAY(DATE(AnoCivil;2;1);(InícioDaSemana=&quot;Seg&quot;)+1)+8" office:value-type="date" office:date-value="2026-02-08" calcext:value-type="date">
            <text:p>8</text:p>
          </table:table-cell>
          <table:table-cell table:style-name="ce18" office:value-type="date" office:date-value="2026-02-09" calcext:value-type="date">
            <text:p>9</text:p>
          </table:table-cell>
          <table:table-cell table:style-name="ce18" office:value-type="date" office:date-value="2026-02-10" calcext:value-type="date">
            <text:p>10</text:p>
          </table:table-cell>
          <table:table-cell table:style-name="ce18" office:value-type="date" office:date-value="2026-02-11" calcext:value-type="date">
            <text:p>11</text:p>
          </table:table-cell>
          <table:table-cell table:style-name="ce18" office:value-type="date" office:date-value="2026-02-12" calcext:value-type="date">
            <text:p>12</text:p>
          </table:table-cell>
          <table:table-cell table:style-name="ce81" office:value-type="date" office:date-value="2026-02-13" calcext:value-type="date">
            <text:p>13</text:p>
          </table:table-cell>
          <table:table-cell table:style-name="ce86" office:value-type="date" office:date-value="2026-02-14" calcext:value-type="date">
            <text:p>1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51" office:value-type="string" calcext:value-type="string">
            <text:p><text:span text:style-name="T3">MASC.:</text:span><text:span text:style-name="T4"> KAIQUE/ANA CARLA/RODRIGO   </text:span><text:span text:style-name="T5">FEMIN.</text:span><text:span text:style-name="T4">:JONATA/ /JONNY/CHRISTIAN </text:span></text:p>
          </table:table-cell>
          <table:table-cell table:style-name="ce68" office:value-type="string" calcext:value-type="string">
            <text:p><text:span text:style-name="T3">MASC.:</text:span><text:span text:style-name="T4"> DAYLANE/EDUARDO/ IVO  </text:span><text:span text:style-name="T5">FEMIN.:</text:span><text:span text:style-name="T4"> WILL /HELENA/VITOR HUGO</text:span></text:p>
          </table:table-cell>
          <table:table-cell table:style-name="ce68" office:value-type="string" calcext:value-type="string">
            <text:p><text:span text:style-name="T3">MASC.:</text:span><text:span text:style-name="T4"> JONATA/CHRISTIAN/ANA CARLA </text:span><text:span text:style-name="T5">FEMIN.:</text:span><text:span text:style-name="T4">  JONNY/KAIQUE/ /RODRIGO</text:span></text:p>
          </table:table-cell>
          <table:table-cell table:style-name="ce17" office:value-type="string" calcext:value-type="string">
            <text:p><text:span text:style-name="T3">MASC.: </text:span><text:span text:style-name="T4">HELENA /WILL/VITOR HUGO</text:span><text:span text:style-name="T5">FEMIN.</text:span><text:span text:style-name="T4">EDUARDO/DAYLANE/IVO</text:span></text:p>
          </table:table-cell>
          <table:table-cell table:style-name="ce17" office:value-type="string" calcext:value-type="string">
            <text:p><text:span text:style-name="T3">MASC.:</text:span><text:span text:style-name="T4">  RODRIGO/CHRISTIAN/ANA CARLA</text:span><text:span text:style-name="T5"> FEMIN.:</text:span><text:span text:style-name="T4"> KAIQUE/JONATA/JONNY/INGRID </text:span></text:p>
          </table:table-cell>
          <table:table-cell table:style-name="ce80" office:value-type="string" calcext:value-type="string">
            <text:p><text:span text:style-name="T3">MASC.:</text:span><text:span text:style-name="T4">  WILL/EDUARDO/VITOR HUGO  </text:span><text:span text:style-name="T5">FEMIN.:</text:span><text:span text:style-name="T4"> DAYLANE/HELENA/IVO </text:span></text:p>
          </table:table-cell>
          <table:table-cell table:style-name="ce78" office:value-type="string" calcext:value-type="string">
            <text:p><text:span text:style-name="T3">MASC.:</text:span><text:span text:style-name="T4"> JONNY/JONATA/INGRID </text:span><text:span text:style-name="T5">FEMIN.:</text:span><text:span text:style-name="T4"> /KAIQUE/CHRISTIAN/ANA CARLA/RODRIG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59" table:number-matrix-columns-spanned="7" table:number-matrix-rows-spanned="1" table:formula="of:=DiasESemanas+DATE(AnoCivil;2;1)-WEEKDAY(DATE(AnoCivil;2;1);(InícioDaSemana=&quot;Seg&quot;)+1)+15" office:value-type="date" office:date-value="2026-02-15" calcext:value-type="date">
            <text:p>15</text:p>
          </table:table-cell>
          <table:table-cell table:style-name="ce18" office:value-type="date" office:date-value="2026-02-16" calcext:value-type="date">
            <text:p>16</text:p>
          </table:table-cell>
          <table:table-cell table:style-name="ce18" office:value-type="date" office:date-value="2026-02-17" calcext:value-type="date">
            <text:p>17</text:p>
          </table:table-cell>
          <table:table-cell table:style-name="ce18" office:value-type="date" office:date-value="2026-02-18" calcext:value-type="date">
            <text:p>18</text:p>
          </table:table-cell>
          <table:table-cell table:style-name="ce18" office:value-type="date" office:date-value="2026-02-19" calcext:value-type="date">
            <text:p>19</text:p>
          </table:table-cell>
          <table:table-cell table:style-name="ce81" office:value-type="date" office:date-value="2026-02-20" calcext:value-type="date">
            <text:p>20</text:p>
          </table:table-cell>
          <table:table-cell table:style-name="ce86" office:value-type="date" office:date-value="2026-02-21" calcext:value-type="date">
            <text:p>2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51" office:value-type="string" calcext:value-type="string">
            <text:p><text:span text:style-name="T3">MASC.:</text:span><text:span text:style-name="T4">  HELENA/EDUARDO/VITOR HUGO</text:span><text:span text:style-name="T5"> FEMIN.</text:span><text:span text:style-name="T4">:  DAYLANE/WIL/IVO</text:span></text:p>
          </table:table-cell>
          <table:table-cell table:style-name="ce17" office:value-type="string" calcext:value-type="string">
            <text:p><text:span text:style-name="T3">MASC.:</text:span><text:span text:style-name="T4">  KAIQUE/ANA CARLA /CHRISTIAN </text:span><text:span text:style-name="T5">FEMIN</text:span><text:span text:style-name="T4">.:JONATA /JONNY/RODRIGO/INGRID</text:span></text:p>
          </table:table-cell>
          <table:table-cell table:style-name="ce17" office:value-type="string" calcext:value-type="string">
            <text:p><text:span text:style-name="T3">MASC.</text:span><text:span text:style-name="T4">: DAYLANE /  EDUARDO/IVO</text:span><text:span text:style-name="T5"> FEMIN.</text:span><text:span text:style-name="T4">:   /WILL/HELENA/VITOR HUGO</text:span></text:p>
          </table:table-cell>
          <table:table-cell table:style-name="ce17" office:value-type="string" calcext:value-type="string">
            <text:p><text:span text:style-name="T3">MASC.: </text:span><text:span text:style-name="T4"> INGRID/JONATA/ANA CARLA </text:span><text:span text:style-name="T5">FEMIN.:</text:span><text:span text:style-name="T4"> RODRIGO / KAIQUE//CHRYSTIAN/JONNY</text:span></text:p>
          </table:table-cell>
          <table:table-cell table:style-name="ce17" office:value-type="string" calcext:value-type="string">
            <text:p><text:span text:style-name="T3">MASC.</text:span><text:span text:style-name="T4"> HELENA/WILL/VITOR HUGO </text:span><text:span text:style-name="T5">FEMIN.</text:span><text:span text:style-name="T4">:EDUARDO/DAYLANE/ IVO</text:span></text:p>
          </table:table-cell>
          <table:table-cell table:style-name="ce80" office:value-type="string" calcext:value-type="string">
            <text:p><text:span text:style-name="T3">MASC.:</text:span><text:span text:style-name="T4"> KAIQUE/ /CHRISTIAN /JONATA</text:span><text:span text:style-name="T5">FEMIN.</text:span><text:span text:style-name="T4">:ANA CARLA / JONNY/RODRIGO/INGRID</text:span></text:p>
          </table:table-cell>
          <table:table-cell table:style-name="ce78" office:value-type="string" calcext:value-type="string">
            <text:p><text:span text:style-name="T3">MASC.:</text:span><text:span text:style-name="T4">/EDUARDO /WILL/DAYLANE  </text:span><text:span text:style-name="T5">FEMIN.</text:span><text:span text:style-name="T4">: /HELENA/IVO/VITOR HUG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59" table:number-matrix-columns-spanned="7" table:number-matrix-rows-spanned="1" table:formula="of:=DiasESemanas+DATE(AnoCivil;2;1)-WEEKDAY(DATE(AnoCivil;2;1);(InícioDaSemana=&quot;Seg&quot;)+1)+22" office:value-type="date" office:date-value="2026-02-22" calcext:value-type="date">
            <text:p>22</text:p>
          </table:table-cell>
          <table:table-cell table:style-name="ce18" office:value-type="date" office:date-value="2026-02-23" calcext:value-type="date">
            <text:p>23</text:p>
          </table:table-cell>
          <table:table-cell table:style-name="ce18" office:value-type="date" office:date-value="2026-02-24" calcext:value-type="date">
            <text:p>24</text:p>
          </table:table-cell>
          <table:table-cell table:style-name="ce18" office:value-type="date" office:date-value="2026-02-25" calcext:value-type="date">
            <text:p>25</text:p>
          </table:table-cell>
          <table:table-cell table:style-name="ce18" office:value-type="date" office:date-value="2026-02-26" calcext:value-type="date">
            <text:p>26</text:p>
          </table:table-cell>
          <table:table-cell table:style-name="ce81" office:value-type="date" office:date-value="2026-02-27" calcext:value-type="date">
            <text:p>27</text:p>
          </table:table-cell>
          <table:table-cell table:style-name="ce86" office:value-type="date" office:date-value="2026-02-28" calcext:value-type="date">
            <text:p>28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51" office:value-type="string" calcext:value-type="string">
            <text:p><text:span text:style-name="T3">MASC:</text:span><text:span text:style-name="T4"> ANA CARLA/JONNY/INGRID: </text:span><text:span text:style-name="T5">FEMIN.: </text:span><text:span text:style-name="T4">KAIQUE/IJONATA/CHRISTIAN/RODRIGO</text:span></text:p>
          </table:table-cell>
          <table:table-cell table:style-name="ce73" office:value-type="string" calcext:value-type="string">
            <text:p><text:span text:style-name="T3">MASC.:</text:span><text:span text:style-name="T4"> DAYLANE/HELENA/IVO </text:span><text:span text:style-name="T5">FEMIN.</text:span><text:span text:style-name="T4">: /   EDUARDO/WILL/VITOR HUGO</text:span></text:p>
          </table:table-cell>
          <table:table-cell table:style-name="ce17" office:value-type="string" calcext:value-type="string">
            <text:p><text:span text:style-name="T3">MASC.</text:span><text:span text:style-name="T4"> KAIQUE/ANA CARLA /JONNY </text:span><text:span text:style-name="T5">FEMIN.:</text:span><text:span text:style-name="T4"> JONATA/CHRYSTIAN/RODRIGO/INGRID</text:span></text:p>
          </table:table-cell>
          <table:table-cell table:style-name="ce73" office:value-type="string" calcext:value-type="string">
            <text:p><text:span text:style-name="T3">MASC.</text:span><text:span text:style-name="T4">  /WILL/HELENA/VITOR HUGO</text:span><text:span text:style-name="T5">FEMIN.:</text:span><text:span text:style-name="T4">  DAYLANE/EDUARDO/IVO</text:span></text:p>
          </table:table-cell>
          <table:table-cell table:style-name="ce17" office:value-type="string" calcext:value-type="string">
            <text:p><text:span text:style-name="T3">MASC.</text:span><text:span text:style-name="T4">: JONATA/INGRID /RODRIGO </text:span><text:span text:style-name="T5">FEMIN.</text:span><text:span text:style-name="T4">:  ANA CARLA/ CHRISTIAN/ KAIQUE/JONNY</text:span></text:p>
          </table:table-cell>
          <table:table-cell table:style-name="ce78" office:value-type="string" calcext:value-type="string">
            <text:p><text:span text:style-name="T3">MASC.:EDUARDO</text:span><text:span text:style-name="T4"> /IVO/DAYLANE </text:span><text:span text:style-name="T5">FEMIN.:</text:span><text:span text:style-name="T4"> HELENA//WILL/HELENA/VITOR HUGO</text:span></text:p>
          </table:table-cell>
          <table:table-cell table:style-name="ce78" office:value-type="string" calcext:value-type="string">
            <text:p><text:span text:style-name="T3">MASC.</text:span><text:span text:style-name="T4">: RODRIGO / /JONATA/ANA CARLA  </text:span><text:span text:style-name="T5">FEMIN.</text:span><text:span text:style-name="T4">: JONNY/KAIQUE/CHRYSTIAN/INGRID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56" table:number-matrix-columns-spanned="7" table:number-matrix-rows-spanned="1" table:formula="of:=DiasESemanas+DATE(AnoCivil;2;1)-WEEKDAY(DATE(AnoCivil;2;1);(InícioDaSemana=&quot;Seg&quot;)+1)+29" office:value-type="date" office:date-value="2026-03-01" calcext:value-type="date">
            <text:p>1</text:p>
          </table:table-cell>
          <table:table-cell table:style-name="ce63" office:value-type="date" office:date-value="2026-03-02" calcext:value-type="date">
            <text:p>2</text:p>
          </table:table-cell>
          <table:table-cell table:style-name="ce63" office:value-type="date" office:date-value="2026-03-03" calcext:value-type="date">
            <text:p>3</text:p>
          </table:table-cell>
          <table:table-cell table:style-name="ce63" office:value-type="date" office:date-value="2026-03-04" calcext:value-type="date">
            <text:p>4</text:p>
          </table:table-cell>
          <table:table-cell table:style-name="ce63" office:value-type="date" office:date-value="2026-03-05" calcext:value-type="date">
            <text:p>5</text:p>
          </table:table-cell>
          <table:table-cell table:style-name="ce79" office:value-type="date" office:date-value="2026-03-06" calcext:value-type="date">
            <text:p>6</text:p>
          </table:table-cell>
          <table:table-cell table:style-name="ce89" office:value-type="date" office:date-value="2026-03-07" calcext:value-type="date">
            <text:p>7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64"/>
          <table:table-cell table:style-name="ce17"/>
          <table:table-cell table:style-name="ce73"/>
          <table:table-cell table:style-name="ce17"/>
          <table:table-cell table:style-name="ce73"/>
          <table:table-cell table:style-name="ce80"/>
          <table:table-cell table:style-name="ce78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56" table:number-matrix-columns-spanned="2" table:number-matrix-rows-spanned="1" table:formula="of:=DiasESemanas+DATE(AnoCivil;2;1)-WEEKDAY(DATE(AnoCivil;2;1);(InícioDaSemana=&quot;Seg&quot;)+1)+36" office:value-type="date" office:date-value="2026-03-08" calcext:value-type="date">
            <text:p>8</text:p>
          </table:table-cell>
          <table:table-cell table:style-name="ce63" office:value-type="date" office:date-value="2026-03-09" calcext:value-type="date">
            <text:p>9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51"/>
          <table:table-cell table:style-name="ce17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Fevereiro</svg:desc>
              <text:p text:style-name="P3"><text:span text:style-name="T2">FEVEREIR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calcext:conditional-formats>
          <calcext:conditional-format calcext:target-range-address="Fevereiro.C12:Fevereiro.C12 Fevereiro.C3:Fevereiro.H3 Fevereiro.C4:Fevereiro.C4 Fevereiro.E4:Fevereiro.H4">
            <calcext:condition calcext:apply-style-name="ConditionalStyle_101" calcext:value="formula-is(DAY([.C3])&gt;8)" calcext:base-cell-address="Fevereiro.C3"/>
          </calcext:conditional-format>
          <calcext:conditional-format calcext:target-range-address="Fevereiro.H10:Fevereiro.H10 Fevereiro.I3:Fevereiro.I12">
            <calcext:condition calcext:apply-style-name="ConditionalStyle_90" calcext:value="formula-is([.$I$2]=&quot;DOM&quot;)" calcext:base-cell-address="Fevereiro.H3"/>
          </calcext:conditional-format>
          <calcext:conditional-format calcext:target-range-address="Fevereiro.D10:Fevereiro.D10 Fevereiro.E12:Fevereiro.E12 Fevereiro.F10:Fevereiro.F10 Fevereiro.G12:Fevereiro.G12">
            <calcext:condition calcext:apply-style-name="ConditionalStyle_98" calcext:value="formula-is([.$I$2]=&quot;DOM&quot;)" calcext:base-cell-address="Fevereiro.D10"/>
            <calcext:condition calcext:apply-style-name="ConditionalStyle_97" calcext:value="formula-is([.D$2]=&quot;SÁB&quot;)" calcext:base-cell-address="Fevereiro.D10"/>
          </calcext:conditional-format>
          <calcext:conditional-format calcext:target-range-address="Fevereiro.H3:Fevereiro.H12 Fevereiro.I3:Fevereiro.I3 Fevereiro.I5:Fevereiro.I12">
            <calcext:condition calcext:apply-style-name="ConditionalStyle_89" calcext:value="formula-is([.H$2]=&quot;SÁB&quot;)" calcext:base-cell-address="Fevereiro.H3"/>
          </calcext:conditional-format>
          <calcext:conditional-format calcext:target-range-address="Fevereiro.C3:Fevereiro.C14">
            <calcext:condition calcext:apply-style-name="ConditionalStyle_102" calcext:value="formula-is([.C$2]=&quot;DOM&quot;)" calcext:base-cell-address="Fevereiro.C3"/>
          </calcext:conditional-format>
          <calcext:conditional-format calcext:target-range-address="Fevereiro.C11:Fevereiro.I11 Fevereiro.C13:Fevereiro.D13">
            <calcext:condition calcext:apply-style-name="ConditionalStyle_99" calcext:value="formula-is(AND(DAY([.C11])&gt;=1;DAY([.C11])&lt;=15))" calcext:base-cell-address="Fevereiro.C11"/>
          </calcext:conditional-format>
          <calcext:conditional-format calcext:target-range-address="Fevereiro.I4:Fevereiro.I4">
            <calcext:condition calcext:apply-style-name="ConditionalStyle_89" calcext:value="formula-is([.I$2]=&quot;SÁB&quot;)" calcext:base-cell-address="Fevereiro.I4"/>
          </calcext:conditional-format>
          <calcext:conditional-format calcext:target-range-address="Fevereiro.D4:Fevereiro.D4">
            <calcext:condition calcext:apply-style-name="ConditionalStyle_101" calcext:value="formula-is(DAY([.D4])&gt;8)" calcext:base-cell-address="Fevereiro.D4"/>
          </calcext:conditional-format>
        </calcext:conditional-formats>
      </table:table>
      <table:table table:name="Março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17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6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MARÇO" calcext:value-type="string">
            <text:p/>
          </table:table-cell>
          <table:table-cell table:style-name="ce87" table:content-validation-name="val16" table:formula="of:=dominc4" office:value-type="string" office:string-value="" calcext:value-type="error">
            <text:p>#NOME?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99" table:content-validation-name="val5" table:number-matrix-columns-spanned="7" table:number-matrix-rows-spanned="1" table:formula="of:=DiasESemanas+DATE(AnoCivil;3;1)-WEEKDAY(DATE(AnoCivil;3;1);(InícioDaSemana=&quot;Seg&quot;)+1)+1" office:value-type="date" office:date-value="2026-03-01" calcext:value-type="date">
            <text:p>1</text:p>
          </table:table-cell>
          <table:table-cell table:style-name="ce112" office:value-type="date" office:date-value="2026-03-02" calcext:value-type="date">
            <text:p>2</text:p>
          </table:table-cell>
          <table:table-cell table:style-name="ce112" office:value-type="date" office:date-value="2026-03-03" calcext:value-type="date">
            <text:p>3</text:p>
          </table:table-cell>
          <table:table-cell table:style-name="ce112" office:value-type="date" office:date-value="2026-03-04" calcext:value-type="date">
            <text:p>4</text:p>
          </table:table-cell>
          <table:table-cell table:style-name="ce112" office:value-type="date" office:date-value="2026-03-05" calcext:value-type="date">
            <text:p>5</text:p>
          </table:table-cell>
          <table:table-cell table:style-name="ce125" office:value-type="date" office:date-value="2026-03-06" calcext:value-type="date">
            <text:p>6</text:p>
          </table:table-cell>
          <table:table-cell table:style-name="ce133" office:value-type="date" office:date-value="2026-03-07" calcext:value-type="date">
            <text:p>7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00" table:content-validation-name="val6" office:value-type="string" calcext:value-type="string">
            <text:p><text:span text:style-name="T3">MASC.: </text:span><text:span text:style-name="T4">WILL / DAYLANE/TAYNA/ALEXANDRE  </text:span><text:span text:style-name="T5">FEMIN.:</text:span><text:span text:style-name="T4"> HELENA /  /IVO/LETICIA/JONNY</text:span></text:p>
          </table:table-cell>
          <table:table-cell table:style-name="ce114" office:value-type="string" calcext:value-type="string">
            <text:p><text:span text:style-name="T3">MASC.</text:span><text:span text:style-name="T4">  KAIQUE/ANA CARLA/FELIPE/ </text:span><text:span text:style-name="T5">FEMIN.</text:span><text:span text:style-name="T4">: JONATA /CHRISTIAN/RODRIGO/INGRID</text:span></text:p>
          </table:table-cell>
          <table:table-cell table:style-name="ce114" office:value-type="string" calcext:value-type="string">
            <text:p><text:span text:style-name="T3">MASC.:</text:span><text:span text:style-name="T4"> HELENA/IVO/LETICIA/JONNY </text:span><text:span text:style-name="T5">FEMIN.:</text:span><text:span text:style-name="T4"> DAYLANE / WILL/TAYNA/ALEXANDRE</text:span></text:p>
          </table:table-cell>
          <table:table-cell table:style-name="ce114" office:value-type="string" calcext:value-type="string">
            <text:p><text:span text:style-name="T3">MASC.</text:span><text:span text:style-name="T4">:  JONATA /CHRYSTIAN/RODRGO </text:span><text:span text:style-name="T5">FEMIN.</text:span><text:span text:style-name="T4">:  KAIQUE/FELIPE INGRID/ANA CARLA </text:span></text:p>
          </table:table-cell>
          <table:table-cell table:style-name="ce114" office:value-type="string" calcext:value-type="string">
            <text:p><text:span text:style-name="T3">MASC.</text:span><text:span text:style-name="T4">: DAYLANE/IVO/ALEXANDRE/TAYNA </text:span><text:span text:style-name="T5">FEMIN.</text:span><text:span text:style-name="T4">:  /HELENA /WILL/LETICIA/JONNY</text:span></text:p>
          </table:table-cell>
          <table:table-cell table:style-name="ce126" office:value-type="string" calcext:value-type="string">
            <text:p><text:span text:style-name="T3">MASC.:</text:span><text:span text:style-name="T4"> KAIQUE/ /ANA CARLA /INGRID </text:span><text:span text:style-name="T5">FEMIN.</text:span><text:span text:style-name="T4">:JONATA /CHRISTIAN/RODRIGO/FELIPE</text:span></text:p>
          </table:table-cell>
          <table:table-cell table:style-name="ce119" office:value-type="string" calcext:value-type="string">
            <text:p><text:span text:style-name="T3">MASC.</text:span><text:span text:style-name="T4">:WILL/HELENA/TAYNA/JONNY </text:span><text:span text:style-name="T5">FEMIN.</text:span><text:span text:style-name="T4">DAYLANE/IVO/LETICIA/ALEXANDR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91" table:number-matrix-columns-spanned="7" table:number-matrix-rows-spanned="1" table:formula="of:=DiasESemanas+DATE(AnoCivil;3;1)-WEEKDAY(DATE(AnoCivil;3;1);(InícioDaSemana=&quot;Seg&quot;)+1)+8" office:value-type="date" office:date-value="2026-03-08" calcext:value-type="date">
            <text:p>8</text:p>
          </table:table-cell>
          <table:table-cell table:style-name="ce18" office:value-type="date" office:date-value="2026-03-09" calcext:value-type="date">
            <text:p>9</text:p>
          </table:table-cell>
          <table:table-cell table:style-name="ce18" office:value-type="date" office:date-value="2026-03-10" calcext:value-type="date">
            <text:p>10</text:p>
          </table:table-cell>
          <table:table-cell table:style-name="ce18" office:value-type="date" office:date-value="2026-03-11" calcext:value-type="date">
            <text:p>11</text:p>
          </table:table-cell>
          <table:table-cell table:style-name="ce18" office:value-type="date" office:date-value="2026-03-12" calcext:value-type="date">
            <text:p>12</text:p>
          </table:table-cell>
          <table:table-cell table:style-name="ce128" office:value-type="date" office:date-value="2026-03-13" calcext:value-type="date">
            <text:p>13</text:p>
          </table:table-cell>
          <table:table-cell table:style-name="ce120" office:value-type="date" office:date-value="2026-03-14" calcext:value-type="date">
            <text:p>1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98" office:value-type="string" calcext:value-type="string">
            <text:p><text:span text:style-name="T3">MASC.:</text:span><text:span text:style-name="T4"> JONATA/CHRISTIAN/RODRIGO</text:span><text:span text:style-name="T5">FEMIN.:</text:span><text:span text:style-name="T4">ANA CARLA/KAIQUE/I /INGRID/FELIPE</text:span></text:p>
          </table:table-cell>
          <table:table-cell table:style-name="ce101" office:value-type="string" calcext:value-type="string">
            <text:p><text:span text:style-name="T3">MASC.:</text:span><text:span text:style-name="T4"> DAYLANE/WILL ALEXANDRE//LETICIA </text:span><text:span text:style-name="T5">FEMIN.:</text:span><text:span text:style-name="T4"> IVO /HELENA/JONNY/TAYNA</text:span></text:p>
          </table:table-cell>
          <table:table-cell table:style-name="ce101" office:value-type="string" calcext:value-type="string">
            <text:p><text:span text:style-name="T3">MASC.</text:span><text:span text:style-name="T4"> /KAIQUE/FELIPE/RODRIGO/INGRID  </text:span><text:span text:style-name="T5">FEMIN.</text:span><text:span text:style-name="T4">: ANA CARLA /JONATA /CHRYSTIAN</text:span></text:p>
          </table:table-cell>
          <table:table-cell table:style-name="ce105" office:value-type="string" calcext:value-type="string">
            <text:p><text:span text:style-name="T6">MASC.: </text:span><text:span text:style-name="T7">HELENA/IVO/ TAYNA/JONNY</text:span><text:span text:style-name="T4"> </text:span><text:span text:style-name="T5">FEMIN.:</text:span><text:span text:style-name="T4">/WILL/DAYLANE/LETICIA/ALEXANDRE</text:span></text:p>
          </table:table-cell>
          <table:table-cell table:style-name="ce101" office:value-type="string" calcext:value-type="string">
            <text:p><text:span text:style-name="T3">MASC.:</text:span><text:span text:style-name="T4">  JONATA/CHRISTIAN/INGRID</text:span><text:span text:style-name="T5"> FEMIN.:</text:span><text:span text:style-name="T4">RODRIGO/KAIQUE/ANA CARLA/FELIPE</text:span></text:p>
          </table:table-cell>
          <table:table-cell table:style-name="ce113" office:value-type="string" calcext:value-type="string">
            <text:p><text:span text:style-name="T3">MASC.:</text:span><text:span text:style-name="T4">  /WILL/IVO/ALEXANDRE/JONNY  </text:span><text:span text:style-name="T5">FEMIN.:</text:span><text:span text:style-name="T4"> DAYLANE/HELENA/TAYNA/LETICIA</text:span></text:p>
          </table:table-cell>
          <table:table-cell table:style-name="ce121" office:value-type="string" calcext:value-type="string">
            <text:p><text:span text:style-name="T3">MASC.:</text:span><text:span text:style-name="T4"> RODRIGO/JONATA/ KAIQUE/ANA CARLA </text:span><text:span text:style-name="T5">FEMIN.:</text:span><text:span text:style-name="T4">    FELIPE/CHRISTIAN/ /INGRID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91" table:number-matrix-columns-spanned="7" table:number-matrix-rows-spanned="1" table:formula="of:=DiasESemanas+DATE(AnoCivil;3;1)-WEEKDAY(DATE(AnoCivil;3;1);(InícioDaSemana=&quot;Seg&quot;)+1)+15" office:value-type="date" office:date-value="2026-03-15" calcext:value-type="date">
            <text:p>15</text:p>
          </table:table-cell>
          <table:table-cell table:style-name="ce18" office:value-type="date" office:date-value="2026-03-16" calcext:value-type="date">
            <text:p>16</text:p>
          </table:table-cell>
          <table:table-cell table:style-name="ce18" office:value-type="date" office:date-value="2026-03-17" calcext:value-type="date">
            <text:p>17</text:p>
          </table:table-cell>
          <table:table-cell table:style-name="ce18" office:value-type="date" office:date-value="2026-03-18" calcext:value-type="date">
            <text:p>18</text:p>
          </table:table-cell>
          <table:table-cell table:style-name="ce18" office:value-type="date" office:date-value="2026-03-19" calcext:value-type="date">
            <text:p>19</text:p>
          </table:table-cell>
          <table:table-cell table:style-name="ce128" office:value-type="date" office:date-value="2026-03-20" calcext:value-type="date">
            <text:p>20</text:p>
          </table:table-cell>
          <table:table-cell table:style-name="ce120" office:value-type="date" office:date-value="2026-03-21" calcext:value-type="date">
            <text:p>2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98" office:value-type="string" calcext:value-type="string">
            <text:p><text:span text:style-name="T3">MASC.:</text:span><text:span text:style-name="T4">   HELENA/IJONNY/LETICIA/ALEXANDRE</text:span><text:span text:style-name="T5"> FEMIN.</text:span><text:span text:style-name="T4">:  DAYLANE/WILL/IVO/TAYNA</text:span></text:p>
          </table:table-cell>
          <table:table-cell table:style-name="ce105" office:value-type="string" calcext:value-type="string">
            <text:p><text:span text:style-name="T3">MASC.:</text:span><text:span text:style-name="T4">  KAIQUE/ /CHRISTIAN/ANA CARLA/INGRID </text:span><text:span text:style-name="T5">FEMIN</text:span><text:span text:style-name="T4">.:JONATA /FELIPE/RODRIGO</text:span></text:p>
          </table:table-cell>
          <table:table-cell table:style-name="ce105" office:value-type="string" calcext:value-type="string">
            <text:p><text:span text:style-name="T3">MASC.</text:span><text:span text:style-name="T4">: DAYLANE /  WILL/TAYNA/IVO</text:span><text:span text:style-name="T5"> FEMIN.</text:span><text:span text:style-name="T4">:  /HELENA/LETICIA/JONNY/ALEXANDRE</text:span></text:p>
          </table:table-cell>
          <table:table-cell table:style-name="ce101" office:value-type="string" calcext:value-type="string">
            <text:p><text:span text:style-name="T3">MASC.: </text:span><text:span text:style-name="T4"> IGRID/FELIPE/RODRIGO </text:span><text:span text:style-name="T5">FEMIN.:</text:span><text:span text:style-name="T4">JONATA/ KAIQUE//CHRYSTIAN/ANA CARLA</text:span></text:p>
          </table:table-cell>
          <table:table-cell table:style-name="ce101" office:value-type="string" calcext:value-type="string">
            <text:p><text:span text:style-name="T3">MASC.</text:span><text:span text:style-name="T4">HELENA/ IVOJONNY/ALEXANDRE </text:span><text:span text:style-name="T5">FEMIN.</text:span><text:span text:style-name="T4">:WILL/DAYLANE/LETICIA/TAYNA </text:span></text:p>
          </table:table-cell>
          <table:table-cell table:style-name="ce129" office:value-type="string" calcext:value-type="string">
            <text:p><text:span text:style-name="T3">MASC.:</text:span><text:span text:style-name="T4"> KAIQUE/ /CHRISTIAN/ANA CARLA </text:span><text:span text:style-name="T5">FEMIN.</text:span><text:span text:style-name="T4">: /JONATA/ INGRID/RODRIGO/FELIPE</text:span></text:p>
          </table:table-cell>
          <table:table-cell table:style-name="ce135" office:value-type="string" calcext:value-type="string">
            <text:p><text:span text:style-name="T3">MASC.:</text:span><text:span text:style-name="T4">/WILL /IVO/JONNY/LETICIA </text:span><text:span text:style-name="T5">FEMIN.</text:span><text:span text:style-name="T4">:/DAYLANE/HELENA/TAYNA/ALEXANDR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91" table:number-matrix-columns-spanned="7" table:number-matrix-rows-spanned="1" table:formula="of:=DiasESemanas+DATE(AnoCivil;3;1)-WEEKDAY(DATE(AnoCivil;3;1);(InícioDaSemana=&quot;Seg&quot;)+1)+22" office:value-type="date" office:date-value="2026-03-22" calcext:value-type="date">
            <text:p>22</text:p>
          </table:table-cell>
          <table:table-cell table:style-name="ce18" office:value-type="date" office:date-value="2026-03-23" calcext:value-type="date">
            <text:p>23</text:p>
          </table:table-cell>
          <table:table-cell table:style-name="ce18" office:value-type="date" office:date-value="2026-03-24" calcext:value-type="date">
            <text:p>24</text:p>
          </table:table-cell>
          <table:table-cell table:style-name="ce18" office:value-type="date" office:date-value="2026-03-25" calcext:value-type="date">
            <text:p>25</text:p>
          </table:table-cell>
          <table:table-cell table:style-name="ce18" office:value-type="date" office:date-value="2026-03-26" calcext:value-type="date">
            <text:p>26</text:p>
          </table:table-cell>
          <table:table-cell table:style-name="ce128" office:value-type="date" office:date-value="2026-03-27" calcext:value-type="date">
            <text:p>27</text:p>
          </table:table-cell>
          <table:table-cell table:style-name="ce120" office:value-type="date" office:date-value="2026-03-28" calcext:value-type="date">
            <text:p>28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94" office:value-type="string" calcext:value-type="string">
            <text:p><text:span text:style-name="T3">MASC:</text:span><text:span text:style-name="T4"> JONATA//RODRIGO/INGRID</text:span><text:span text:style-name="T5">FEMIN.: </text:span><text:span text:style-name="T4">KAIQUE/IFELIPE/ANA CARLA/CHRISTIAN</text:span></text:p>
          </table:table-cell>
          <table:table-cell table:style-name="ce101" office:value-type="string" calcext:value-type="string">
            <text:p><text:span text:style-name="T3">MASC.:</text:span><text:span text:style-name="T4"> DAYLANE/ IVO/ALEXANDRE/TAYNA</text:span><text:span text:style-name="T5">FEMIN.</text:span><text:span text:style-name="T4">: HELENA/  WILL/LETICIA/JONNY</text:span></text:p>
          </table:table-cell>
          <table:table-cell table:style-name="ce105" office:value-type="string" calcext:value-type="string">
            <text:p><text:span text:style-name="T3">MASC.</text:span><text:span text:style-name="T4"> KAIQUE/ANA CARLA /INGRID </text:span><text:span text:style-name="T5">FEMIN.:</text:span><text:span text:style-name="T4"> JONATA/CHRYSTIANFELIPE/RODRIGO</text:span></text:p>
          </table:table-cell>
          <table:table-cell table:style-name="ce105" office:value-type="string" calcext:value-type="string">
            <text:p><text:span text:style-name="T3">MASC.</text:span><text:span text:style-name="T4">  /WILL/HELENA/JONNY/LETICIA</text:span><text:span text:style-name="T5">FEMIN.:</text:span><text:span text:style-name="T4"> / DAYLANE/IVO/TAYNA/ALEXANDRE</text:span></text:p>
          </table:table-cell>
          <table:table-cell table:style-name="ce105" office:value-type="string" calcext:value-type="string">
            <text:p><text:span text:style-name="T3">MASC.</text:span><text:span text:style-name="T4">: /JONATA /RODRIGO/CHRISTYAN </text:span><text:span text:style-name="T5">FEMIN.</text:span><text:span text:style-name="T4">:  ANA CARLA/ INGRID/ KAIQUE/FELIPE</text:span></text:p>
          </table:table-cell>
          <table:table-cell table:style-name="ce113" office:value-type="string" calcext:value-type="string">
            <text:p><text:span text:style-name="T3">MASC.:</text:span><text:span text:style-name="T4">DAYLANE/IVO/TAYNA/WILL </text:span><text:span text:style-name="T5">FEMIN.:</text:span><text:span text:style-name="T4"> HELENA//ALEXANDRE/LETICIA/JONNY</text:span></text:p>
          </table:table-cell>
          <table:table-cell table:style-name="ce121" office:value-type="string" calcext:value-type="string">
            <text:p><text:span text:style-name="T3">MASC.</text:span><text:span text:style-name="T4">: KAIQUE/CHRISTIAN /INGRID </text:span><text:span text:style-name="T5">FEMIN.</text:span><text:span text:style-name="T4">: RODRIGO / FELIPE/JONATA/ANA CARLA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95" table:number-matrix-columns-spanned="7" table:number-matrix-rows-spanned="1" table:formula="of:=DiasESemanas+DATE(AnoCivil;3;1)-WEEKDAY(DATE(AnoCivil;3;1);(InícioDaSemana=&quot;Seg&quot;)+1)+29" office:value-type="date" office:date-value="2026-03-29" calcext:value-type="date">
            <text:p>29</text:p>
          </table:table-cell>
          <table:table-cell table:style-name="ce104" office:value-type="date" office:date-value="2026-03-30" calcext:value-type="date">
            <text:p>30</text:p>
          </table:table-cell>
          <table:table-cell table:style-name="ce104" office:value-type="date" office:date-value="2026-03-31" calcext:value-type="date">
            <text:p>31</text:p>
          </table:table-cell>
          <table:table-cell table:style-name="ce104" office:value-type="date" office:date-value="2026-04-01" calcext:value-type="date">
            <text:p>1</text:p>
          </table:table-cell>
          <table:table-cell table:style-name="ce104" office:value-type="date" office:date-value="2026-04-02" calcext:value-type="date">
            <text:p>2</text:p>
          </table:table-cell>
          <table:table-cell table:style-name="ce115" office:value-type="date" office:date-value="2026-04-03" calcext:value-type="date">
            <text:p>3</text:p>
          </table:table-cell>
          <table:table-cell table:style-name="ce123" office:value-type="date" office:date-value="2026-04-04" calcext:value-type="date">
            <text:p>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94" office:value-type="string" calcext:value-type="string">
            <text:p><text:span text:style-name="T3">MASC.:</text:span><text:span text:style-name="T4"> HELENA/IVO/LETICIA/JONNY </text:span><text:span text:style-name="T5">FEMIN.:</text:span><text:span text:style-name="T4"> /DAYLANE/WILL/TAYNA/ALEXANDRE</text:span></text:p>
          </table:table-cell>
          <table:table-cell table:style-name="ce101" office:value-type="string" calcext:value-type="string">
            <text:p><text:span text:style-name="T3">MASC.</text:span><text:span text:style-name="T4">:JONATA/J/ANA CARLA/INGRID </text:span><text:span text:style-name="T5">FEMIN.</text:span><text:span text:style-name="T4">:   KAIQUE/RODRIGO/FELIPE/CHRISTYAN</text:span></text:p>
          </table:table-cell>
          <table:table-cell table:style-name="ce68" office:value-type="string" calcext:value-type="string">
            <text:p><text:span text:style-name="T3">MASC.:</text:span><text:span text:style-name="T4">  / DAYLANE/ WILL/ALEXANDRE/TAYNA </text:span><text:span text:style-name="T5">FEMIN.:</text:span><text:span text:style-name="T4"> HELENA /IVO/LETICIA/JONNY</text:span></text:p>
          </table:table-cell>
          <table:table-cell table:style-name="ce105" table:number-columns-repeated="2"/>
          <table:table-cell table:style-name="ce113"/>
          <table:table-cell table:style-name="ce121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10" table:number-matrix-columns-spanned="2" table:number-matrix-rows-spanned="1" table:formula="of:=DiasESemanas+DATE(AnoCivil;3;1)-WEEKDAY(DATE(AnoCivil;3;1);(InícioDaSemana=&quot;Seg&quot;)+1)+36" office:value-type="date" office:date-value="2026-04-05" calcext:value-type="date">
            <text:p>5</text:p>
          </table:table-cell>
          <table:table-cell table:style-name="ce122" office:value-type="date" office:date-value="2026-04-06" calcext:value-type="date">
            <text:p>6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97"/>
          <table:table-cell table:style-name="ce107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Março</svg:desc>
              <text:p text:style-name="P3"><text:span text:style-name="T2">MARÇ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named-expressions>
          <table:named-range table:name="ColunaTítuloRegião1..I12.3" table:base-cell-address="$Janeiro.$A$1" table:cell-range-address="$Março.$C$2"/>
          <table:named-range table:name="ColunaTítuloRegião2..D14.3" table:base-cell-address="$Janeiro.$A$1" table:cell-range-address="$Março.$C$2"/>
          <table:named-range table:name="LinhaTítuloRegião1..F13.3" table:base-cell-address="$Janeiro.$A$1" table:cell-range-address="$Março.$E$13"/>
        </table:named-expressions>
        <calcext:conditional-formats>
          <calcext:conditional-format calcext:target-range-address="Março.I3:Março.I12">
            <calcext:condition calcext:apply-style-name="ConditionalStyle_83" calcext:value="formula-is([.$I$2]=&quot;DOM&quot;)" calcext:base-cell-address="Março.I3"/>
          </calcext:conditional-format>
          <calcext:conditional-format calcext:target-range-address="Março.H3:Março.I3">
            <calcext:condition calcext:apply-style-name="ConditionalStyle_84" calcext:value="formula-is([.H$2]=&quot;SÁB&quot;)" calcext:base-cell-address="Março.H3"/>
          </calcext:conditional-format>
          <calcext:conditional-format calcext:target-range-address="Março.C13:Março.C14 Março.C3:Março.C3">
            <calcext:condition calcext:apply-style-name="ConditionalStyle_87" calcext:value="formula-is([.C$2]=&quot;DOM&quot;)" calcext:base-cell-address="Março.C3"/>
          </calcext:conditional-format>
          <calcext:conditional-format calcext:target-range-address="Março.C3:Março.H4">
            <calcext:condition calcext:apply-style-name="ConditionalStyle_86" calcext:value="formula-is(DAY([.C3])&gt;8)" calcext:base-cell-address="Março.C3"/>
          </calcext:conditional-format>
          <calcext:conditional-format calcext:target-range-address="Março.C13:Março.D13">
            <calcext:condition calcext:apply-style-name="ConditionalStyle_85" calcext:value="formula-is(AND(DAY([.C11])&gt;=1;DAY([.C11])&lt;=15))" calcext:base-cell-address="Março.C11"/>
          </calcext:conditional-format>
          <calcext:conditional-format calcext:target-range-address="Março.H4:Março.I12">
            <calcext:condition calcext:apply-style-name="ConditionalStyle_84" calcext:value="formula-is([.H$2]=&quot;SÁB&quot;)" calcext:base-cell-address="Março.H4"/>
          </calcext:conditional-format>
          <calcext:conditional-format calcext:target-range-address="Março.C4:Março.C12">
            <calcext:condition calcext:apply-style-name="ConditionalStyle_87" calcext:value="formula-is([.C$2]=&quot;DOM&quot;)" calcext:base-cell-address="Março.C4"/>
          </calcext:conditional-format>
          <calcext:conditional-format calcext:target-range-address="Março.C11:Março.I11">
            <calcext:condition calcext:apply-style-name="ConditionalStyle_85" calcext:value="formula-is(AND(DAY([.C11])&gt;=1;DAY([.C11])&lt;=15))" calcext:base-cell-address="Março.C11"/>
          </calcext:conditional-format>
        </calcext:conditional-formats>
      </table:table>
      <table:table table:name="Abril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18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6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ABRIL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140" table:content-validation-name="val5" table:number-matrix-columns-spanned="7" table:number-matrix-rows-spanned="1" table:formula="of:=DiasESemanas+DATE(AnoCivil;4;1)-WEEKDAY(DATE(AnoCivil;4;1);(InícioDaSemana=&quot;Seg&quot;)+1)+1" office:value-type="date" office:date-value="2026-03-29" calcext:value-type="date">
            <text:p>29</text:p>
          </table:table-cell>
          <table:table-cell table:style-name="ce146" office:value-type="date" office:date-value="2026-03-30" calcext:value-type="date">
            <text:p>30</text:p>
          </table:table-cell>
          <table:table-cell table:style-name="ce146" office:value-type="date" office:date-value="2026-03-31" calcext:value-type="date">
            <text:p>31</text:p>
          </table:table-cell>
          <table:table-cell table:style-name="ce146" office:value-type="date" office:date-value="2026-04-01" calcext:value-type="date">
            <text:p>1</text:p>
          </table:table-cell>
          <table:table-cell table:style-name="ce146" office:value-type="date" office:date-value="2026-04-02" calcext:value-type="date">
            <text:p>2</text:p>
          </table:table-cell>
          <table:table-cell table:style-name="ce150" office:value-type="date" office:date-value="2026-04-03" calcext:value-type="date">
            <text:p>3</text:p>
          </table:table-cell>
          <table:table-cell table:style-name="ce159" office:value-type="date" office:date-value="2026-04-04" calcext:value-type="date">
            <text:p>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92" table:content-validation-name="val6"/>
          <table:table-cell table:style-name="ce147" table:number-columns-repeated="2"/>
          <table:table-cell table:style-name="ce1002" office:value-type="string" calcext:value-type="string">
            <text:p><text:span text:style-name="T6">MASC.</text:span><text:span text:style-name="T7">  KAIQUE/ANA CARLA/FELIPE/ </text:span><text:span text:style-name="T8">FEMIN.</text:span><text:span text:style-name="T7">: JONATA /CHRISTIAN/RODRIGO/INGRID</text:span></text:p>
          </table:table-cell>
          <table:table-cell table:style-name="ce1002" office:value-type="string" calcext:value-type="string">
            <text:p><text:span text:style-name="T6">MASC.:</text:span><text:span text:style-name="T7"> HELENA/IVO/LETICIA/JONNY </text:span><text:span text:style-name="T8">FEMIN.:</text:span><text:span text:style-name="T7"> DAYLANE / WILL/TAYNA/ALEXANDRE</text:span></text:p>
          </table:table-cell>
          <table:table-cell table:style-name="ce151" office:value-type="string" calcext:value-type="string">
            <text:p><text:span text:style-name="T6">MASC.</text:span><text:span text:style-name="T7">:  JONATA /CHRYSTIAN/RODRGO </text:span><text:span text:style-name="T8">FEMIN.</text:span><text:span text:style-name="T7">:  KAIQUE/FELIPE INGRID/ANA CARLA </text:span></text:p>
          </table:table-cell>
          <table:table-cell table:style-name="ce1016" office:value-type="string" calcext:value-type="string">
            <text:p><text:span text:style-name="T6">MASC.</text:span><text:span text:style-name="T7">: DAYLANE/IVO/ALEXANDRE/TAYNA </text:span><text:span text:style-name="T8">FEMIN.</text:span><text:span text:style-name="T7">:  /HELENA /WILL/LETICIA/JONNY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42" table:number-matrix-columns-spanned="7" table:number-matrix-rows-spanned="1" table:formula="of:=DiasESemanas+DATE(AnoCivil;4;1)-WEEKDAY(DATE(AnoCivil;4;1);(InícioDaSemana=&quot;Seg&quot;)+1)+8" office:value-type="date" office:date-value="2026-04-05" calcext:value-type="date">
            <text:p>5</text:p>
          </table:table-cell>
          <table:table-cell table:style-name="ce18" office:value-type="date" office:date-value="2026-04-06" calcext:value-type="date">
            <text:p>6</text:p>
          </table:table-cell>
          <table:table-cell table:style-name="ce18" office:value-type="date" office:date-value="2026-04-07" calcext:value-type="date">
            <text:p>7</text:p>
          </table:table-cell>
          <table:table-cell table:style-name="ce18" office:value-type="date" office:date-value="2026-04-08" calcext:value-type="date">
            <text:p>8</text:p>
          </table:table-cell>
          <table:table-cell table:style-name="ce18" office:value-type="date" office:date-value="2026-04-09" calcext:value-type="date">
            <text:p>9</text:p>
          </table:table-cell>
          <table:table-cell table:style-name="ce152" office:value-type="date" office:date-value="2026-04-10" calcext:value-type="date">
            <text:p>10</text:p>
          </table:table-cell>
          <table:table-cell table:style-name="ce159" office:value-type="date" office:date-value="2026-04-11" calcext:value-type="date">
            <text:p>1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61" office:value-type="string" calcext:value-type="string">
            <text:p><text:span text:style-name="T6">MASC.:</text:span><text:span text:style-name="T7"> KAIQUE/ /ANA CARLA /INGRID </text:span><text:span text:style-name="T8">FEMIN.</text:span><text:span text:style-name="T7">:JONATA /CHRISTIAN/RODRIGO/FELIPE</text:span></text:p>
          </table:table-cell>
          <table:table-cell table:style-name="ce68" office:value-type="string" calcext:value-type="string">
            <text:p><text:span text:style-name="T6">MASC.</text:span><text:span text:style-name="T7">:WILL/HELENA/TAYNA/JONNY </text:span><text:span text:style-name="T8">FEMIN.</text:span><text:span text:style-name="T7">DAYLANE/IVO/LETICIA/ALEXANDRE</text:span></text:p>
          </table:table-cell>
          <table:table-cell table:style-name="ce68" office:value-type="string" calcext:value-type="string">
            <text:p><text:span text:style-name="T6">MASC.:</text:span><text:span text:style-name="T7"> JONATA/CHRISTIAN/RODRIGO</text:span><text:span text:style-name="T8">FEMIN.:</text:span><text:span text:style-name="T7">ANA CARLA/KAIQUE/I /INGRID/FELIPE</text:span></text:p>
          </table:table-cell>
          <table:table-cell table:style-name="ce68" office:value-type="string" calcext:value-type="string">
            <text:p><text:span text:style-name="T6">MASC.:</text:span><text:span text:style-name="T7"> DAYLANE/WILL ALEXANDRE//LETICIA </text:span><text:span text:style-name="T8">FEMIN.:</text:span><text:span text:style-name="T7"> IVO /HELENA/JONNY/TAYNA</text:span></text:p>
          </table:table-cell>
          <table:table-cell table:style-name="ce68" office:value-type="string" calcext:value-type="string">
            <text:p><text:span text:style-name="T6">MASC.</text:span><text:span text:style-name="T7"> /KAIQUE/FELIPE/RODRIGO/INGRID  </text:span><text:span text:style-name="T8">FEMIN.</text:span><text:span text:style-name="T7">: ANA CARLA /JONATA /CHRYSTIAN</text:span></text:p>
          </table:table-cell>
          <table:table-cell table:style-name="ce154" office:value-type="string" calcext:value-type="string">
            <text:p><text:span text:style-name="T6">MASC.: </text:span><text:span text:style-name="T7">HELENA/IVO/ TAYNA/JONNY </text:span><text:span text:style-name="T8">FEMIN.:</text:span><text:span text:style-name="T7">/WILL/DAYLANE/LETICIA/ALEXANDRE</text:span></text:p>
          </table:table-cell>
          <table:table-cell table:style-name="ce1016" office:value-type="string" calcext:value-type="string">
            <text:p><text:span text:style-name="T6">MASC.:</text:span><text:span text:style-name="T7">  JONATA/CHRISTIAN/INGRID</text:span><text:span text:style-name="T8"> FEMIN.:</text:span><text:span text:style-name="T7">RODRIGO/KAIQUE/ANA CARLA/FELIP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42" table:number-matrix-columns-spanned="7" table:number-matrix-rows-spanned="1" table:formula="of:=DiasESemanas+DATE(AnoCivil;4;1)-WEEKDAY(DATE(AnoCivil;4;1);(InícioDaSemana=&quot;Seg&quot;)+1)+15" office:value-type="date" office:date-value="2026-04-12" calcext:value-type="date">
            <text:p>12</text:p>
          </table:table-cell>
          <table:table-cell table:style-name="ce18" office:value-type="date" office:date-value="2026-04-13" calcext:value-type="date">
            <text:p>13</text:p>
          </table:table-cell>
          <table:table-cell table:style-name="ce18" office:value-type="date" office:date-value="2026-04-14" calcext:value-type="date">
            <text:p>14</text:p>
          </table:table-cell>
          <table:table-cell table:style-name="ce18" office:value-type="date" office:date-value="2026-04-15" calcext:value-type="date">
            <text:p>15</text:p>
          </table:table-cell>
          <table:table-cell table:style-name="ce18" office:value-type="date" office:date-value="2026-04-16" calcext:value-type="date">
            <text:p>16</text:p>
          </table:table-cell>
          <table:table-cell table:style-name="ce152" office:value-type="date" office:date-value="2026-04-17" calcext:value-type="date">
            <text:p>17</text:p>
          </table:table-cell>
          <table:table-cell table:style-name="ce159" office:value-type="date" office:date-value="2026-04-18" calcext:value-type="date">
            <text:p>18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61" office:value-type="string" calcext:value-type="string">
            <text:p><text:span text:style-name="T9">/WILL/IVO/ALEXANDRE/JONNY  </text:span><text:span text:style-name="T8">FEMIN.:</text:span><text:span text:style-name="T7"> DAYLANE/HELENA/TAYNA/LETICIA</text:span></text:p>
          </table:table-cell>
          <table:table-cell table:style-name="ce17" office:value-type="string" calcext:value-type="string">
            <text:p><text:span text:style-name="T3">MASC.:</text:span><text:span text:style-name="T4"> RODRIGO/JONATA/ KAIQUE/ANA CARLA </text:span><text:span text:style-name="T5">FEMIN.:</text:span><text:span text:style-name="T4">    FELIPE/CHRISTIAN/ /INGRID</text:span></text:p>
          </table:table-cell>
          <table:table-cell table:style-name="ce68" office:value-type="string" calcext:value-type="string">
            <text:p><text:span text:style-name="T6">MASC.:</text:span><text:span text:style-name="T7">   HELENA/IJONNY/LETICIA/ALEXANDRE</text:span><text:span text:style-name="T8"> FEMIN.</text:span><text:span text:style-name="T7">:  DAYLANE/WILL/IVO/TAYNA</text:span></text:p>
          </table:table-cell>
          <table:table-cell table:style-name="ce68" office:value-type="string" calcext:value-type="string">
            <text:p><text:span text:style-name="T6">MASC.:</text:span><text:span text:style-name="T7">  KAIQUE/ /CHRISTIAN/ANA CARLA/INGRID </text:span><text:span text:style-name="T8">FEMIN</text:span><text:span text:style-name="T7">.:JONATA /FELIPE/RODRIGO</text:span></text:p>
          </table:table-cell>
          <table:table-cell table:style-name="ce68" office:value-type="string" calcext:value-type="string">
            <text:p><text:span text:style-name="T6">MASC.</text:span><text:span text:style-name="T7">: DAYLANE /  WILL/TAYNA/IVO</text:span><text:span text:style-name="T8"> FEMIN.</text:span><text:span text:style-name="T7">:  /HELENA/LETICIA/JONNY/ALEXANDRE</text:span></text:p>
          </table:table-cell>
          <table:table-cell table:style-name="ce155" office:value-type="string" calcext:value-type="string">
            <text:p><text:span text:style-name="T6">MASC.: </text:span><text:span text:style-name="T7"> IGRID/FELIPE/RODRIGO </text:span><text:span text:style-name="T8">FEMIN.:</text:span><text:span text:style-name="T7">JONATA/ KAIQUE//CHRYSTIAN/ANA CARLA</text:span></text:p>
          </table:table-cell>
          <table:table-cell table:style-name="ce1016" office:value-type="string" calcext:value-type="string">
            <text:p><text:span text:style-name="T6">MASC.</text:span><text:span text:style-name="T7">HELENA/ IVOJONNY/ALEXANDRE </text:span><text:span text:style-name="T8">FEMIN.</text:span><text:span text:style-name="T7">:WILL/DAYLANE/LETICIA/TAYNA 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42" table:number-matrix-columns-spanned="7" table:number-matrix-rows-spanned="1" table:formula="of:=DiasESemanas+DATE(AnoCivil;4;1)-WEEKDAY(DATE(AnoCivil;4;1);(InícioDaSemana=&quot;Seg&quot;)+1)+22" office:value-type="date" office:date-value="2026-04-19" calcext:value-type="date">
            <text:p>19</text:p>
          </table:table-cell>
          <table:table-cell table:style-name="ce18" office:value-type="date" office:date-value="2026-04-20" calcext:value-type="date">
            <text:p>20</text:p>
          </table:table-cell>
          <table:table-cell table:style-name="ce18" office:value-type="date" office:date-value="2026-04-21" calcext:value-type="date">
            <text:p>21</text:p>
          </table:table-cell>
          <table:table-cell table:style-name="ce18" office:value-type="date" office:date-value="2026-04-22" calcext:value-type="date">
            <text:p>22</text:p>
          </table:table-cell>
          <table:table-cell table:style-name="ce18" office:value-type="date" office:date-value="2026-04-23" calcext:value-type="date">
            <text:p>23</text:p>
          </table:table-cell>
          <table:table-cell table:style-name="ce152" office:value-type="date" office:date-value="2026-04-24" calcext:value-type="date">
            <text:p>24</text:p>
          </table:table-cell>
          <table:table-cell table:style-name="ce159" office:value-type="date" office:date-value="2026-04-25" calcext:value-type="date">
            <text:p>25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61" office:value-type="string" calcext:value-type="string">
            <text:p><text:span text:style-name="T6">MASC.:</text:span><text:span text:style-name="T7"> KAIQUE/ /CHRISTIAN/ANA CARLA </text:span><text:span text:style-name="T8">FEMIN.</text:span><text:span text:style-name="T7">: /JONATA/ INGRID/RODRIGO/FELIPE</text:span></text:p>
          </table:table-cell>
          <table:table-cell table:style-name="ce68" office:value-type="string" calcext:value-type="string">
            <text:p><text:span text:style-name="T6">MASC.:</text:span><text:span text:style-name="T7">/WILL /IVO/JONNY/LETICIA </text:span><text:span text:style-name="T8">FEMIN.</text:span><text:span text:style-name="T7">:/DAYLANE/HELENA/TAYNA/ALEXANDRE</text:span></text:p>
          </table:table-cell>
          <table:table-cell table:style-name="ce68" office:value-type="string" calcext:value-type="string">
            <text:p><text:span text:style-name="T6">MASC:</text:span><text:span text:style-name="T7"> JONATA//RODRIGO/INGRID</text:span><text:span text:style-name="T8">FEMIN.: </text:span><text:span text:style-name="T7">KAIQUE/IFELIPE/ANA CARLA/CHRISTIAN</text:span></text:p>
          </table:table-cell>
          <table:table-cell table:style-name="ce68" office:value-type="string" calcext:value-type="string">
            <text:p><text:span text:style-name="T6">MASC.:</text:span><text:span text:style-name="T7"> DAYLANE/ IVO/ALEXANDRE/TAYNA</text:span><text:span text:style-name="T8">FEMIN.</text:span><text:span text:style-name="T7">: HELENA/  WILL/LETICIA/JONNY</text:span></text:p>
          </table:table-cell>
          <table:table-cell table:style-name="ce68" office:value-type="string" calcext:value-type="string">
            <text:p><text:span text:style-name="T6">MASC.</text:span><text:span text:style-name="T7"> KAIQUE/ANA CARLA /INGRID </text:span><text:span text:style-name="T8">FEMIN.:</text:span><text:span text:style-name="T7"> JONATA/CHRYSTIANFELIPE/RODRIGO</text:span></text:p>
          </table:table-cell>
          <table:table-cell table:style-name="ce155" office:value-type="string" calcext:value-type="string">
            <text:p><text:span text:style-name="T6">MASC.</text:span><text:span text:style-name="T7">  /WILL/HELENA/JONNY/LETICIA</text:span><text:span text:style-name="T8">FEMIN.:</text:span><text:span text:style-name="T7"> / DAYLANE/IVO/TAYNA/ALEXANDRE</text:span></text:p>
          </table:table-cell>
          <table:table-cell table:style-name="ce1016" office:value-type="string" calcext:value-type="string">
            <text:p><text:span text:style-name="T6">MASC.</text:span><text:span text:style-name="T7">: /JONATA /RODRIGO/CHRISTYAN </text:span><text:span text:style-name="T8">FEMIN.</text:span><text:span text:style-name="T7">:  ANA CARLA/ INGRID/ KAIQUE/FELIP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44" table:number-matrix-columns-spanned="7" table:number-matrix-rows-spanned="1" table:formula="of:=DiasESemanas+DATE(AnoCivil;4;1)-WEEKDAY(DATE(AnoCivil;4;1);(InícioDaSemana=&quot;Seg&quot;)+1)+29" office:value-type="date" office:date-value="2026-04-26" calcext:value-type="date">
            <text:p>26</text:p>
          </table:table-cell>
          <table:table-cell table:style-name="ce148" office:value-type="date" office:date-value="2026-04-27" calcext:value-type="date">
            <text:p>27</text:p>
          </table:table-cell>
          <table:table-cell table:style-name="ce148" office:value-type="date" office:date-value="2026-04-28" calcext:value-type="date">
            <text:p>28</text:p>
          </table:table-cell>
          <table:table-cell table:style-name="ce148" office:value-type="date" office:date-value="2026-04-29" calcext:value-type="date">
            <text:p>29</text:p>
          </table:table-cell>
          <table:table-cell table:style-name="ce148" office:value-type="date" office:date-value="2026-04-30" calcext:value-type="date">
            <text:p>30</text:p>
          </table:table-cell>
          <table:table-cell table:style-name="ce157" office:value-type="date" office:date-value="2026-05-01" calcext:value-type="date">
            <text:p>1</text:p>
          </table:table-cell>
          <table:table-cell table:style-name="ce161" office:value-type="date" office:date-value="2026-05-02" calcext:value-type="date">
            <text:p>2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pan text:style-name="T3">MASC.:</text:span><text:span text:style-name="T4">DAYLANE/IVO/TAYNA/WILL </text:span><text:span text:style-name="T5">FEMIN.:</text:span><text:span text:style-name="T4"> HELENA//ALEXANDRE/LETICIA/JONNY</text:span></text:p>
          </table:table-cell>
          <table:table-cell table:style-name="ce68" office:value-type="string" calcext:value-type="string">
            <text:p><text:span text:style-name="T6">MASC.</text:span><text:span text:style-name="T7">: KAIQUE/CHRISTIAN /INGRID </text:span><text:span text:style-name="T8">FEMIN.</text:span><text:span text:style-name="T7">: RODRIGO / FELIPE/JONATA/ANA CARLA</text:span></text:p>
          </table:table-cell>
          <table:table-cell table:style-name="ce68" office:value-type="string" calcext:value-type="string">
            <text:p><text:span text:style-name="T6">MASC.:</text:span><text:span text:style-name="T7"> HELENA/IVO/LETICIA/JONNY </text:span><text:span text:style-name="T8">FEMIN.:</text:span><text:span text:style-name="T7"> /DAYLANE/WILL/TAYNA/ALEXANDRE</text:span></text:p>
          </table:table-cell>
          <table:table-cell table:style-name="ce68" office:value-type="string" calcext:value-type="string">
            <text:p><text:span text:style-name="T6">MASC.</text:span><text:span text:style-name="T7">:JONATA/J/ANA CARLA/INGRID </text:span><text:span text:style-name="T8">FEMIN.</text:span><text:span text:style-name="T7">:   KAIQUE/RODRIGO/FELIPE/CHRISTYAN</text:span></text:p>
          </table:table-cell>
          <table:table-cell table:style-name="ce17" office:value-type="string" calcext:value-type="string">
            <text:p><text:span text:style-name="T6">MASC.:</text:span><text:span text:style-name="T7">  / DAYLANE/ WILL/ALEXANDRE/TAYNA </text:span><text:span text:style-name="T8">FEMIN.:</text:span><text:span text:style-name="T7"> HELENA /IVO/LETICIA/JONNY</text:span></text:p>
          </table:table-cell>
          <table:table-cell table:style-name="ce158"/>
          <table:table-cell table:style-name="ce162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44" table:number-matrix-columns-spanned="2" table:number-matrix-rows-spanned="1" table:formula="of:=DiasESemanas+DATE(AnoCivil;4;1)-WEEKDAY(DATE(AnoCivil;4;1);(InícioDaSemana=&quot;Seg&quot;)+1)+36" office:value-type="date" office:date-value="2026-05-03" calcext:value-type="date">
            <text:p>3</text:p>
          </table:table-cell>
          <table:table-cell table:style-name="ce148" office:value-type="date" office:date-value="2026-05-04" calcext:value-type="date">
            <text:p>4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45"/>
          <table:table-cell table:style-name="ce17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Abril</svg:desc>
              <text:p text:style-name="P3"><text:span text:style-name="T2">ABRIL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named-expressions>
          <table:named-range table:name="ColunaTítuloRegião1..I12.4" table:base-cell-address="$Janeiro.$A$1" table:cell-range-address="$Abril.$C$2"/>
          <table:named-range table:name="ColunaTítuloRegião2..D14.4" table:base-cell-address="$Janeiro.$A$1" table:cell-range-address="$Abril.$C$2"/>
          <table:named-range table:name="LinhaTítuloRegião1..F13.4" table:base-cell-address="$Janeiro.$A$1" table:cell-range-address="$Abril.$E$13"/>
        </table:named-expressions>
        <calcext:conditional-formats>
          <calcext:conditional-format calcext:target-range-address="Abril.I3:Abril.I12">
            <calcext:condition calcext:apply-style-name="ConditionalStyle_78" calcext:value="formula-is([.$I$2]=&quot;DOM&quot;)" calcext:base-cell-address="Abril.I3"/>
          </calcext:conditional-format>
          <calcext:conditional-format calcext:target-range-address="Abril.H3:Abril.I12">
            <calcext:condition calcext:apply-style-name="ConditionalStyle_79" calcext:value="formula-is([.H$2]=&quot;SÁB&quot;)" calcext:base-cell-address="Abril.H3"/>
          </calcext:conditional-format>
          <calcext:conditional-format calcext:target-range-address="Abril.C3:Abril.C14">
            <calcext:condition calcext:apply-style-name="ConditionalStyle_82" calcext:value="formula-is([.C$2]=&quot;DOM&quot;)" calcext:base-cell-address="Abril.C3"/>
          </calcext:conditional-format>
          <calcext:conditional-format calcext:target-range-address="Abril.C3:Abril.H4">
            <calcext:condition calcext:apply-style-name="ConditionalStyle_81" calcext:value="formula-is(DAY([.C3])&gt;8)" calcext:base-cell-address="Abril.C3"/>
          </calcext:conditional-format>
          <calcext:conditional-format calcext:target-range-address="Abril.C11:Abril.I11 Abril.C13:Abril.D13">
            <calcext:condition calcext:apply-style-name="ConditionalStyle_80" calcext:value="formula-is(AND(DAY([.C11])&gt;=1;DAY([.C11])&lt;=15))" calcext:base-cell-address="Abril.C11"/>
          </calcext:conditional-format>
        </calcext:conditional-formats>
      </table:table>
      <table:table table:name="Mai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7"/>
        <table:table-column table:style-name="co3" table:number-columns-repeated="4" table:default-cell-style-name="Default"/>
        <table:table-column table:style-name="co3" table:default-cell-style-name="ce203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19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075cm" svg:y="0.212cm">
              <svg:desc>Ano Civil</svg:desc>
              <text:p text:style-name="P1"><text:span text:style-name="T1">2025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 table:number-columns-repeated="4"/>
          <table:table-cell table:style-name="Default" table:number-columns-repeated="16376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JANEIR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177" table:content-validation-name="val5" table:number-matrix-columns-spanned="7" table:number-matrix-rows-spanned="1" table:formula="of:=DiasESemanas+DATE(AnoCivil;5;1)-WEEKDAY(DATE(AnoCivil;5;1);(InícioDaSemana=&quot;Seg&quot;)+1)+1" office:value-type="date" office:date-value="2026-04-26" calcext:value-type="date">
            <text:p>26</text:p>
          </table:table-cell>
          <table:table-cell table:style-name="ce171" office:value-type="date" office:date-value="2026-04-27" calcext:value-type="date">
            <text:p>27</text:p>
          </table:table-cell>
          <table:table-cell table:style-name="ce171" office:value-type="date" office:date-value="2026-04-28" calcext:value-type="date">
            <text:p>28</text:p>
          </table:table-cell>
          <table:table-cell table:style-name="ce171" office:value-type="date" office:date-value="2026-04-29" calcext:value-type="date">
            <text:p>29</text:p>
          </table:table-cell>
          <table:table-cell table:style-name="ce171" office:value-type="date" office:date-value="2026-04-30" calcext:value-type="date">
            <text:p>30</text:p>
          </table:table-cell>
          <table:table-cell table:style-name="ce210" office:value-type="date" office:date-value="2026-05-01" calcext:value-type="date">
            <text:p>1</text:p>
          </table:table-cell>
          <table:table-cell table:style-name="ce222" office:value-type="date" office:date-value="2026-05-02" calcext:value-type="date">
            <text:p>2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78" table:content-validation-name="val6"/>
          <table:table-cell table:style-name="ce172" table:number-columns-repeated="4"/>
          <table:table-cell table:style-name="ce183"/>
          <table:table-cell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65" office:value-type="date" office:date-value="1900-01-26" calcext:value-type="date">
            <text:p>26</text:p>
          </table:table-cell>
          <table:table-cell table:style-name="ce18" office:value-type="date" office:date-value="1900-01-27" calcext:value-type="date">
            <text:p>27</text:p>
          </table:table-cell>
          <table:table-cell table:style-name="ce18" office:value-type="date" office:date-value="1900-01-28" calcext:value-type="date">
            <text:p>28</text:p>
          </table:table-cell>
          <table:table-cell table:style-name="ce18" office:value-type="date" office:date-value="1900-01-29" calcext:value-type="date">
            <text:p>29</text:p>
          </table:table-cell>
          <table:table-cell table:style-name="ce18" office:value-type="date" office:date-value="1899-12-31" calcext:value-type="date">
            <text:p>31</text:p>
          </table:table-cell>
          <table:table-cell table:style-name="ce184" office:value-type="date" office:date-value="1900-01-01" calcext:value-type="date">
            <text:p>1</text:p>
          </table:table-cell>
          <table:table-cell table:style-name="ce222" office:value-type="date" office:date-value="1900-01-02" calcext:value-type="date">
            <text:p>2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66"/>
          <table:table-cell/>
          <table:table-cell table:style-name="ce17"/>
          <table:table-cell table:style-name="ce203"/>
          <table:table-cell table:style-name="ce181" table:number-columns-repeated="2"/>
          <table:table-cell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65" office:value-type="date" office:date-value="1900-01-03" calcext:value-type="date">
            <text:p>3</text:p>
          </table:table-cell>
          <table:table-cell table:style-name="ce18" office:value-type="date" office:date-value="1900-01-04" calcext:value-type="date">
            <text:p>4</text:p>
          </table:table-cell>
          <table:table-cell table:style-name="ce18" office:value-type="date" office:date-value="1900-01-05" calcext:value-type="date">
            <text:p>5</text:p>
          </table:table-cell>
          <table:table-cell table:style-name="ce18" office:value-type="date" office:date-value="1900-01-06" calcext:value-type="date">
            <text:p>6</text:p>
          </table:table-cell>
          <table:table-cell table:style-name="ce18" office:value-type="date" office:date-value="1900-01-07" calcext:value-type="date">
            <text:p>7</text:p>
          </table:table-cell>
          <table:table-cell table:style-name="ce184" office:value-type="date" office:date-value="1900-01-08" calcext:value-type="date">
            <text:p>8</text:p>
          </table:table-cell>
          <table:table-cell table:style-name="ce222" office:value-type="date" office:date-value="1900-01-09" calcext:value-type="date">
            <text:p>9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66" office:value-type="string" calcext:value-type="string">
            <text:p><text:span text:style-name="T10">MASC.:</text:span><text:span text:style-name="T11"> ERIKA e KAIQUE / NILSON  e LUCAS/ </text:span><text:span text:style-name="T12">FEMIN.:</text:span><text:span text:style-name="T11"> JONATA e EDUARDO/ ARIANA e ALEXANDRE  </text:span></text:p>
          </table:table-cell>
          <table:table-cell office:value-type="string" calcext:value-type="string">
            <text:p><text:span text:style-name="T10">MASC.</text:span><text:span text:style-name="T11">:DAYLANE e LUCAS M/HELENA E LUCAS G </text:span><text:span text:style-name="T12">FEMIN.:</text:span><text:span text:style-name="T11"> ALEXANDRE e /FELIPE eJONNY</text:span></text:p>
          </table:table-cell>
          <table:table-cell table:style-name="ce17" office:value-type="string" calcext:value-type="string">
            <text:p><text:span text:style-name="T10">MASC.</text:span><text:span text:style-name="T11">: JONATA e KAIQUE / NILSON  e ARIANA/ </text:span><text:span text:style-name="T12">FEMIN.</text:span><text:span text:style-name="T11">: ERIKA e EDUARDO/ LUCAS e ALEXANDRE   </text:span></text:p>
          </table:table-cell>
          <table:table-cell table:style-name="ce17" office:value-type="string" calcext:value-type="string">
            <text:p><text:span text:style-name="T10">MASC</text:span><text:span text:style-name="T11">:ALEXANDRE e FELIPE/JONNY e DAYLANE </text:span><text:span text:style-name="T12">FEMIN.:</text:span><text:span text:style-name="T11"> LUCAS G e HELENA/LUCAS M</text:span></text:p>
          </table:table-cell>
          <table:table-cell table:style-name="ce17" office:value-type="string" calcext:value-type="string">
            <text:p><text:span text:style-name="T10">MASC.</text:span><text:span text:style-name="T11">: JONATA e EDUARDO / LUCAS  e ARIANA/</text:span><text:span text:style-name="T12"> FEMIN.:</text:span><text:span text:style-name="T11"> ERIKA e KAIQUE/ NILSON e ALEXANDRE</text:span></text:p>
          </table:table-cell>
          <table:table-cell table:style-name="ce181" office:value-type="string" calcext:value-type="string">
            <text:p><text:span text:style-name="T10">MASC</text:span><text:span text:style-name="T11">:ALEXANDRE e LUCAS M/ FELIPE eLUCAS G e DAYLANE </text:span><text:span text:style-name="T12">FEMIN.:</text:span><text:span text:style-name="T11"> JONNY e HELENA/DAYLANE</text:span></text:p>
          </table:table-cell>
          <table:table-cell office:value-type="string" calcext:value-type="string">
            <text:p><text:span text:style-name="T10">MASC.:</text:span><text:span text:style-name="T11"> ERICA e EDUARDO / LUCAS  e ALEXANDRE / </text:span><text:span text:style-name="T12">FEMIN.:</text:span><text:span text:style-name="T11"> JONATA e KAIQUE/ NILSON e ARIANA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65" office:value-type="date" office:date-value="1900-01-10" calcext:value-type="date">
            <text:p>10</text:p>
          </table:table-cell>
          <table:table-cell table:style-name="ce18" office:value-type="date" office:date-value="1900-01-11" calcext:value-type="date">
            <text:p>11</text:p>
          </table:table-cell>
          <table:table-cell table:style-name="ce18" office:value-type="date" office:date-value="1900-01-12" calcext:value-type="date">
            <text:p>12</text:p>
          </table:table-cell>
          <table:table-cell table:style-name="ce18" office:value-type="date" office:date-value="1900-01-13" calcext:value-type="date">
            <text:p>13</text:p>
          </table:table-cell>
          <table:table-cell table:style-name="ce18" office:value-type="date" office:date-value="1900-01-14" calcext:value-type="date">
            <text:p>14</text:p>
          </table:table-cell>
          <table:table-cell table:style-name="ce184" office:value-type="date" office:date-value="1900-01-15" calcext:value-type="date">
            <text:p>15</text:p>
          </table:table-cell>
          <table:table-cell table:style-name="ce222" office:value-type="date" office:date-value="1900-01-16" calcext:value-type="date">
            <text:p>16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66" office:value-type="string" calcext:value-type="string">
            <text:p><text:span text:style-name="T10">MASC:</text:span><text:span text:style-name="T11">JONNY e LUCAS M/ FELIPE eLUCAS G e HELENA </text:span><text:span text:style-name="T12">FEMIN.:</text:span><text:span text:style-name="T11">ALEXANDRE DAYLANE e FELIPE</text:span></text:p>
          </table:table-cell>
          <table:table-cell table:style-name="ce173" office:value-type="string" calcext:value-type="string">
            <text:p><text:span text:style-name="T10">MASC.:</text:span><text:span text:style-name="T11">JONATA e NILSON/ ARIANAeKAIQUE </text:span><text:span text:style-name="T12">/ FEMIN.</text:span><text:span text:style-name="T11">: ERICA e EDUARDO / LUCAS  e ALEXANDRE</text:span></text:p>
          </table:table-cell>
          <table:table-cell table:style-name="ce17" office:value-type="string" calcext:value-type="string">
            <text:p><text:span text:style-name="T10">MASC:</text:span><text:span text:style-name="T11">ALEXANDRE e FELIPE/LUCAS M eDAYLANE </text:span><text:span text:style-name="T12">FEMIN.</text:span><text:span text:style-name="T11">:JONNY E HELENA / LUCAS G</text:span></text:p>
          </table:table-cell>
          <table:table-cell table:style-name="ce173" office:value-type="string" calcext:value-type="string">
            <text:p><text:span text:style-name="T10">MASC.</text:span><text:span text:style-name="T11">:ERICA e KAIQUE / LUCAS  e EDUARDO </text:span><text:span text:style-name="T12">FEMIN.</text:span><text:span text:style-name="T11">:JONATA e ARIANA/NILSON e ALEXANDRE </text:span></text:p>
          </table:table-cell>
          <table:table-cell table:style-name="ce17" office:value-type="string" calcext:value-type="string">
            <text:p><text:span text:style-name="T10">MASC.</text:span><text:span text:style-name="T11">:DAYLANE / JONNY/FELIPE e HELENA </text:span><text:span text:style-name="T12">FEMIN.:</text:span><text:span text:style-name="T11">  / LUCAS M/ LUCAS G e ALEXANDRE </text:span></text:p>
          </table:table-cell>
          <table:table-cell table:style-name="ce203" office:value-type="string" calcext:value-type="string">
            <text:p><text:span text:style-name="T10">MASC.:</text:span><text:span text:style-name="T11"> JONATA e KAIQUE / NILSON  e ARIANA/ </text:span><text:span text:style-name="T12">FEMIN.:</text:span><text:span text:style-name="T11"> ERIKA e EDUARDO/ LUCAS e ALEXANDRE  </text:span></text:p>
          </table:table-cell>
          <table:table-cell office:value-type="string" calcext:value-type="string">
            <text:p><text:span text:style-name="T10">MASC.</text:span><text:span text:style-name="T11">:DAYLANE e LUCAS M/HELENA E LUCAS G </text:span><text:span text:style-name="T12">FEMIN.:</text:span><text:span text:style-name="T11"> ALEXANDRE e /FELIPE eJONNY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85" office:value-type="date" office:date-value="1900-01-17" calcext:value-type="date">
            <text:p>17</text:p>
          </table:table-cell>
          <table:table-cell table:style-name="ce174" office:value-type="date" office:date-value="1900-01-18" calcext:value-type="date">
            <text:p>18</text:p>
          </table:table-cell>
          <table:table-cell table:style-name="ce174" office:value-type="date" office:date-value="1900-01-19" calcext:value-type="date">
            <text:p>19</text:p>
          </table:table-cell>
          <table:table-cell table:style-name="ce174" office:value-type="date" office:date-value="1900-01-20" calcext:value-type="date">
            <text:p>20</text:p>
          </table:table-cell>
          <table:table-cell table:style-name="ce174" office:value-type="date" office:date-value="1900-01-21" calcext:value-type="date">
            <text:p>21</text:p>
          </table:table-cell>
          <table:table-cell table:style-name="ce189" office:value-type="date" office:date-value="1900-01-22" calcext:value-type="date">
            <text:p>22</text:p>
          </table:table-cell>
          <table:table-cell table:style-name="ce230" office:value-type="date" office:date-value="1900-01-23" calcext:value-type="date">
            <text:p>23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86" office:value-type="string" calcext:value-type="string">
            <text:p><text:span text:style-name="T10">MASC.: </text:span><text:span text:style-name="T11">JONATA e KAIQUE / NILSON  e ARIANA/ </text:span><text:span text:style-name="T12">FEMIN.</text:span><text:span text:style-name="T11">: ERIKA e EDUARDO/ LUCAS e ALEXANDRE   </text:span></text:p>
          </table:table-cell>
          <table:table-cell office:value-type="string" calcext:value-type="string">
            <text:p><text:span text:style-name="T10">MASC</text:span><text:span text:style-name="T11">:ALEXANDRE e FELIPE/JONNY e DAYLANE </text:span><text:span text:style-name="T12">FEMIN.</text:span><text:span text:style-name="T11">: LUCAS G e HELENA/LUCAS M</text:span></text:p>
          </table:table-cell>
          <table:table-cell table:style-name="ce173" office:value-type="string" calcext:value-type="string">
            <text:p><text:span text:style-name="T10">MASC.: </text:span><text:span text:style-name="T11">JONATA e EDUARDO / LUCAS  e ARIANA/ </text:span><text:span text:style-name="T12">FEMIN</text:span><text:span text:style-name="T11">.: ERIKA e KAIQUE/ NILSON e ALEXANDRE</text:span></text:p>
          </table:table-cell>
          <table:table-cell table:style-name="ce17" office:value-type="string" calcext:value-type="string">
            <text:p><text:span text:style-name="T10">MASC:</text:span><text:span text:style-name="T11">ALEXANDRE e LUCAS M/ FELIPE eLUCAS G e DAYLANE </text:span><text:span text:style-name="T12">FEMIN.:</text:span><text:span text:style-name="T11"> JONNY e HELENA/DAYLANE</text:span></text:p>
          </table:table-cell>
          <table:table-cell table:style-name="ce173" office:value-type="string" calcext:value-type="string">
            <text:p><text:span text:style-name="T10">MASC.:</text:span><text:span text:style-name="T11"> ERICA e EDUARDO / LUCAS  e ALEXANDRE / </text:span><text:span text:style-name="T12">FEMIN.:</text:span><text:span text:style-name="T11"> JONATA e KAIQUE/ NILSON e ARIANA</text:span></text:p>
          </table:table-cell>
          <table:table-cell table:style-name="ce181" office:value-type="string" calcext:value-type="string">
            <text:p><text:span text:style-name="T10">MASC.</text:span><text:span text:style-name="T11">:DAYLANE / JONNY/FELIPE e HELENA </text:span><text:span text:style-name="T12">FEMIN.</text:span><text:span text:style-name="T11">:  / LUCAS M/ LUCAS G e ALEXANDRE </text:span></text:p>
          </table:table-cell>
          <table:table-cell office:value-type="string" calcext:value-type="string">
            <text:p><text:span text:style-name="T10">MASC.:</text:span><text:span text:style-name="T11"> JONATA e KAIQUE / NILSON  e ARIANA/ </text:span><text:span text:style-name="T12">FEMIN.</text:span><text:span text:style-name="T11">: ERIKA e EDUARDO/ LUCAS e ALEXANDRE  </text:span></text:p>
          </table:table-cell>
          <table:table-cell table:style-name="Default" table:number-columns-repeated="16375"/>
        </table:table-row>
        <table:table-row table:style-name="ro6">
          <table:table-cell table:number-columns-repeated="2"/>
          <table:table-cell table:style-name="ce187" office:value-type="float" office:value="25" calcext:value-type="float">
            <text:p>25</text:p>
          </table:table-cell>
          <table:table-cell table:style-name="ce195" office:value-type="float" office:value="26" calcext:value-type="float">
            <text:p>26</text:p>
          </table:table-cell>
          <table:table-cell table:style-name="ce199" office:value-type="float" office:value="27" calcext:value-type="float">
            <text:p>27</text:p>
          </table:table-cell>
          <table:table-cell table:style-name="ce204" office:value-type="float" office:value="28" calcext:value-type="float">
            <text:p>28</text:p>
          </table:table-cell>
          <table:table-cell table:style-name="ce199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table-cell table:style-name="ce232" office:value-type="float" office:value="31" calcext:value-type="float">
            <text:p>31</text:p>
          </table:table-cell>
          <table:table-cell table:style-name="Default" table:number-columns-repeated="16375"/>
        </table:table-row>
        <table:table-row table:style-name="ro3">
          <table:table-cell/>
          <table:table-cell>
            <draw:custom-shape draw:z-index="0" draw:name="Cargo" draw:style-name="gr2" draw:text-style-name="P4" svg:width="21.086cm" svg:height="3.995cm" draw:transform="rotate (1.5707963267949) translate (0.661cm 2.619cm)">
              <svg:desc>Calendário do Mês de Maio</svg:desc>
              <text:p text:style-name="P3"><text:span text:style-name="T2">MAI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 office:value-type="string" calcext:value-type="string">
            <text:p><text:span text:style-name="T10">MASC</text:span><text:span text:style-name="T11">.:DAYLANE e LUCAS M/HELENA E LUCAS G</text:span><text:span text:style-name="T12"> FEMIN.:</text:span><text:span text:style-name="T11"> ALEXANDRE e /FELIPE Ejonny</text:span></text:p>
          </table:table-cell>
          <table:table-cell office:value-type="string" calcext:value-type="string">
            <text:p><text:span text:style-name="T10">MASC.:</text:span><text:span text:style-name="T11"> JONATA e KAIQUE / NILSON  e ARIANA/ </text:span><text:span text:style-name="T12">FEMIN.</text:span><text:span text:style-name="T11">: ERIKA e EDUARDO/ LUCAS e ALEXANDRE   </text:span></text:p>
          </table:table-cell>
          <table:table-cell table:style-name="ce173" office:value-type="string" calcext:value-type="string">
            <text:p><text:span text:style-name="T10">MASC</text:span><text:span text:style-name="T11">:ALEXANDRE e FELIPE/JONNY e DAYLANE </text:span><text:span text:style-name="T12">FEMIN.</text:span><text:span text:style-name="T11">: LUCAS G e HELENA/LUCAS M</text:span></text:p>
          </table:table-cell>
          <table:table-cell table:style-name="ce17" office:value-type="string" calcext:value-type="string">
            <text:p><text:span text:style-name="T10">MASC.</text:span><text:span text:style-name="T11">: JONATA e EDUARDO / LUCAS  e ARIANA/ </text:span><text:span text:style-name="T12">FEMIN.:</text:span><text:span text:style-name="T11"> ERIKA e KAIQUE/ NILSON e ALEXANDRE</text:span></text:p>
          </table:table-cell>
          <table:table-cell table:style-name="ce173" office:value-type="string" calcext:value-type="string">
            <text:p><text:span text:style-name="T10">MASC:</text:span><text:span text:style-name="T11">ALEXANDRE e LUCAS M/ FELIPE eLUCAS G e DAYLANE </text:span><text:span text:style-name="T12">FEMIN.:</text:span><text:span text:style-name="T11"> JONNY e HELENA/DAYLANE</text:span></text:p>
          </table:table-cell>
          <table:table-cell table:style-name="ce181" office:value-type="string" calcext:value-type="string">
            <text:p><text:span text:style-name="T10">MASC.</text:span><text:span text:style-name="T11">: ERICA e EDUARDO / LUCAS  e ALEXANDRE /</text:span><text:span text:style-name="T12"> FEMIN</text:span><text:span text:style-name="T11">.: JONATA e KAIQUE/ NILSON e ARIANA</text:span></text:p>
          </table:table-cell>
          <table:table-cell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85" table:number-matrix-columns-spanned="2" table:number-matrix-rows-spanned="1" table:formula="of:=DiasESemanas+DATE(AnoCivil;5;1)-WEEKDAY(DATE(AnoCivil;5;1);(InícioDaSemana=&quot;Seg&quot;)+1)+36" office:value-type="date" office:date-value="2026-05-31" calcext:value-type="date">
            <text:p>31</text:p>
          </table:table-cell>
          <table:table-cell table:style-name="ce174" office:value-type="date" office:date-value="2026-06-01" calcext:value-type="date">
            <text:p>1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66"/>
          <table:table-cell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 table:number-rows-repeated="2">
          <table:table-cell table:number-columns-repeated="3"/>
          <table:table-cell table:style-name="Default"/>
          <table:table-cell table:number-columns-repeated="4"/>
          <table:table-cell table:style-name="Default" table:number-columns-repeated="16376"/>
        </table:table-row>
        <table:table-row table:style-name="ro4">
          <table:table-cell table:number-columns-repeated="3"/>
          <table:table-cell table:style-name="Default"/>
          <table:table-cell table:number-columns-repeated="4"/>
          <table:table-cell table:style-name="Default" table:number-columns-repeated="16376"/>
        </table:table-row>
        <table:named-expressions>
          <table:named-range table:name="ColunaTítuloRegião1..I12.5" table:base-cell-address="$Janeiro.$A$1" table:cell-range-address="$Mai.$C$2"/>
          <table:named-range table:name="ColunaTítuloRegião2..D14.5" table:base-cell-address="$Janeiro.$A$1" table:cell-range-address="$Mai.$C$2"/>
          <table:named-range table:name="LinhaTítuloRegião1..F13.5" table:base-cell-address="$Janeiro.$A$1" table:cell-range-address="$Mai.$E$15"/>
        </table:named-expressions>
        <calcext:conditional-formats>
          <calcext:conditional-format calcext:target-range-address="Mai.C12:Mai.C12 Mai.C14:Mai.C14 Mai.C3:Mai.H4">
            <calcext:condition calcext:apply-style-name="ConditionalStyle_76" calcext:value="formula-is(DAY([.C3])&gt;8)" calcext:base-cell-address="Mai.C3"/>
          </calcext:conditional-format>
          <calcext:conditional-format calcext:target-range-address="Mai.D10:Mai.D10 Mai.E12:Mai.E14 Mai.F10:Mai.F10 Mai.G12:Mai.G14">
            <calcext:condition calcext:apply-style-name="ConditionalStyle_72" calcext:value="formula-is([.$I$2]=&quot;DOM&quot;)" calcext:base-cell-address="Mai.D10"/>
            <calcext:condition calcext:apply-style-name="ConditionalStyle_71" calcext:value="formula-is([.D$2]=&quot;SÁB&quot;)" calcext:base-cell-address="Mai.D10"/>
          </calcext:conditional-format>
          <calcext:conditional-format calcext:target-range-address="Mai.C3:Mai.C12 Mai.C14:Mai.C16">
            <calcext:condition calcext:apply-style-name="ConditionalStyle_77" calcext:value="formula-is([.C$2]=&quot;DOM&quot;)" calcext:base-cell-address="Mai.C3"/>
          </calcext:conditional-format>
          <calcext:conditional-format calcext:target-range-address="Mai.F6:Mai.F6 Mai.H10:Mai.H10 Mai.I3:Mai.I14">
            <calcext:condition calcext:apply-style-name="ConditionalStyle_68" calcext:value="formula-is([.$I$2]=&quot;DOM&quot;)" calcext:base-cell-address="Mai.F6"/>
          </calcext:conditional-format>
          <calcext:conditional-format calcext:target-range-address="Mai.F6:Mai.G6 Mai.H3:Mai.I14">
            <calcext:condition calcext:apply-style-name="ConditionalStyle_65" calcext:value="formula-is([.F$2]=&quot;SÁB&quot;)" calcext:base-cell-address="Mai.F6"/>
          </calcext:conditional-format>
          <calcext:conditional-format calcext:target-range-address="Mai.C15:Mai.D15 Mai.C11:Mai.I11">
            <calcext:condition calcext:apply-style-name="ConditionalStyle_75" calcext:value="formula-is(AND(DAY([.C11])&gt;=1;DAY([.C11])&lt;=15))" calcext:base-cell-address="Mai.C11"/>
          </calcext:conditional-format>
        </calcext:conditional-formats>
      </table:table>
      <table:table table:name="Junho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20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5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JUNH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194" table:content-validation-name="val5" table:number-matrix-columns-spanned="7" table:number-matrix-rows-spanned="1" table:formula="of:=DiasESemanas+DATE(AnoCivil;6;1)-WEEKDAY(DATE(AnoCivil;6;1);(InícioDaSemana=&quot;Seg&quot;)+1)+1" office:value-type="date" office:date-value="2026-05-31" calcext:value-type="date">
            <text:p>31</text:p>
          </table:table-cell>
          <table:table-cell table:style-name="ce202" office:value-type="date" office:date-value="2026-06-01" calcext:value-type="date">
            <text:p>1</text:p>
          </table:table-cell>
          <table:table-cell table:style-name="ce202" office:value-type="date" office:date-value="2026-06-02" calcext:value-type="date">
            <text:p>2</text:p>
          </table:table-cell>
          <table:table-cell table:style-name="ce202" office:value-type="date" office:date-value="2026-06-03" calcext:value-type="date">
            <text:p>3</text:p>
          </table:table-cell>
          <table:table-cell table:style-name="ce202" office:value-type="date" office:date-value="2026-06-04" calcext:value-type="date">
            <text:p>4</text:p>
          </table:table-cell>
          <table:table-cell table:style-name="ce209" office:value-type="date" office:date-value="2026-06-05" calcext:value-type="date">
            <text:p>5</text:p>
          </table:table-cell>
          <table:table-cell table:style-name="ce216" office:value-type="date" office:date-value="2026-06-06" calcext:value-type="date">
            <text:p>6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96" table:content-validation-name="val6" office:value-type="string" calcext:value-type="string">
            <text:p><text:span text:style-name="T10">MASC.</text:span><text:span text:style-name="T11">:NILSON e JONNY/ARIANA e ALEXANDRE </text:span><text:span text:style-name="T12">FEMIN.:</text:span><text:span text:style-name="T11">  / EDUARDO/LUCAS B./JONATA.</text:span></text:p>
          </table:table-cell>
          <table:table-cell table:style-name="ce205" office:value-type="string" calcext:value-type="string">
            <text:p><text:span text:style-name="T10">MASC.:</text:span><text:span text:style-name="T11"> LUCAS M/ INGRID/HELENA e FELIPE </text:span><text:span text:style-name="T12">FEMIN.: </text:span><text:span text:style-name="T11">DAYLANE e ERICA </text:span></text:p>
          </table:table-cell>
          <table:table-cell table:style-name="ce205" office:value-type="string" calcext:value-type="string">
            <text:p><text:span text:style-name="T10">MASC.</text:span><text:span text:style-name="T11">:EDUARDO e JONATA/ ALEXANDRE e LUCAS B </text:span><text:span text:style-name="T12">FEMIN.: </text:span><text:span text:style-name="T11"> NILSON e ARIANA/ JONNY</text:span></text:p>
          </table:table-cell>
          <table:table-cell table:style-name="ce254" office:value-type="string" calcext:value-type="string">
            <text:p> MASC.: <text:span text:style-name="T13">DAYLANE/ ERICA LUCAS M e HELENA</text:span><text:span text:style-name="T12"> FEMIN.: </text:span><text:span text:style-name="T11">INGRI / FELIPE</text:span></text:p>
          </table:table-cell>
          <table:table-cell table:style-name="ce254" office:value-type="string" calcext:value-type="string">
            <text:p>MASC.: <text:span text:style-name="T13">NILSON e JONNY/ ARIANA e EDUARDO </text:span><text:span text:style-name="T12"> FEMIN.: </text:span><text:span text:style-name="T11">ALEXANDRE /JONATA e LUCAS B</text:span></text:p>
          </table:table-cell>
          <table:table-cell table:style-name="ce258" office:value-type="string" calcext:value-type="string">
            <text:p>MASC.: <text:span text:style-name="T13">INGRID e DAYLANE /ERICA e FELIPE</text:span><text:span text:style-name="T12"> FEMIN.:  </text:span><text:span text:style-name="T11">LUCAS M e HELENA</text:span></text:p>
          </table:table-cell>
          <table:table-cell table:style-name="ce217" office:value-type="string" calcext:value-type="string">
            <text:p><text:span text:style-name="T10">MASC.:  </text:span><text:span text:style-name="T11">JONATA e ALEXANDRE/ LUCAS B e NILSON</text:span><text:span text:style-name="T12"> FEMIN.: </text:span><text:span text:style-name="T11"> EDUARDO/ ARIANA e JONNY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97" table:number-matrix-columns-spanned="7" table:number-matrix-rows-spanned="1" table:formula="of:=DiasESemanas+DATE(AnoCivil;6;1)-WEEKDAY(DATE(AnoCivil;6;1);(InícioDaSemana=&quot;Seg&quot;)+1)+8" office:value-type="date" office:date-value="2026-06-07" calcext:value-type="date">
            <text:p>7</text:p>
          </table:table-cell>
          <table:table-cell table:style-name="ce18" office:value-type="date" office:date-value="2026-06-08" calcext:value-type="date">
            <text:p>8</text:p>
          </table:table-cell>
          <table:table-cell table:style-name="ce18" office:value-type="date" office:date-value="2026-06-09" calcext:value-type="date">
            <text:p>9</text:p>
          </table:table-cell>
          <table:table-cell table:style-name="ce18" office:value-type="date" office:date-value="2026-06-10" calcext:value-type="date">
            <text:p>10</text:p>
          </table:table-cell>
          <table:table-cell table:style-name="ce18" office:value-type="date" office:date-value="2026-06-11" calcext:value-type="date">
            <text:p>11</text:p>
          </table:table-cell>
          <table:table-cell table:style-name="ce212" office:value-type="date" office:date-value="2026-06-12" calcext:value-type="date">
            <text:p>12</text:p>
          </table:table-cell>
          <table:table-cell table:style-name="ce216" office:value-type="date" office:date-value="2026-06-13" calcext:value-type="date">
            <text:p>13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37" office:value-type="string" calcext:value-type="string">
            <text:p>               MASC.:<text:span text:style-name="T13">LUCAS e HELENA M/FELIPE e INGRID</text:span><text:span text:style-name="T12"> FEMIN.: </text:span><text:span text:style-name="T11">DAYLANE e ERICA</text:span><text:span text:style-name="T12">                                                                                                                 </text:span></text:p>
          </table:table-cell>
          <table:table-cell table:style-name="ce17" office:value-type="string" calcext:value-type="string">
            <text:p><text:span text:style-name="T10">MASC.: </text:span><text:span text:style-name="T11">ARIANA e JONATA/ EDUARDO e NILSON</text:span><text:span text:style-name="T12"> FEMIN.:</text:span><text:span text:style-name="T11">  JONNY e LUCAS B/ ALEXANDRE</text:span></text:p>
          </table:table-cell>
          <table:table-cell table:style-name="ce248" office:value-type="string" calcext:value-type="string">
            <text:p>MASC.:<text:span text:style-name="T13">DAYLANE e INGRID/ERICA e LUCAS</text:span><text:span text:style-name="T12">  FEMIN.:  </text:span><text:span text:style-name="T11">HELENA e FELIPE</text:span></text:p>
          </table:table-cell>
          <table:table-cell table:style-name="ce17" office:value-type="string" calcext:value-type="string">
            <text:p><text:span text:style-name="T10">MASC.:</text:span><text:span text:style-name="T11">JONNY e ALEXANDRE/ LUCAS B e EDUARDO</text:span><text:span text:style-name="T12"> FEMIN.: </text:span><text:span text:style-name="T11">ARIANA/ JONATA e NILSON  </text:span></text:p>
          </table:table-cell>
          <table:table-cell table:style-name="ce248" office:value-type="string" calcext:value-type="string">
            <text:p>MASC.<text:span text:style-name="T13">:JONNY e ALEXANDRE/ LUCAS B e EDUARDO</text:span><text:span text:style-name="T12"> FEMIN.: </text:span><text:span text:style-name="T11">ARIANA/ JONATA e NILSON  </text:span></text:p>
          </table:table-cell>
          <table:table-cell table:style-name="ce260" office:value-type="string" calcext:value-type="string">
            <text:p>MASC.:<text:span text:style-name="T13"> ARIANA e NILSON / JONATA e JONNY</text:span><text:span text:style-name="T12"> FEMIN.: LUCAS B / EDUARDO / ALEXANDRE </text:span></text:p>
          </table:table-cell>
          <table:table-cell table:style-name="ce270" office:value-type="string" calcext:value-type="string">
            <text:p>MASC.:<text:span text:style-name="T13">DAYLANE  e FELIPE/ INGRID e HELENA</text:span><text:span text:style-name="T12"> FEMIN.:  </text:span><text:span text:style-name="T11">ERICA e LUCAS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97" table:number-matrix-columns-spanned="7" table:number-matrix-rows-spanned="1" table:formula="of:=DiasESemanas+DATE(AnoCivil;6;1)-WEEKDAY(DATE(AnoCivil;6;1);(InícioDaSemana=&quot;Seg&quot;)+1)+15" office:value-type="date" office:date-value="2026-06-14" calcext:value-type="date">
            <text:p>14</text:p>
          </table:table-cell>
          <table:table-cell table:style-name="ce18" office:value-type="date" office:date-value="2026-06-15" calcext:value-type="date">
            <text:p>15</text:p>
          </table:table-cell>
          <table:table-cell table:style-name="ce18" office:value-type="date" office:date-value="2026-06-16" calcext:value-type="date">
            <text:p>16</text:p>
          </table:table-cell>
          <table:table-cell table:style-name="ce18" office:value-type="date" office:date-value="2026-06-17" calcext:value-type="date">
            <text:p>17</text:p>
          </table:table-cell>
          <table:table-cell table:style-name="ce18" office:value-type="date" office:date-value="2026-06-18" calcext:value-type="date">
            <text:p>18</text:p>
          </table:table-cell>
          <table:table-cell table:style-name="ce212" office:value-type="date" office:date-value="2026-06-19" calcext:value-type="date">
            <text:p>19</text:p>
          </table:table-cell>
          <table:table-cell table:style-name="ce216" office:value-type="date" office:date-value="2026-06-20" calcext:value-type="date">
            <text:p>20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37" office:value-type="string" calcext:value-type="string">
            <text:p>MASC<text:span text:style-name="T13">.:NILSON e JONNY/ARIANA e ALEXANDRE</text:span><text:span text:style-name="T12"> FEMIN.:  / </text:span><text:span text:style-name="T11">EDUARDO/LUCAS B./JONATA.</text:span></text:p>
          </table:table-cell>
          <table:table-cell table:style-name="ce248" office:value-type="string" calcext:value-type="string">
            <text:p>MASC<text:span text:style-name="T13">.: LUCAS M/ INGRID/HELENA e FELIPE</text:span><text:span text:style-name="T12"> FEMIN.</text:span><text:span text:style-name="T11">: DAYLANE e ERICA </text:span></text:p>
          </table:table-cell>
          <table:table-cell table:style-name="ce248" office:value-type="string" calcext:value-type="string">
            <text:p>MASC.<text:span text:style-name="T13">:EDUARDO e JONATA/ ALEXANDRE e LUCAS B</text:span><text:span text:style-name="T12"> FEMIN.: </text:span><text:span text:style-name="T11"> NILSON e ARIANA/ JONNY</text:span></text:p>
          </table:table-cell>
          <table:table-cell table:style-name="ce248" office:value-type="string" calcext:value-type="string">
            <text:p> MASC.: <text:span text:style-name="T13">DAYLANE/ ERICA LUCAS M e HELENA</text:span><text:span text:style-name="T12"> FEMIN.: </text:span><text:span text:style-name="T11">INGRI / FELIPE</text:span></text:p>
          </table:table-cell>
          <table:table-cell table:style-name="ce17" office:value-type="string" calcext:value-type="string">
            <text:p><text:span text:style-name="T10">MASC.:</text:span><text:span text:style-name="T11"> NILSON e JONNY/ ARIANA e EDUARDO  </text:span><text:span text:style-name="T12">FEMIN.</text:span><text:span text:style-name="T11">: ALEXANDRE /JONATA e LUCAS B</text:span></text:p>
          </table:table-cell>
          <table:table-cell table:style-name="ce214" office:value-type="string" calcext:value-type="string">
            <text:p><text:span text:style-name="T10">MASC</text:span><text:span text:style-name="T11">.: INGRID e DAYLANE /ERICA e FELIPE </text:span><text:span text:style-name="T12">FEMIN.: </text:span><text:span text:style-name="T11"> LUCAS M e HELENA</text:span></text:p>
          </table:table-cell>
          <table:table-cell table:style-name="ce217" office:value-type="string" calcext:value-type="string">
            <text:p><text:span text:style-name="T10">MASC.</text:span><text:span text:style-name="T11">:  JONATA e ALEXANDRE/ LUCAS B e NILSON </text:span><text:span text:style-name="T12">FEMIN</text:span><text:span text:style-name="T11">.:  EDUARDO/ ARIANA e JONNY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197" table:number-matrix-columns-spanned="7" table:number-matrix-rows-spanned="1" table:formula="of:=DiasESemanas+DATE(AnoCivil;6;1)-WEEKDAY(DATE(AnoCivil;6;1);(InícioDaSemana=&quot;Seg&quot;)+1)+22" office:value-type="date" office:date-value="2026-06-21" calcext:value-type="date">
            <text:p>21</text:p>
          </table:table-cell>
          <table:table-cell table:style-name="ce18" office:value-type="date" office:date-value="2026-06-22" calcext:value-type="date">
            <text:p>22</text:p>
          </table:table-cell>
          <table:table-cell table:style-name="ce18" office:value-type="date" office:date-value="2026-06-23" calcext:value-type="date">
            <text:p>23</text:p>
          </table:table-cell>
          <table:table-cell table:style-name="ce18" office:value-type="date" office:date-value="2026-06-24" calcext:value-type="date">
            <text:p>24</text:p>
          </table:table-cell>
          <table:table-cell table:style-name="ce18" office:value-type="date" office:date-value="2026-06-25" calcext:value-type="date">
            <text:p>25</text:p>
          </table:table-cell>
          <table:table-cell table:style-name="ce212" office:value-type="date" office:date-value="2026-06-26" calcext:value-type="date">
            <text:p>26</text:p>
          </table:table-cell>
          <table:table-cell table:style-name="ce216" office:value-type="date" office:date-value="2026-06-27" calcext:value-type="date">
            <text:p>27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00" office:value-type="string" calcext:value-type="string">
            <text:p>              <text:span text:style-name="T10"> MASC</text:span><text:span text:style-name="T11">.:LUCAS e HELENA ERICA e INGRID </text:span><text:span text:style-name="T12">FEMIN</text:span><text:span text:style-name="T11">.: DAYLANE e FEIPE       </text:span></text:p>
          </table:table-cell>
          <table:table-cell table:style-name="ce17" office:value-type="string" calcext:value-type="string">
            <text:p><text:span text:style-name="T10">MASC</text:span><text:span text:style-name="T11">.: ARIANA e JONATA/ EDUARDO e NILSON </text:span><text:span text:style-name="T12">FEMIN.</text:span><text:span text:style-name="T11">:  JONNY e LUCAS B/ ALEXANDRE</text:span></text:p>
          </table:table-cell>
          <table:table-cell table:style-name="ce17" office:value-type="string" calcext:value-type="string">
            <text:p><text:span text:style-name="T10">MASC</text:span><text:span text:style-name="T11">.:DAYLANE e HELENA/ERICA e LUCAS  </text:span><text:span text:style-name="T12">FEMIN</text:span><text:span text:style-name="T11">.: INGRID e FELIPE</text:span></text:p>
          </table:table-cell>
          <table:table-cell table:style-name="ce17" office:value-type="string" calcext:value-type="string">
            <text:p><text:span text:style-name="T10">MASC.</text:span><text:span text:style-name="T11">:JONNY e ALEXANDRE/ LUCAS B e EDUARDO</text:span><text:span text:style-name="T12"> FEMIN.:</text:span><text:span text:style-name="T11"> ARIANA/ JONATA e NILSON  </text:span></text:p>
          </table:table-cell>
          <table:table-cell table:style-name="ce17" office:value-type="string" calcext:value-type="string">
            <text:p><text:span text:style-name="T10">MASC.</text:span><text:span text:style-name="T11">: LUCAS M/ INGRID/HELENA e FELIPE </text:span><text:span text:style-name="T12">FEMIN.</text:span><text:span text:style-name="T11">: DAYLANE e ERICA </text:span></text:p>
          </table:table-cell>
          <table:table-cell table:style-name="ce214" office:value-type="string" calcext:value-type="string">
            <text:p><text:span text:style-name="T10">MASC.</text:span><text:span text:style-name="T11">: ARIANA e NILSON / JONATA e JONNY </text:span><text:span text:style-name="T12">FEMIN</text:span><text:span text:style-name="T11">.: LUCAS B / EDUARDO / ALEXANDRE </text:span></text:p>
          </table:table-cell>
          <table:table-cell table:style-name="ce217" office:value-type="string" calcext:value-type="string">
            <text:p><text:span text:style-name="T10">MASC.</text:span><text:span text:style-name="T11">:DAYLANE  e FELIPE/ INGRID e HELENA </text:span><text:span text:style-name="T12">FEMIN.</text:span><text:span text:style-name="T11">:  ERICA e LUCAS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01" table:number-matrix-columns-spanned="7" table:number-matrix-rows-spanned="1" table:formula="of:=DiasESemanas+DATE(AnoCivil;6;1)-WEEKDAY(DATE(AnoCivil;6;1);(InícioDaSemana=&quot;Seg&quot;)+1)+29" office:value-type="date" office:date-value="2026-06-28" calcext:value-type="date">
            <text:p>28</text:p>
          </table:table-cell>
          <table:table-cell table:style-name="ce207" office:value-type="date" office:date-value="2026-06-29" calcext:value-type="date">
            <text:p>29</text:p>
          </table:table-cell>
          <table:table-cell table:style-name="ce207" office:value-type="date" office:date-value="2026-06-30" calcext:value-type="date">
            <text:p>30</text:p>
          </table:table-cell>
          <table:table-cell table:style-name="ce207" office:value-type="date" office:date-value="2026-07-01" calcext:value-type="date">
            <text:p>1</text:p>
          </table:table-cell>
          <table:table-cell table:style-name="ce207" office:value-type="date" office:date-value="2026-07-02" calcext:value-type="date">
            <text:p>2</text:p>
          </table:table-cell>
          <table:table-cell table:style-name="ce215" office:value-type="date" office:date-value="2026-07-03" calcext:value-type="date">
            <text:p>3</text:p>
          </table:table-cell>
          <table:table-cell table:style-name="ce219" office:value-type="date" office:date-value="2026-07-04" calcext:value-type="date">
            <text:p>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00" office:value-type="string" calcext:value-type="string">
            <text:p><text:span text:style-name="T10">MASC.</text:span><text:span text:style-name="T11">:NILSON e JONNY/ARIANA e ALEXANDRE</text:span><text:span text:style-name="T12"> FEMIN.</text:span><text:span text:style-name="T11">:  / EDUARDO/LUCAS B./JONATA.</text:span></text:p>
          </table:table-cell>
          <table:table-cell table:style-name="ce17" office:value-type="string" calcext:value-type="string">
            <text:p><text:span text:style-name="T10">MASC</text:span><text:span text:style-name="T11">.: INGRID e DAYLANE /ERICA e FELIPE </text:span><text:span text:style-name="T12">FEMIN.: </text:span><text:span text:style-name="T11"> LUCAS M e HELENA</text:span></text:p>
          </table:table-cell>
          <table:table-cell table:style-name="ce17" table:number-columns-repeated="3"/>
          <table:table-cell table:style-name="ce214"/>
          <table:table-cell table:style-name="ce217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01" table:number-matrix-columns-spanned="2" table:number-matrix-rows-spanned="1" table:formula="of:=DiasESemanas+DATE(AnoCivil;6;1)-WEEKDAY(DATE(AnoCivil;6;1);(InícioDaSemana=&quot;Seg&quot;)+1)+36" office:value-type="date" office:date-value="2026-07-05" calcext:value-type="date">
            <text:p>5</text:p>
          </table:table-cell>
          <table:table-cell table:style-name="ce207" office:value-type="date" office:date-value="2026-07-06" calcext:value-type="date">
            <text:p>6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00"/>
          <table:table-cell table:style-name="ce17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Junho</svg:desc>
              <text:p text:style-name="P3"><text:span text:style-name="T2">JUNH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named-expressions>
          <table:named-range table:name="ColunaTítuloRegião1..I12.6" table:base-cell-address="$Janeiro.$A$1" table:cell-range-address="$Junho.$C$2"/>
          <table:named-range table:name="ColunaTítuloRegião2..D14.6" table:base-cell-address="$Janeiro.$A$1" table:cell-range-address="$Junho.$C$2"/>
          <table:named-range table:name="LinhaTítuloRegião1..F13.6" table:base-cell-address="$Janeiro.$A$1" table:cell-range-address="$Junho.$E$13"/>
        </table:named-expressions>
        <calcext:conditional-formats>
          <calcext:conditional-format calcext:target-range-address="Junho.I3:Junho.I12">
            <calcext:condition calcext:apply-style-name="ConditionalStyle_55" calcext:value="formula-is([.$I$2]=&quot;DOM&quot;)" calcext:base-cell-address="Junho.I3"/>
          </calcext:conditional-format>
          <calcext:conditional-format calcext:target-range-address="Junho.H3:Junho.I12">
            <calcext:condition calcext:apply-style-name="ConditionalStyle_56" calcext:value="formula-is([.H$2]=&quot;SÁB&quot;)" calcext:base-cell-address="Junho.H3"/>
          </calcext:conditional-format>
          <calcext:conditional-format calcext:target-range-address="Junho.C3:Junho.C14">
            <calcext:condition calcext:apply-style-name="ConditionalStyle_59" calcext:value="formula-is([.C$2]=&quot;DOM&quot;)" calcext:base-cell-address="Junho.C3"/>
          </calcext:conditional-format>
          <calcext:conditional-format calcext:target-range-address="Junho.C3:Junho.H4">
            <calcext:condition calcext:apply-style-name="ConditionalStyle_58" calcext:value="formula-is(DAY([.C3])&gt;8)" calcext:base-cell-address="Junho.C3"/>
          </calcext:conditional-format>
          <calcext:conditional-format calcext:target-range-address="Junho.C11:Junho.I11 Junho.C13:Junho.D13">
            <calcext:condition calcext:apply-style-name="ConditionalStyle_57" calcext:value="formula-is(AND(DAY([.C11])&gt;=1;DAY([.C11])&lt;=15))" calcext:base-cell-address="Junho.C11"/>
          </calcext:conditional-format>
        </calcext:conditional-formats>
      </table:table>
      <table:table table:name="Julho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21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6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JULH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221" table:content-validation-name="val5" table:number-matrix-columns-spanned="7" table:number-matrix-rows-spanned="1" table:formula="of:=DiasESemanas+DATE(AnoCivil;7;1)-WEEKDAY(DATE(AnoCivil;7;1);(InícioDaSemana=&quot;Seg&quot;)+1)+1" office:value-type="date" office:date-value="2026-06-28" calcext:value-type="date">
            <text:p>28</text:p>
          </table:table-cell>
          <table:table-cell table:style-name="ce228" office:value-type="date" office:date-value="2026-06-29" calcext:value-type="date">
            <text:p>29</text:p>
          </table:table-cell>
          <table:table-cell table:style-name="ce228" office:value-type="date" office:date-value="2026-06-30" calcext:value-type="date">
            <text:p>30</text:p>
          </table:table-cell>
          <table:table-cell table:style-name="ce228" office:value-type="date" office:date-value="2026-07-01" calcext:value-type="date">
            <text:p>1</text:p>
          </table:table-cell>
          <table:table-cell table:style-name="ce228" office:value-type="date" office:date-value="2026-07-02" calcext:value-type="date">
            <text:p>2</text:p>
          </table:table-cell>
          <table:table-cell table:style-name="ce234" office:value-type="date" office:date-value="2026-07-03" calcext:value-type="date">
            <text:p>3</text:p>
          </table:table-cell>
          <table:table-cell table:style-name="ce241" office:value-type="date" office:date-value="2026-07-04" calcext:value-type="date">
            <text:p>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23" table:content-validation-name="val6"/>
          <table:table-cell table:style-name="ce229"/>
          <table:table-cell table:style-name="ce233" office:value-type="string" calcext:value-type="string">
            <text:p>MASC.:<text:span text:style-name="T13"> NILSON / JONNY/ ALEXANDRE</text:span><text:span text:style-name="T12">  FEMIN.:  </text:span><text:span text:style-name="T11">EDUARDO e LUCAL B/JONATA </text:span><text:span text:style-name="T12">e </text:span><text:span text:style-name="T11">KAIQUE</text:span></text:p>
          </table:table-cell>
          <table:table-cell table:style-name="ce233" office:value-type="string" calcext:value-type="string">
            <text:p>MASC.: <text:span text:style-name="T13">INGRID e LUCAS M/ WILL e LUCAS G </text:span><text:span text:style-name="T12"> FEMIN.:</text:span><text:span text:style-name="T11"> ERICA e FELIPE/ HELENA e DAYLANE</text:span></text:p>
          </table:table-cell>
          <table:table-cell table:style-name="ce233" office:value-type="string" calcext:value-type="string">
            <text:p>MASC.: <text:span text:style-name="T13"> LUCAS B/ JONATA / EDUARDO</text:span><text:span text:style-name="T12">  FEMIN.: </text:span><text:span text:style-name="T11">NILSON / ALEXANDRE / JONNY</text:span><text:span text:style-name="T12"> e </text:span><text:span text:style-name="T11">KAIQUE</text:span></text:p>
          </table:table-cell>
          <table:table-cell table:style-name="ce235" office:value-type="string" calcext:value-type="string">
            <text:p>MASC.: <text:span text:style-name="T13">DAYLANE</text:span><text:span text:style-name="T12"> e </text:span><text:span text:style-name="T11">ERICA /FELIPE e HELENA </text:span><text:span text:style-name="T12">FEMIN.: </text:span><text:span text:style-name="T11">INGRID e LUCAS G/LUCAS M e WILL</text:span></text:p>
          </table:table-cell>
          <table:table-cell table:style-name="ce242" office:value-type="string" calcext:value-type="string">
            <text:p>MASC.:  <text:span text:style-name="T13">JONATA / JONNY/KAIQUE</text:span><text:span text:style-name="T12"> FEMIN.:</text:span><text:span text:style-name="T11">NILSON e EDUARDO/ALEXANDRE e LUCAS B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24" table:number-matrix-columns-spanned="7" table:number-matrix-rows-spanned="1" table:formula="of:=DiasESemanas+DATE(AnoCivil;7;1)-WEEKDAY(DATE(AnoCivil;7;1);(InícioDaSemana=&quot;Seg&quot;)+1)+8" office:value-type="date" office:date-value="2026-07-05" calcext:value-type="date">
            <text:p>5</text:p>
          </table:table-cell>
          <table:table-cell table:style-name="ce18" office:value-type="date" office:date-value="2026-07-06" calcext:value-type="date">
            <text:p>6</text:p>
          </table:table-cell>
          <table:table-cell table:style-name="ce18" office:value-type="date" office:date-value="2026-07-07" calcext:value-type="date">
            <text:p>7</text:p>
          </table:table-cell>
          <table:table-cell table:style-name="ce18" office:value-type="date" office:date-value="2026-07-08" calcext:value-type="date">
            <text:p>8</text:p>
          </table:table-cell>
          <table:table-cell table:style-name="ce18" office:value-type="date" office:date-value="2026-07-09" calcext:value-type="date">
            <text:p>9</text:p>
          </table:table-cell>
          <table:table-cell table:style-name="ce236" office:value-type="date" office:date-value="2026-07-10" calcext:value-type="date">
            <text:p>10</text:p>
          </table:table-cell>
          <table:table-cell table:style-name="ce241" office:value-type="date" office:date-value="2026-07-11" calcext:value-type="date">
            <text:p>1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25" office:value-type="string" calcext:value-type="string">
            <text:p>MASC.: <text:span text:style-name="T13">LUCAS G e WILL/FELIPE e ERICA</text:span><text:span text:style-name="T12">  FEMIN.:I</text:span><text:span text:style-name="T11">NGRID e DAYLANE/ LUCAS M e HELENA</text:span></text:p>
          </table:table-cell>
          <table:table-cell table:style-name="ce248" office:value-type="string" calcext:value-type="string">
            <text:p>MASC.: <text:span text:style-name="T13">NILSON / ALEXANDRE/LUCAS B</text:span><text:span text:style-name="T12">  FEMIN.:</text:span><text:span text:style-name="T11">EDUARDO e JONATA/KAIQUE/JONNY</text:span></text:p>
          </table:table-cell>
          <table:table-cell table:style-name="ce248" office:value-type="string" calcext:value-type="string">
            <text:p>MASC.:<text:span text:style-name="T13">LUCAS M e DAYLANE/INGRID e WILL</text:span><text:span text:style-name="T12">   FEMIN.:</text:span><text:span text:style-name="T11">LUCAS G e ERICA/FELIPE e HELENA</text:span></text:p>
          </table:table-cell>
          <table:table-cell table:style-name="ce248" office:value-type="string" calcext:value-type="string">
            <text:p>MASC.:<text:span text:style-name="T13">EDUARDO/ ALEXANDRE/NILSON</text:span><text:span text:style-name="T12"> FEMIN.:</text:span><text:span text:style-name="T11">KAIQUE e LUCAS B/JONATA eJONNY</text:span></text:p>
          </table:table-cell>
          <table:table-cell table:style-name="ce248" office:value-type="string" calcext:value-type="string">
            <text:p>MASC.: <text:span text:style-name="T13">FELIPE e ERICA/LUCAS M e WILL</text:span><text:span text:style-name="T12"> FEMIN.:</text:span><text:span text:style-name="T11">DAYLANE e HELENA/ LUCAS G e INGRID</text:span></text:p>
          </table:table-cell>
          <table:table-cell table:style-name="ce238" office:value-type="string" calcext:value-type="string">
            <text:p>MASC.: <text:span text:style-name="T13">NILSON / JONATA/ KAIQUE </text:span><text:span text:style-name="T12">   FEMIN.:</text:span><text:span text:style-name="T11">JONNY e ALEXANDRE/ EDUARDO e LUCAS B</text:span></text:p>
          </table:table-cell>
          <table:table-cell table:style-name="ce242" office:value-type="string" calcext:value-type="string">
            <text:p>MASC.: <text:span text:style-name="T13">LUCAS G e HELENA / LUCAS M e DAYLANE</text:span><text:span text:style-name="T12">  FEMIN.: </text:span><text:span text:style-name="T11">INGRID e ERICA /FELIPE e WILL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24" table:number-matrix-columns-spanned="7" table:number-matrix-rows-spanned="1" table:formula="of:=DiasESemanas+DATE(AnoCivil;7;1)-WEEKDAY(DATE(AnoCivil;7;1);(InícioDaSemana=&quot;Seg&quot;)+1)+15" office:value-type="date" office:date-value="2026-07-12" calcext:value-type="date">
            <text:p>12</text:p>
          </table:table-cell>
          <table:table-cell table:style-name="ce18" office:value-type="date" office:date-value="2026-07-13" calcext:value-type="date">
            <text:p>13</text:p>
          </table:table-cell>
          <table:table-cell table:style-name="ce18" office:value-type="date" office:date-value="2026-07-14" calcext:value-type="date">
            <text:p>14</text:p>
          </table:table-cell>
          <table:table-cell table:style-name="ce18" office:value-type="date" office:date-value="2026-07-15" calcext:value-type="date">
            <text:p>15</text:p>
          </table:table-cell>
          <table:table-cell table:style-name="ce18" office:value-type="date" office:date-value="2026-07-16" calcext:value-type="date">
            <text:p>16</text:p>
          </table:table-cell>
          <table:table-cell table:style-name="ce236" office:value-type="date" office:date-value="2026-07-17" calcext:value-type="date">
            <text:p>17</text:p>
          </table:table-cell>
          <table:table-cell table:style-name="ce241" office:value-type="date" office:date-value="2026-07-18" calcext:value-type="date">
            <text:p>18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25" office:value-type="string" calcext:value-type="string">
            <text:p>MASC.:  <text:span text:style-name="T13">JONNY / EDUARDO /LUCAS B</text:span><text:span text:style-name="T12"> FEMIN.:</text:span><text:span text:style-name="T11">NILSON / JONATA KAIQUE</text:span><text:span text:style-name="T12">/</text:span><text:span text:style-name="T11"> ALEXANDRE</text:span></text:p>
          </table:table-cell>
          <table:table-cell table:style-name="ce248" office:value-type="string" calcext:value-type="string">
            <text:p>MASC.: I<text:span text:style-name="T13">NGRID e LUCAS M/ FELIPE e ERICA </text:span><text:span text:style-name="T12"> FEMIN.:</text:span><text:span text:style-name="T11">DAYLANE e WILL/ HELENA e LUCAS G</text:span></text:p>
          </table:table-cell>
          <table:table-cell table:style-name="ce248" office:value-type="string" calcext:value-type="string">
            <text:p>MASC.: <text:span text:style-name="T13">LUCAS B / JONNY / ALEXANDRE</text:span><text:span text:style-name="T12"> FEMIN.: </text:span><text:span text:style-name="T11">NILSON /KAIQUE/ JONATA/EDUARDO</text:span></text:p>
          </table:table-cell>
          <table:table-cell table:style-name="ce248" office:value-type="string" calcext:value-type="string">
            <text:p>MASC.:<text:span text:style-name="T13"> DAYLANE e LUCAS G/ WILL e HELENA</text:span><text:span text:style-name="T12"> FEMIN.: </text:span><text:span text:style-name="T11">INGRID e ERICA / FELIPE e LUCAS M</text:span></text:p>
          </table:table-cell>
          <table:table-cell table:style-name="ce248" office:value-type="string" calcext:value-type="string">
            <text:p>MASC.: <text:span text:style-name="T13">KAIQUE/ NILSON/JONATA</text:span><text:span text:style-name="T12">  FEMIN.:</text:span><text:span text:style-name="T11">EDUARDO/ ALEXANDRE/ JONNY/LUCAS B</text:span></text:p>
          </table:table-cell>
          <table:table-cell table:style-name="ce238" office:value-type="string" calcext:value-type="string">
            <text:p>MASC.: <text:span text:style-name="T13">INGRID e LUCAS M/ WILL e LUCAS G</text:span><text:span text:style-name="T12">  FEMIN.: </text:span><text:span text:style-name="T11">ERICA e FELIPE/ HELENA e DAYLANE</text:span></text:p>
          </table:table-cell>
          <table:table-cell table:style-name="ce242" office:value-type="string" calcext:value-type="string">
            <text:p>MASC.: <text:span text:style-name="T13"> LUCAS B/ JONATA / EDUARDO </text:span><text:span text:style-name="T12"> FEMIN.: </text:span><text:span text:style-name="T11">NILSON / ALEXANDRE / JONNY e KAIQU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24" table:number-matrix-columns-spanned="7" table:number-matrix-rows-spanned="1" table:formula="of:=DiasESemanas+DATE(AnoCivil;7;1)-WEEKDAY(DATE(AnoCivil;7;1);(InícioDaSemana=&quot;Seg&quot;)+1)+22" office:value-type="date" office:date-value="2026-07-19" calcext:value-type="date">
            <text:p>19</text:p>
          </table:table-cell>
          <table:table-cell table:style-name="ce18" office:value-type="date" office:date-value="2026-07-20" calcext:value-type="date">
            <text:p>20</text:p>
          </table:table-cell>
          <table:table-cell table:style-name="ce18" office:value-type="date" office:date-value="2026-07-21" calcext:value-type="date">
            <text:p>21</text:p>
          </table:table-cell>
          <table:table-cell table:style-name="ce18" office:value-type="date" office:date-value="2026-07-22" calcext:value-type="date">
            <text:p>22</text:p>
          </table:table-cell>
          <table:table-cell table:style-name="ce18" office:value-type="date" office:date-value="2026-07-23" calcext:value-type="date">
            <text:p>23</text:p>
          </table:table-cell>
          <table:table-cell table:style-name="ce236" office:value-type="date" office:date-value="2026-07-24" calcext:value-type="date">
            <text:p>24</text:p>
          </table:table-cell>
          <table:table-cell table:style-name="ce241" office:value-type="date" office:date-value="2026-07-25" calcext:value-type="date">
            <text:p>25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25" office:value-type="string" calcext:value-type="string">
            <text:p>MASC.:<text:span text:style-name="T13"> DAYLANE e ERICA /FELIPE e HELENA</text:span><text:span text:style-name="T12"> FEMIN.:</text:span><text:span text:style-name="T11"> INGRID e LUCAS G/LUCAS M e WILL</text:span></text:p>
          </table:table-cell>
          <table:table-cell table:style-name="ce248" office:value-type="string" calcext:value-type="string">
            <text:p>MASC.: <text:span text:style-name="T13"> JONATA / JONNY/KAIQUE</text:span><text:span text:style-name="T12"> FEMIN.:</text:span><text:span text:style-name="T11">NILSON e EDUARDO/ALEXANDRE e LUCAS B</text:span></text:p>
          </table:table-cell>
          <table:table-cell table:style-name="ce248" office:value-type="string" calcext:value-type="string">
            <text:p>MASC.:<text:span text:style-name="T13"> LUCAS G e WILL/FELIPE e ERICA </text:span><text:span text:style-name="T12"> FEMIN.</text:span><text:span text:style-name="T11">:INGRID e DAYLANE/ LUCAS M e HELENA</text:span></text:p>
          </table:table-cell>
          <table:table-cell table:style-name="ce248" office:value-type="string" calcext:value-type="string">
            <text:p>MASC.: <text:span text:style-name="T13">NILSON / ALEXANDRE/LUCAS B </text:span><text:span text:style-name="T12"> FEMIN.:</text:span><text:span text:style-name="T11">EDUARDO e JONATA/KAIQUE/JONNY</text:span></text:p>
          </table:table-cell>
          <table:table-cell table:style-name="ce248" office:value-type="string" calcext:value-type="string">
            <text:p>MASC.:<text:span text:style-name="T13">LUCAS M e DAYLANE/INGRID e WILL</text:span><text:span text:style-name="T12">   FEMIN.:</text:span><text:span text:style-name="T11">LUCAS G e ERICA/FELIPE e HELENA</text:span></text:p>
          </table:table-cell>
          <table:table-cell table:style-name="ce238" office:value-type="string" calcext:value-type="string">
            <text:p>MASC.:<text:span text:style-name="T13">EDUARDO/ ALEXANDRE/NILSON</text:span><text:span text:style-name="T12"> FEMIN.</text:span><text:span text:style-name="T11">:KAIQUE e LUCAS B/JONATA eJONNY</text:span></text:p>
          </table:table-cell>
          <table:table-cell table:style-name="ce242" office:value-type="string" calcext:value-type="string">
            <text:p>MASC.: <text:span text:style-name="T13">FELIPE e ERICA/LUCAS M e WILL</text:span><text:span text:style-name="T12"> FEMIN.:</text:span><text:span text:style-name="T11">DAYLANE e HELENA/ LUCAS G e INGRID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26" table:number-matrix-columns-spanned="7" table:number-matrix-rows-spanned="1" table:formula="of:=DiasESemanas+DATE(AnoCivil;7;1)-WEEKDAY(DATE(AnoCivil;7;1);(InícioDaSemana=&quot;Seg&quot;)+1)+29" office:value-type="date" office:date-value="2026-07-26" calcext:value-type="date">
            <text:p>26</text:p>
          </table:table-cell>
          <table:table-cell table:style-name="ce231" office:value-type="date" office:date-value="2026-07-27" calcext:value-type="date">
            <text:p>27</text:p>
          </table:table-cell>
          <table:table-cell table:style-name="ce231" office:value-type="date" office:date-value="2026-07-28" calcext:value-type="date">
            <text:p>28</text:p>
          </table:table-cell>
          <table:table-cell table:style-name="ce231" office:value-type="date" office:date-value="2026-07-29" calcext:value-type="date">
            <text:p>29</text:p>
          </table:table-cell>
          <table:table-cell table:style-name="ce231" office:value-type="date" office:date-value="2026-07-30" calcext:value-type="date">
            <text:p>30</text:p>
          </table:table-cell>
          <table:table-cell table:style-name="ce239" office:value-type="date" office:date-value="2026-07-31" calcext:value-type="date">
            <text:p>31</text:p>
          </table:table-cell>
          <table:table-cell table:style-name="ce243" office:value-type="date" office:date-value="2026-08-01" calcext:value-type="date">
            <text:p>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25" office:value-type="string" calcext:value-type="string">
            <text:p>MASC.: <text:span text:style-name="T13">NILSON / JONATA/ KAIQUE</text:span><text:span text:style-name="T12">    FEMIN.:</text:span><text:span text:style-name="T11">JONNY e ALEXANDRE/ EDUARDO e LUCAS B</text:span></text:p>
          </table:table-cell>
          <table:table-cell table:style-name="ce248" office:value-type="string" calcext:value-type="string">
            <text:p>MASC.: <text:span text:style-name="T13">LUCAS G e HELENA / LUCAS M e</text:span><text:span text:style-name="T12"> </text:span><text:span text:style-name="T11">DAYLANE </text:span><text:span text:style-name="T12"> FEMIN.:</text:span><text:span text:style-name="T11"> INGRID e ERICA /FELIPE e WILL</text:span></text:p>
          </table:table-cell>
          <table:table-cell table:style-name="ce248" office:value-type="string" calcext:value-type="string">
            <text:p>MASC.: <text:span text:style-name="T13"> JONNY / EDUARDO /LUCAS B</text:span><text:span text:style-name="T12"> FEMIN.:</text:span><text:span text:style-name="T11">NILSON / JONATA KAIQUE/ ALEXANDRE</text:span></text:p>
          </table:table-cell>
          <table:table-cell table:style-name="ce248" office:value-type="string" calcext:value-type="string">
            <text:p>MASC.: <text:span text:style-name="T13">INGRID e LUCAS M/ FELIPE e ERICA </text:span><text:span text:style-name="T12"> FEMIN.:</text:span><text:span text:style-name="T11">DAYLANE e WILL/ HELENA e LUCAS G</text:span></text:p>
          </table:table-cell>
          <table:table-cell table:style-name="ce248" office:value-type="string" calcext:value-type="string">
            <text:p>MASC.:<text:span text:style-name="T13"> LUCAS B / JONNY / ALEXANDRE</text:span><text:span text:style-name="T12"> FEMIN.: </text:span><text:span text:style-name="T11">NILSON /KAIQUE/ JONATA/EDUARDO</text:span></text:p>
          </table:table-cell>
          <table:table-cell table:style-name="ce240"/>
          <table:table-cell table:style-name="ce244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26" table:number-matrix-columns-spanned="2" table:number-matrix-rows-spanned="1" table:formula="of:=DiasESemanas+DATE(AnoCivil;7;1)-WEEKDAY(DATE(AnoCivil;7;1);(InícioDaSemana=&quot;Seg&quot;)+1)+36" office:value-type="date" office:date-value="2026-08-02" calcext:value-type="date">
            <text:p>2</text:p>
          </table:table-cell>
          <table:table-cell table:style-name="ce231" office:value-type="date" office:date-value="2026-08-03" calcext:value-type="date">
            <text:p>3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27"/>
          <table:table-cell table:style-name="ce17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Julho</svg:desc>
              <text:p text:style-name="P3"><text:span text:style-name="T2">JULH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named-expressions>
          <table:named-range table:name="ColunaTítuloRegião1..I12.7" table:base-cell-address="$Janeiro.$A$1" table:cell-range-address="$Julho.$C$2"/>
          <table:named-range table:name="ColunaTítuloRegião2..D14.7" table:base-cell-address="$Janeiro.$A$1" table:cell-range-address="$Julho.$C$2"/>
          <table:named-range table:name="LinhaTítuloRegião1..F13.7" table:base-cell-address="$Janeiro.$A$1" table:cell-range-address="$Julho.$E$13"/>
        </table:named-expressions>
        <calcext:conditional-formats>
          <calcext:conditional-format calcext:target-range-address="Julho.I3:Julho.I12">
            <calcext:condition calcext:apply-style-name="ConditionalStyle_50" calcext:value="formula-is([.$I$2]=&quot;DOM&quot;)" calcext:base-cell-address="Julho.I3"/>
          </calcext:conditional-format>
          <calcext:conditional-format calcext:target-range-address="Julho.H3:Julho.I12">
            <calcext:condition calcext:apply-style-name="ConditionalStyle_51" calcext:value="formula-is([.H$2]=&quot;SÁB&quot;)" calcext:base-cell-address="Julho.H3"/>
          </calcext:conditional-format>
          <calcext:conditional-format calcext:target-range-address="Julho.C3:Julho.C14">
            <calcext:condition calcext:apply-style-name="ConditionalStyle_54" calcext:value="formula-is([.C$2]=&quot;DOM&quot;)" calcext:base-cell-address="Julho.C3"/>
          </calcext:conditional-format>
          <calcext:conditional-format calcext:target-range-address="Julho.C3:Julho.H4">
            <calcext:condition calcext:apply-style-name="ConditionalStyle_53" calcext:value="formula-is(DAY([.C3])&gt;8)" calcext:base-cell-address="Julho.C3"/>
          </calcext:conditional-format>
          <calcext:conditional-format calcext:target-range-address="Julho.C11:Julho.I11 Julho.C13:Julho.D13">
            <calcext:condition calcext:apply-style-name="ConditionalStyle_52" calcext:value="formula-is(AND(DAY([.C11])&gt;=1;DAY([.C11])&lt;=15))" calcext:base-cell-address="Julho.C11"/>
          </calcext:conditional-format>
        </calcext:conditional-formats>
      </table:table>
      <table:table table:name="Agosto" table:style-name="ta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22"/>
          <table:table-cell table:style-name="ce46" table:content-validation-name="val15" table:formula="of:=AnoCivil" office:value-type="float" office:value="2026" calcext:value-type="float">
            <text:p/>
          </table:table-cell>
          <table:table-cell table:number-columns-repeated="7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AGOST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319" table:content-validation-name="val5" table:number-matrix-columns-spanned="7" table:number-matrix-rows-spanned="1" table:formula="of:=DiasESemanas+DATE(AnoCivil;8;1)-WEEKDAY(DATE(AnoCivil;8;1);(InícioDaSemana=&quot;Seg&quot;)+1)+1" office:value-type="date" office:date-value="2026-07-26" calcext:value-type="date">
            <text:p>26</text:p>
          </table:table-cell>
          <table:table-cell table:style-name="ce252" office:value-type="date" office:date-value="2026-07-27" calcext:value-type="date">
            <text:p>27</text:p>
          </table:table-cell>
          <table:table-cell table:style-name="ce252" office:value-type="date" office:date-value="2026-07-28" calcext:value-type="date">
            <text:p>28</text:p>
          </table:table-cell>
          <table:table-cell table:style-name="ce252" office:value-type="date" office:date-value="2026-07-29" calcext:value-type="date">
            <text:p>29</text:p>
          </table:table-cell>
          <table:table-cell table:style-name="ce252" office:value-type="date" office:date-value="2026-07-30" calcext:value-type="date">
            <text:p>30</text:p>
          </table:table-cell>
          <table:table-cell table:style-name="ce257" office:value-type="date" office:date-value="2026-07-31" calcext:value-type="date">
            <text:p>31</text:p>
          </table:table-cell>
          <table:table-cell table:style-name="ce351" office:value-type="date" office:date-value="2026-08-01" calcext:value-type="date">
            <text:p>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20" table:content-validation-name="val6"/>
          <table:table-cell table:style-name="ce251" table:number-columns-repeated="4"/>
          <table:table-cell table:style-name="ce255" office:value-type="string" calcext:value-type="string">
            <text:p><text:span text:style-name="T10">MASC.:</text:span><text:span text:style-name="T11"> INGRID e LUCAS M/ WILL e FELIPE  </text:span><text:span text:style-name="T12">FEMIN.</text:span><text:span text:style-name="T11">: ERICA e LUCAS G/ HELENA e DAYLANE</text:span></text:p>
          </table:table-cell>
          <table:table-cell table:style-name="ce256" office:value-type="string" calcext:value-type="string">
            <text:p><text:span text:style-name="T10">MASC.</text:span><text:span text:style-name="T11">: NILSON / ALEXANDRE e LORRAINE  </text:span><text:span text:style-name="T12">FEMIN.: </text:span><text:span text:style-name="T11"> EDUARDO e LUCAL B/JONATA e KAIQU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47" table:number-matrix-columns-spanned="7" table:number-matrix-rows-spanned="1" table:formula="of:=DiasESemanas+DATE(AnoCivil;8;1)-WEEKDAY(DATE(AnoCivil;8;1);(InícioDaSemana=&quot;Seg&quot;)+1)+8" office:value-type="date" office:date-value="2026-08-02" calcext:value-type="date">
            <text:p>2</text:p>
          </table:table-cell>
          <table:table-cell table:style-name="ce18" office:value-type="date" office:date-value="2026-08-03" calcext:value-type="date">
            <text:p>3</text:p>
          </table:table-cell>
          <table:table-cell table:style-name="ce18" office:value-type="date" office:date-value="2026-08-04" calcext:value-type="date">
            <text:p>4</text:p>
          </table:table-cell>
          <table:table-cell table:style-name="ce18" office:value-type="date" office:date-value="2026-08-05" calcext:value-type="date">
            <text:p>5</text:p>
          </table:table-cell>
          <table:table-cell table:style-name="ce18" office:value-type="date" office:date-value="2026-08-06" calcext:value-type="date">
            <text:p>6</text:p>
          </table:table-cell>
          <table:table-cell table:style-name="ce259" office:value-type="date" office:date-value="2026-08-07" calcext:value-type="date">
            <text:p>7</text:p>
          </table:table-cell>
          <table:table-cell table:style-name="ce351" office:value-type="date" office:date-value="2026-08-08" calcext:value-type="date">
            <text:p>8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49" office:value-type="string" calcext:value-type="string">
            <text:p><text:span text:style-name="T10">MASC.:</text:span><text:span text:style-name="T11"> LUCAS G e ERICA /  HELENA e DAYLANE </text:span><text:span text:style-name="T12">FEMIN.</text:span><text:span text:style-name="T11">: INGRID e  LUCAS M / WILL e FELIPE</text:span></text:p>
          </table:table-cell>
          <table:table-cell table:style-name="ce17" office:value-type="string" calcext:value-type="string">
            <text:p><text:span text:style-name="T10">MASC</text:span><text:span text:style-name="T11">.:  LUCAS B/ JONATA / EDUARDO  </text:span><text:span text:style-name="T12">FEMIN.</text:span><text:span text:style-name="T11">: NILSON / ALEXANDRE / LORRAINE e KAIQUE</text:span></text:p>
          </table:table-cell>
          <table:table-cell table:style-name="ce17" office:value-type="string" calcext:value-type="string">
            <text:p><text:span text:style-name="T10">MASC.</text:span><text:span text:style-name="T11">: LUCAS G e WILL/ LUCAS M e FELIPE  </text:span><text:span text:style-name="T12">FEMIN.</text:span><text:span text:style-name="T11">:INGRID e DAYLANE/ ERICA e HELENA</text:span></text:p>
          </table:table-cell>
          <table:table-cell table:style-name="ce251" office:value-type="string" calcext:value-type="string">
            <text:p><text:span text:style-name="T10">MASC.:</text:span><text:span text:style-name="T11">  JONATA / /KAIQUE e LORRAINE </text:span><text:span text:style-name="T12">FEMIN.:</text:span><text:span text:style-name="T11">NILSON e EDUARDO/ALEXANDRE e LUCAS B</text:span></text:p>
          </table:table-cell>
          <table:table-cell table:style-name="ce255" office:value-type="string" calcext:value-type="string">
            <text:p><text:span text:style-name="T10">MASC.</text:span><text:span text:style-name="T11">:LUCAS M e DAYLANE/INGRID e ERICA </text:span><text:span text:style-name="T12">FEMIN.:</text:span><text:span text:style-name="T11">LUCAS G e FELIPE/ WILL e HELENA</text:span></text:p>
          </table:table-cell>
          <table:table-cell table:style-name="ce256" office:value-type="string" calcext:value-type="string">
            <text:p><text:span text:style-name="T10">MASC.:</text:span><text:span text:style-name="T11"> NILSON / ALEXANDRE/LUCAS B e E </text:span><text:span text:style-name="T12">FEMIN.</text:span><text:span text:style-name="T11">:LORRAINE e JONATA/KAIQUE/ EDUARDO</text:span></text:p>
          </table:table-cell>
          <table:table-cell table:style-name="ce249" office:value-type="string" calcext:value-type="string">
            <text:p><text:span text:style-name="T10">MASC.</text:span><text:span text:style-name="T11">: HELENA/LUCAS M / WILL e FELIPE </text:span><text:span text:style-name="T12">FEMIN.</text:span><text:span text:style-name="T11">:DAYLANE e ERICA/ LUCAS G e INGRID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47" table:number-matrix-columns-spanned="7" table:number-matrix-rows-spanned="1" table:formula="of:=DiasESemanas+DATE(AnoCivil;8;1)-WEEKDAY(DATE(AnoCivil;8;1);(InícioDaSemana=&quot;Seg&quot;)+1)+15" office:value-type="date" office:date-value="2026-08-09" calcext:value-type="date">
            <text:p>9</text:p>
          </table:table-cell>
          <table:table-cell table:style-name="ce18" office:value-type="date" office:date-value="2026-08-10" calcext:value-type="date">
            <text:p>10</text:p>
          </table:table-cell>
          <table:table-cell table:style-name="ce18" office:value-type="date" office:date-value="2026-08-11" calcext:value-type="date">
            <text:p>11</text:p>
          </table:table-cell>
          <table:table-cell table:style-name="ce18" office:value-type="date" office:date-value="2026-08-12" calcext:value-type="date">
            <text:p>12</text:p>
          </table:table-cell>
          <table:table-cell table:style-name="ce18" office:value-type="date" office:date-value="2026-08-13" calcext:value-type="date">
            <text:p>13</text:p>
          </table:table-cell>
          <table:table-cell table:style-name="ce259" office:value-type="date" office:date-value="2026-08-14" calcext:value-type="date">
            <text:p>14</text:p>
          </table:table-cell>
          <table:table-cell table:style-name="ce351" office:value-type="date" office:date-value="2026-08-15" calcext:value-type="date">
            <text:p>15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7" office:value-type="string" calcext:value-type="string">
            <text:p><text:span text:style-name="T10">MASC</text:span><text:span text:style-name="T11">.:EDUARDO/ ALEXANDRE/ LORRAINE </text:span><text:span text:style-name="T12">FEMIN.</text:span><text:span text:style-name="T11">:KAIQUE e LUCAS B/JONATA /NILSON</text:span></text:p>
          </table:table-cell>
          <table:table-cell table:style-name="ce17" office:value-type="string" calcext:value-type="string">
            <text:p><text:span text:style-name="T10">MASC.:</text:span><text:span text:style-name="T11"> LUCAS G e HELENA /  DAYLANE e ERICA</text:span><text:span text:style-name="T12"> FEMIN.</text:span><text:span text:style-name="T11">: INGRID e  / LUCAS M /WILL e FELIPE</text:span></text:p>
          </table:table-cell>
          <table:table-cell table:style-name="ce251" office:value-type="string" calcext:value-type="string">
            <text:p><text:span text:style-name="T10">MASC.</text:span><text:span text:style-name="T11">: LUCAS B/ JONATA/ KAIQUE    </text:span><text:span text:style-name="T12">FEMIN.</text:span><text:span text:style-name="T11">: ALEXANDRE/ EDUARDO e NILSON e LORRAINE</text:span></text:p>
          </table:table-cell>
          <table:table-cell table:style-name="ce255" office:value-type="string" calcext:value-type="string">
            <text:p><text:span text:style-name="T10">MASC.</text:span><text:span text:style-name="T11">: INGRID e LUCAS M/FELIPE e WILL  </text:span><text:span text:style-name="T12">FEMIN</text:span><text:span text:style-name="T11">.:DAYLANE e ERICA/ HELENA e LUCAS G</text:span></text:p>
          </table:table-cell>
          <table:table-cell table:style-name="ce256" office:value-type="string" calcext:value-type="string">
            <text:p><text:span text:style-name="T10">MASC.:</text:span><text:span text:style-name="T11"> NILSON  / EDUARDO /LUCAS B/LORRAINE </text:span><text:span text:style-name="T12">FEMIN.</text:span><text:span text:style-name="T11">: JONATA/ KAIQUE/ ALEXANDRE</text:span></text:p>
          </table:table-cell>
          <table:table-cell table:style-name="ce249" office:value-type="string" calcext:value-type="string">
            <text:p><text:span text:style-name="T10">MASC.</text:span><text:span text:style-name="T11">:  LUCAS G/ DAYLANE e HELENA e ERICA </text:span><text:span text:style-name="T12">FEMIN.</text:span><text:span text:style-name="T11">: INGRID e FELIPE /WILL e LUCAS M</text:span></text:p>
          </table:table-cell>
          <table:table-cell table:style-name="ce17" office:value-type="string" calcext:value-type="string">
            <text:p><text:span text:style-name="T10">MASC.:</text:span><text:span text:style-name="T11"> LUCAS B / ALEXANDRE/ EDUARDO </text:span><text:span text:style-name="T12">FEMIN.:</text:span><text:span text:style-name="T11"> NILSON /KAIQUE/ JONATA/LORRAIN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47" table:number-matrix-columns-spanned="7" table:number-matrix-rows-spanned="1" table:formula="of:=DiasESemanas+DATE(AnoCivil;8;1)-WEEKDAY(DATE(AnoCivil;8;1);(InícioDaSemana=&quot;Seg&quot;)+1)+22" office:value-type="date" office:date-value="2026-08-16" calcext:value-type="date">
            <text:p>16</text:p>
          </table:table-cell>
          <table:table-cell table:style-name="ce18" office:value-type="date" office:date-value="2026-08-17" calcext:value-type="date">
            <text:p>17</text:p>
          </table:table-cell>
          <table:table-cell table:style-name="ce18" office:value-type="date" office:date-value="2026-08-18" calcext:value-type="date">
            <text:p>18</text:p>
          </table:table-cell>
          <table:table-cell table:style-name="ce18" office:value-type="date" office:date-value="2026-08-19" calcext:value-type="date">
            <text:p>19</text:p>
          </table:table-cell>
          <table:table-cell table:style-name="ce18" office:value-type="date" office:date-value="2026-08-20" calcext:value-type="date">
            <text:p>20</text:p>
          </table:table-cell>
          <table:table-cell table:style-name="ce259" office:value-type="date" office:date-value="2026-08-21" calcext:value-type="date">
            <text:p>21</text:p>
          </table:table-cell>
          <table:table-cell table:style-name="ce351" office:value-type="date" office:date-value="2026-08-22" calcext:value-type="date">
            <text:p>22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17" office:value-type="string" calcext:value-type="string">
            <text:p><text:span text:style-name="T10">MASC.</text:span><text:span text:style-name="T11">: INGRID e LUCAS M/ WILL e FELIPE  </text:span><text:span text:style-name="T12">FEMIN.:</text:span><text:span text:style-name="T11"> ERICA e LUCAS G/ HELENA e DAYLANE</text:span></text:p>
          </table:table-cell>
          <table:table-cell table:style-name="ce251" office:value-type="string" calcext:value-type="string">
            <text:p><text:span text:style-name="T10">MASC.</text:span><text:span text:style-name="T11">:  NILSON/JONATA /LORRAINE </text:span><text:span text:style-name="T12">FEMIN</text:span><text:span text:style-name="T11">.:EDUARDO/KAIQUE ALEXANDRE/ /LUCAS B</text:span></text:p>
          </table:table-cell>
          <table:table-cell table:style-name="ce255" office:value-type="string" calcext:value-type="string">
            <text:p><text:span text:style-name="T10">MASC.:</text:span><text:span text:style-name="T11"> DAYLANE e LUCAS G /HELENA e ERICA </text:span><text:span text:style-name="T12">FEMIN</text:span><text:span text:style-name="T11">.: INGRID e FELIPE /LUCAS M e WILL</text:span></text:p>
          </table:table-cell>
          <table:table-cell table:style-name="ce256" office:value-type="string" calcext:value-type="string">
            <text:p><text:span text:style-name="T10">MASC.:</text:span><text:span text:style-name="T11">  LUCAS B/ JONATA / EDUARDO/  </text:span><text:span text:style-name="T12">FEMIN.</text:span><text:span text:style-name="T11">: NILSON / LORRAINE / KAIQUE/ALEXANDRE</text:span></text:p>
          </table:table-cell>
          <table:table-cell table:style-name="ce249" office:value-type="string" calcext:value-type="string">
            <text:p><text:span text:style-name="T10">MASC.:</text:span><text:span text:style-name="T11"> LUCAS M e WILL/ DAYLANE  e FELIPE </text:span><text:span text:style-name="T12">FEMIN.</text:span><text:span text:style-name="T11">:INGRID e ERICA/ LUCAS G e HELENA</text:span></text:p>
          </table:table-cell>
          <table:table-cell table:style-name="ce17" office:value-type="string" calcext:value-type="string">
            <text:p><text:span text:style-name="T10">MASC.:</text:span><text:span text:style-name="T11">  JONATA / /KAIQUE/LORRAINE </text:span><text:span text:style-name="T12">FEMIN.</text:span><text:span text:style-name="T11">:NILSON e EDUARDO/ALEXANDRE e LUCAS B</text:span></text:p>
          </table:table-cell>
          <table:table-cell table:style-name="ce17" office:value-type="string" calcext:value-type="string">
            <text:p><text:span text:style-name="T10">MASC.</text:span><text:span text:style-name="T11">:LUCAS G e HELENA /INGRID  e  ERICA </text:span><text:span text:style-name="T12">FEMIN.:</text:span><text:span text:style-name="T11">LUCAS M e FELIPE/WILL/DAYLAN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50" table:number-matrix-columns-spanned="7" table:number-matrix-rows-spanned="1" table:formula="of:=DiasESemanas+DATE(AnoCivil;8;1)-WEEKDAY(DATE(AnoCivil;8;1);(InícioDaSemana=&quot;Seg&quot;)+1)+29" office:value-type="date" office:date-value="2026-08-23" calcext:value-type="date">
            <text:p>23</text:p>
          </table:table-cell>
          <table:table-cell table:style-name="ce253" office:value-type="date" office:date-value="2026-08-24" calcext:value-type="date">
            <text:p>24</text:p>
          </table:table-cell>
          <table:table-cell table:style-name="ce253" office:value-type="date" office:date-value="2026-08-25" calcext:value-type="date">
            <text:p>25</text:p>
          </table:table-cell>
          <table:table-cell table:style-name="ce253" office:value-type="date" office:date-value="2026-08-26" calcext:value-type="date">
            <text:p>26</text:p>
          </table:table-cell>
          <table:table-cell table:style-name="ce253" office:value-type="date" office:date-value="2026-08-27" calcext:value-type="date">
            <text:p>27</text:p>
          </table:table-cell>
          <table:table-cell table:style-name="ce262" office:value-type="date" office:date-value="2026-08-28" calcext:value-type="date">
            <text:p>28</text:p>
          </table:table-cell>
          <table:table-cell table:style-name="ce354" office:value-type="date" office:date-value="2026-08-29" calcext:value-type="date">
            <text:p>29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51" office:value-type="string" calcext:value-type="string">
            <text:p><text:span text:style-name="T10">MASC.:</text:span><text:span text:style-name="T11"> NILSON / ALEXANDRE/LUCAS B  </text:span><text:span text:style-name="T12">FEMIN.</text:span><text:span text:style-name="T11">:EDUARDO  JONATA/KAIQUE/LORRAINE</text:span></text:p>
          </table:table-cell>
          <table:table-cell table:style-name="ce255" office:value-type="string" calcext:value-type="string">
            <text:p><text:span text:style-name="T10">MASC.</text:span><text:span text:style-name="T11">:  ERICA/LUCAS M WILL e FELIPE </text:span><text:span text:style-name="T12">FEMIN.:</text:span><text:span text:style-name="T11">DAYLANE e HELENA/ LUCAS G e INGRID</text:span></text:p>
          </table:table-cell>
          <table:table-cell table:style-name="ce256" office:value-type="string" calcext:value-type="string">
            <text:p><text:span text:style-name="T10">MASC.</text:span><text:span text:style-name="T11">:ALEXANDRE/NILSON/ LORRAINE </text:span><text:span text:style-name="T12">FEMIN.</text:span><text:span text:style-name="T11">:KAIQUE e LUCAS B/JONATA EEDUARDO</text:span></text:p>
          </table:table-cell>
          <table:table-cell table:style-name="ce249" office:value-type="string" calcext:value-type="string">
            <text:p><text:span text:style-name="T10">MASC.:</text:span><text:span text:style-name="T11">  HELENA e LUCAS G /DAYLANEe LUCAS M</text:span><text:span text:style-name="T12">  FEMIN.</text:span><text:span text:style-name="T11">: INGRID e ERICA /FELIPE e WILL/</text:span></text:p>
          </table:table-cell>
          <table:table-cell table:style-name="ce17" office:value-type="string" calcext:value-type="string">
            <text:p><text:span text:style-name="T10">MASC.</text:span><text:span text:style-name="T11">: NILSON / JONATA/ KAIQUE  /LUCAS B  </text:span><text:span text:style-name="T12">FEMIN.:</text:span><text:span text:style-name="T11"> e ALEXANDRE/ EDUARDO e LORRAINE</text:span></text:p>
          </table:table-cell>
          <table:table-cell table:style-name="ce17" office:value-type="string" calcext:value-type="string">
            <text:p><text:span text:style-name="T10">MASC.:</text:span><text:span text:style-name="T11"> INGRID e LUCAS M/  ERICA e FELIPE </text:span><text:span text:style-name="T12">FEMIN</text:span><text:span text:style-name="T11">.:DAYLANE e WILL/ HELENA e LUCAS G</text:span></text:p>
          </table:table-cell>
          <table:table-cell table:style-name="ce256" office:value-type="string" calcext:value-type="string">
            <text:p><text:span text:style-name="T10">MASC.:</text:span><text:span text:style-name="T11">   EDUARDO /ALEXANDRE/LORRAINE </text:span><text:span text:style-name="T12">FEMIN</text:span><text:span text:style-name="T11">.:NILSON / JONATA KAIQUE/LUCAS B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50" table:number-matrix-columns-spanned="2" table:number-matrix-rows-spanned="1" table:formula="of:=DiasESemanas+DATE(AnoCivil;8;1)-WEEKDAY(DATE(AnoCivil;8;1);(InícioDaSemana=&quot;Seg&quot;)+1)+36" office:value-type="date" office:date-value="2026-08-30" calcext:value-type="date">
            <text:p>30</text:p>
          </table:table-cell>
          <table:table-cell table:style-name="ce253" office:value-type="date" office:date-value="2026-08-31" calcext:value-type="date">
            <text:p>31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office:value-type="string" calcext:value-type="string" table:number-columns-spanned="4" table:number-rows-spanned="2">
            <text:p>É Obrigação de toda equipe, colaborar com os colegas, ajudando o local que houver maior necessidade.</text:p>
          </table:table-cell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49" office:value-type="string" calcext:value-type="string">
            <text:p><text:span text:style-name="T10">MASC</text:span><text:span text:style-name="T11">.: NILSON / ALEXANDRE/JONATA  </text:span><text:span text:style-name="T12">FEMIN.</text:span><text:span text:style-name="T11">:  EDUARDO e LUCAL B/LORRAINE e KAIQUE</text:span></text:p>
          </table:table-cell>
          <table:table-cell table:style-name="ce17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Agosto</svg:desc>
              <text:p text:style-name="P3"><text:span text:style-name="T2">AGOST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named-expressions>
          <table:named-range table:name="ColunaTítuloRegião1..I12.8" table:base-cell-address="$Janeiro.$A$1" table:cell-range-address="$Agosto.$C$2"/>
          <table:named-range table:name="ColunaTítuloRegião2..D14.8" table:base-cell-address="$Janeiro.$A$1" table:cell-range-address="$Agosto.$C$2"/>
          <table:named-range table:name="LinhaTítuloRegião1..F13.8" table:base-cell-address="$Janeiro.$A$1" table:cell-range-address="$Agosto.$E$13"/>
        </table:named-expressions>
        <calcext:conditional-formats>
          <calcext:conditional-format calcext:target-range-address="Agosto.D12:Agosto.E12 Agosto.E10:Agosto.F10 Agosto.F8:Agosto.G8 Agosto.G6:Agosto.H6 Agosto.H3:Agosto.I5 Agosto.H7:Agosto.I7 Agosto.H9:Agosto.I9 Agosto.H11:Agosto.I11 Agosto.I12:Agosto.I12">
            <calcext:condition calcext:apply-style-name="ConditionalStyle_44" calcext:value="formula-is([.D$2]=&quot;SÁB&quot;)" calcext:base-cell-address="Agosto.D12"/>
          </calcext:conditional-format>
          <calcext:conditional-format calcext:target-range-address="Agosto.C12:Agosto.D12 Agosto.C3:Agosto.H4 Agosto.D10:Agosto.E10 Agosto.E8:Agosto.F8 Agosto.F6:Agosto.G6">
            <calcext:condition calcext:apply-style-name="ConditionalStyle_48" calcext:value="formula-is(DAY([.C3])&gt;8)" calcext:base-cell-address="Agosto.C3"/>
          </calcext:conditional-format>
          <calcext:conditional-format calcext:target-range-address="Agosto.E12:Agosto.E12 Agosto.F10:Agosto.F10 Agosto.G8:Agosto.G8 Agosto.H6:Agosto.H6 Agosto.I3:Agosto.I5 Agosto.I7:Agosto.I7 Agosto.I9:Agosto.I9 Agosto.I11:Agosto.I12">
            <calcext:condition calcext:apply-style-name="ConditionalStyle_43" calcext:value="formula-is([.$I$2]=&quot;DOM&quot;)" calcext:base-cell-address="Agosto.E12"/>
          </calcext:conditional-format>
          <calcext:conditional-format calcext:target-range-address="Agosto.C3:Agosto.C7 Agosto.C9:Agosto.C9 Agosto.C11:Agosto.C11 Agosto.C13:Agosto.C14 Agosto.F12:Agosto.F12 Agosto.G10:Agosto.G10 Agosto.H8:Agosto.H8 Agosto.I6:Agosto.I6">
            <calcext:condition calcext:apply-style-name="ConditionalStyle_49" calcext:value="formula-is([.C$2]=&quot;DOM&quot;)" calcext:base-cell-address="Agosto.C3"/>
          </calcext:conditional-format>
          <calcext:conditional-format calcext:target-range-address="Agosto.C11:Agosto.I11 Agosto.C13:Agosto.D13">
            <calcext:condition calcext:apply-style-name="ConditionalStyle_46" calcext:value="formula-is(AND(DAY([.C11])&gt;=1;DAY([.C11])&lt;=15))" calcext:base-cell-address="Agosto.C11"/>
          </calcext:conditional-format>
        </calcext:conditional-formats>
      </table:table>
      <table:table table:name="Setembro" table:style-name="ta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9"/>
        <table:table-column table:style-name="co3" table:default-cell-style-name="ce17"/>
        <table:table-column table:style-name="co3" table:number-columns-repeated="4" table:default-cell-style-name="Default"/>
        <table:table-column table:style-name="co3" table:default-cell-style-name="ce282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23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5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SETEMBR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265" table:content-validation-name="val5" table:number-matrix-columns-spanned="7" table:number-matrix-rows-spanned="1" table:formula="of:=DiasESemanas+DATE(AnoCivil;9;1)-WEEKDAY(DATE(AnoCivil;9;1);(InícioDaSemana=&quot;Seg&quot;)+1)+1" office:value-type="date" office:date-value="2026-08-30" calcext:value-type="date">
            <text:p>30</text:p>
          </table:table-cell>
          <table:table-cell table:style-name="ce273" office:value-type="date" office:date-value="2026-08-31" calcext:value-type="date">
            <text:p>31</text:p>
          </table:table-cell>
          <table:table-cell table:style-name="ce273" office:value-type="date" office:date-value="2026-09-01" calcext:value-type="date">
            <text:p>1</text:p>
          </table:table-cell>
          <table:table-cell table:style-name="ce273" office:value-type="date" office:date-value="2026-09-02" calcext:value-type="date">
            <text:p>2</text:p>
          </table:table-cell>
          <table:table-cell table:style-name="ce273" office:value-type="date" office:date-value="2026-09-03" calcext:value-type="date">
            <text:p>3</text:p>
          </table:table-cell>
          <table:table-cell table:style-name="ce276" office:value-type="date" office:date-value="2026-09-04" calcext:value-type="date">
            <text:p>4</text:p>
          </table:table-cell>
          <table:table-cell table:style-name="ce281" office:value-type="date" office:date-value="2026-09-05" calcext:value-type="date">
            <text:p>5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67" table:content-validation-name="val6"/>
          <table:table-cell table:style-name="ce274" office:value-type="string" calcext:value-type="string">
            <text:p><text:span text:style-name="T14">MASC.</text:span><text:span text:style-name="T15">: NILSON /JONNY /JONATA  </text:span><text:span text:style-name="T16">FEMIN.</text:span><text:span text:style-name="T15">:  INGRID e LUCAL B/  e KAIQUE</text:span></text:p>
          </table:table-cell>
          <table:table-cell table:style-name="ce274" office:value-type="string" calcext:value-type="string">
            <text:p><text:span text:style-name="T14">MASC.:</text:span><text:span text:style-name="T15"> LUCAS M/ WILL e FELIPE  </text:span><text:span text:style-name="T16">FEMIN.:</text:span><text:span text:style-name="T15">   GUILHERME e HELENA/EDUARDO e  DAYLANE</text:span></text:p>
          </table:table-cell>
          <table:table-cell table:style-name="ce274" office:value-type="string" calcext:value-type="string">
            <text:p><text:span text:style-name="T14">MASC.</text:span><text:span text:style-name="T15">:INGRID e KAIQUE  /LUCAL B  e </text:span><text:span text:style-name="T16">FEMIN.</text:span><text:span text:style-name="T15">: NILSON e JONNY/JONATA  </text:span></text:p>
          </table:table-cell>
          <table:table-cell table:style-name="ce274" office:value-type="string" calcext:value-type="string">
            <text:p><text:span text:style-name="T14">MASC.:</text:span><text:span text:style-name="T15"> GUILHERME  /  HELENA e DAYLANE </text:span><text:span text:style-name="T16">FEMIN.:</text:span><text:span text:style-name="T15"> EDUARDO e  LUCAS M / WILL e FELIPE</text:span></text:p>
          </table:table-cell>
          <table:table-cell table:style-name="ce277" office:value-type="string" calcext:value-type="string">
            <text:p><text:span text:style-name="T14">MASC.</text:span><text:span text:style-name="T15">:  LUCAS B/ JONATA / JONNY  </text:span><text:span text:style-name="T16">FEMIN.</text:span><text:span text:style-name="T15">: NILSON / INGRID e KAIQUE</text:span></text:p>
          </table:table-cell>
          <table:table-cell office:value-type="string" calcext:value-type="string">
            <text:p><text:span text:style-name="T14">MASC.:</text:span><text:span text:style-name="T15"> EDUARDO e WILL/ e FELIPE  </text:span><text:span text:style-name="T16">FEMIN.</text:span><text:span text:style-name="T15">:GUILHERME / DAYLANE/  HELENA/LUCAS M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68" table:number-matrix-columns-spanned="7" table:number-matrix-rows-spanned="1" table:formula="of:=DiasESemanas+DATE(AnoCivil;9;1)-WEEKDAY(DATE(AnoCivil;9;1);(InícioDaSemana=&quot;Seg&quot;)+1)+8" office:value-type="date" office:date-value="2026-09-06" calcext:value-type="date">
            <text:p>6</text:p>
          </table:table-cell>
          <table:table-cell table:style-name="ce18" office:value-type="date" office:date-value="2026-09-07" calcext:value-type="date">
            <text:p>7</text:p>
          </table:table-cell>
          <table:table-cell table:style-name="ce18" office:value-type="date" office:date-value="2026-09-08" calcext:value-type="date">
            <text:p>8</text:p>
          </table:table-cell>
          <table:table-cell table:style-name="ce18" office:value-type="date" office:date-value="2026-09-09" calcext:value-type="date">
            <text:p>9</text:p>
          </table:table-cell>
          <table:table-cell table:style-name="ce18" office:value-type="date" office:date-value="2026-09-10" calcext:value-type="date">
            <text:p>10</text:p>
          </table:table-cell>
          <table:table-cell table:style-name="ce278" office:value-type="date" office:date-value="2026-09-11" calcext:value-type="date">
            <text:p>11</text:p>
          </table:table-cell>
          <table:table-cell table:style-name="ce281" office:value-type="date" office:date-value="2026-09-12" calcext:value-type="date">
            <text:p>12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14">MASC.:</text:span><text:span text:style-name="T15">  JONATA / /KAIQUE e INGRID </text:span><text:span text:style-name="T16">FEMIN.</text:span><text:span text:style-name="T15">:NILSON e / e LUCAS B/ JONNY</text:span></text:p>
          </table:table-cell>
          <table:table-cell office:value-type="string" calcext:value-type="string">
            <text:p><text:span text:style-name="T14">MASC.</text:span><text:span text:style-name="T15">:LUCAS M e DAYLANE/I GUILHERME  </text:span><text:span text:style-name="T16">FEMIN.</text:span><text:span text:style-name="T15">: FELIPE/ WILL e HELENA/EDUARDO</text:span></text:p>
          </table:table-cell>
          <table:table-cell table:style-name="ce17" office:value-type="string" calcext:value-type="string">
            <text:p><text:span text:style-name="T14">MASC.:</text:span><text:span text:style-name="T15"> NILSON / /LUCAS B /INGRID/JOÃO  </text:span><text:span text:style-name="T16">FEMIN.:</text:span><text:span text:style-name="T15"> RODRIGO JONATA/KAIQUE/JONNY </text:span></text:p>
          </table:table-cell>
          <table:table-cell table:style-name="ce17" office:value-type="string" calcext:value-type="string">
            <text:p><text:span text:style-name="T14">MASC.</text:span><text:span text:style-name="T15">: EDUARDO/LUCAS M /  e FELIPE </text:span><text:span text:style-name="T16">FEMIN.</text:span><text:span text:style-name="T15">:DAYLANE e / WILL e GUILHERME/HELENA</text:span></text:p>
          </table:table-cell>
          <table:table-cell table:style-name="ce17" office:value-type="string" calcext:value-type="string">
            <text:p><text:span text:style-name="T14">MASC.</text:span><text:span text:style-name="T15"> JONATA/JONNY/RODRIGO/LUCAS B </text:span><text:span text:style-name="T16">FEMIN.</text:span><text:span text:style-name="T15">:KAIQUE e JOÃO /INGRID /NILSON</text:span></text:p>
          </table:table-cell>
          <table:table-cell table:style-name="ce279" office:value-type="string" calcext:value-type="string">
            <text:p><text:span text:style-name="T14">MASC.:</text:span><text:span text:style-name="T15">GUILHERME e LUCAS M/  DAYLANE  </text:span><text:span text:style-name="T16">FEMIN.:</text:span><text:span text:style-name="T15"> WILL e FELIPE/HELENA/EDUARDO</text:span></text:p>
          </table:table-cell>
          <table:table-cell office:value-type="string" calcext:value-type="string">
            <text:p><text:span text:style-name="T6">MASC.:</text:span><text:span text:style-name="T7">GUILHERME e LUCAS M/  DAYLANE  </text:span><text:span text:style-name="T8">FEMIN.:</text:span><text:span text:style-name="T7"> WILL e FELIPE/HELENA/EDUARD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68" table:number-matrix-columns-spanned="7" table:number-matrix-rows-spanned="1" table:formula="of:=DiasESemanas+DATE(AnoCivil;9;1)-WEEKDAY(DATE(AnoCivil;9;1);(InícioDaSemana=&quot;Seg&quot;)+1)+15" office:value-type="date" office:date-value="2026-09-13" calcext:value-type="date">
            <text:p>13</text:p>
          </table:table-cell>
          <table:table-cell table:style-name="ce18" office:value-type="date" office:date-value="2026-09-14" calcext:value-type="date">
            <text:p>14</text:p>
          </table:table-cell>
          <table:table-cell table:style-name="ce18" office:value-type="date" office:date-value="2026-09-15" calcext:value-type="date">
            <text:p>15</text:p>
          </table:table-cell>
          <table:table-cell table:style-name="ce18" office:value-type="date" office:date-value="2026-09-16" calcext:value-type="date">
            <text:p>16</text:p>
          </table:table-cell>
          <table:table-cell table:style-name="ce18" office:value-type="date" office:date-value="2026-09-17" calcext:value-type="date">
            <text:p>17</text:p>
          </table:table-cell>
          <table:table-cell table:style-name="ce278" office:value-type="date" office:date-value="2026-09-18" calcext:value-type="date">
            <text:p>18</text:p>
          </table:table-cell>
          <table:table-cell table:style-name="ce281" office:value-type="date" office:date-value="2026-09-19" calcext:value-type="date">
            <text:p>19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MASC.: </text:span><text:span text:style-name="T18">FELIPE/EDUARDO/WILL </text:span><text:span text:style-name="T19">FEMIN.:</text:span><text:span text:style-name="T18"> HELENA/LUCAS M/DAYLANE/GUILHERME</text:span></text:p>
          </table:table-cell>
          <table:table-cell office:value-type="string" calcext:value-type="string">
            <text:p><text:span text:style-name="T14">MASC.:</text:span><text:span text:style-name="T15"> NILSON  / JONATA /LUCAS B/RODRIGO</text:span><text:span text:style-name="T16"> FEMIN.:</text:span><text:span text:style-name="T15">INGRID / KAIQUE/JONNY/JOÃO </text:span></text:p>
          </table:table-cell>
          <table:table-cell table:style-name="ce17" office:value-type="string" calcext:value-type="string">
            <text:p><text:span text:style-name="T14">MASC.:</text:span><text:span text:style-name="T15">  GUILHERME/ DAYLANE e HELENA  </text:span><text:span text:style-name="T16">FEMIN.:</text:span><text:span text:style-name="T15"> FELIPE /WILL / LUCAS M/ EDUARDO</text:span></text:p>
          </table:table-cell>
          <table:table-cell table:style-name="ce68" office:value-type="string" calcext:value-type="string">
            <text:p><text:span text:style-name="T14">MASC.:</text:span><text:span text:style-name="T15"> KAIQUE /JONNY/INGRID / JOÃO </text:span><text:span text:style-name="T16">FEMIN.:</text:span><text:span text:style-name="T15"> NILSON / JONATA/LUCAS B/ RODRIGO</text:span></text:p>
          </table:table-cell>
          <table:table-cell table:style-name="ce17" office:value-type="string" calcext:value-type="string">
            <text:p><text:span text:style-name="T14">MASC.:</text:span><text:span text:style-name="T15">  LUCAS M/  FELIPE/ EDUARDO</text:span><text:span text:style-name="T16"> FEMIN.</text:span><text:span text:style-name="T15">:WILL e GUILHERME/ HELENA e DAYLANE</text:span></text:p>
          </table:table-cell>
          <table:table-cell table:style-name="ce279" office:value-type="string" calcext:value-type="string">
            <text:p><text:span text:style-name="T14">MASC.:</text:span><text:span text:style-name="T15"> LUCAS B NILSON/JONATA /RODRIGO </text:span><text:span text:style-name="T16">FEMIN</text:span><text:span text:style-name="T15">.:/KAIQUE /JONNY/INGRID/JOÃO</text:span></text:p>
          </table:table-cell>
          <table:table-cell office:value-type="string" calcext:value-type="string">
            <text:p><text:span text:style-name="T14">MASC.</text:span><text:span text:style-name="T15">: DAYLANE e GUILHERME / WILL</text:span><text:span text:style-name="T16"> FEMIN.</text:span><text:span text:style-name="T15">:  FELIPE /LUCAS M /HELENA/EDUARD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68" table:number-matrix-columns-spanned="7" table:number-matrix-rows-spanned="1" table:formula="of:=DiasESemanas+DATE(AnoCivil;9;1)-WEEKDAY(DATE(AnoCivil;9;1);(InícioDaSemana=&quot;Seg&quot;)+1)+22" office:value-type="date" office:date-value="2026-09-20" calcext:value-type="date">
            <text:p>20</text:p>
          </table:table-cell>
          <table:table-cell table:style-name="ce18" office:value-type="date" office:date-value="2026-09-21" calcext:value-type="date">
            <text:p>21</text:p>
          </table:table-cell>
          <table:table-cell table:style-name="ce18" office:value-type="date" office:date-value="2026-09-22" calcext:value-type="date">
            <text:p>22</text:p>
          </table:table-cell>
          <table:table-cell table:style-name="ce18" office:value-type="date" office:date-value="2026-09-23" calcext:value-type="date">
            <text:p>23</text:p>
          </table:table-cell>
          <table:table-cell table:style-name="ce18" office:value-type="date" office:date-value="2026-09-24" calcext:value-type="date">
            <text:p>24</text:p>
          </table:table-cell>
          <table:table-cell table:style-name="ce278" office:value-type="date" office:date-value="2026-09-25" calcext:value-type="date">
            <text:p>25</text:p>
          </table:table-cell>
          <table:table-cell table:style-name="ce281" office:value-type="date" office:date-value="2026-09-26" calcext:value-type="date">
            <text:p>26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14">MASC.: </text:span><text:span text:style-name="T15"> JONNY /INGRID/JOÃO/NILSON  </text:span><text:span text:style-name="T16">FEMIN.:</text:span><text:span text:style-name="T15"> RODRIGO / KAIQUE/LUCAS B/JONATA</text:span></text:p>
          </table:table-cell>
          <table:table-cell office:value-type="string" calcext:value-type="string">
            <text:p><text:span text:style-name="T14">MASC.</text:span><text:span text:style-name="T15">: LUCAS M / EDUARDO  e FELIPE </text:span><text:span text:style-name="T16">FEMIN.</text:span><text:span text:style-name="T15">:WILL/ GUILHERME/ HELENA/DAYLANE</text:span></text:p>
          </table:table-cell>
          <table:table-cell table:style-name="ce17" office:value-type="string" calcext:value-type="string">
            <text:p><text:span text:style-name="T14">MASC.:</text:span><text:span text:style-name="T15">  JONATA /LUCAS B /KAIQUE/JOAO </text:span><text:span text:style-name="T16">FEMIN.</text:span><text:span text:style-name="T15">:NILSON  /INGRID/ JONNY/RODRIGO</text:span></text:p>
          </table:table-cell>
          <table:table-cell table:style-name="ce17" office:value-type="string" calcext:value-type="string">
            <text:p><text:span text:style-name="T14">MASC.:</text:span><text:span text:style-name="T15">GUILHERME e HELENA/WILL    </text:span><text:span text:style-name="T16">FEMIN.</text:span><text:span text:style-name="T15">:LUCAS M e FELIPE/DAYLANE/EDUARDO</text:span></text:p>
          </table:table-cell>
          <table:table-cell table:style-name="ce17" office:value-type="string" calcext:value-type="string">
            <text:p><text:span text:style-name="T14">MASC.:</text:span><text:span text:style-name="T15"> NILSON / INGRID/RODRIGO/JONNY </text:span><text:span text:style-name="T16">FEMIN.:</text:span><text:span text:style-name="T15">  JONATA/KAIQUE/LUCAS B/JOÃO</text:span></text:p>
          </table:table-cell>
          <table:table-cell table:style-name="ce279" office:value-type="string" calcext:value-type="string">
            <text:p><text:span text:style-name="T14">MASC.:</text:span><text:span text:style-name="T15">  EDUARDO/ DAYLANE e FELIPE </text:span><text:span text:style-name="T16">FEMIN.</text:span><text:span text:style-name="T15">:WILL e HELENA/ GUILHERME e LUCAS M </text:span></text:p>
          </table:table-cell>
          <table:table-cell office:value-type="string" calcext:value-type="string">
            <text:p><text:span text:style-name="T3">MASC.:</text:span><text:span text:style-name="T4"> NILSON / /LUCAS B /INGRID/JOÃO  </text:span><text:span text:style-name="T5">FEMIN.:</text:span><text:span text:style-name="T4"> RODRIGO JONATA/KAIQUE/JONNY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72" table:number-matrix-columns-spanned="7" table:number-matrix-rows-spanned="1" table:formula="of:=DiasESemanas+DATE(AnoCivil;9;1)-WEEKDAY(DATE(AnoCivil;9;1);(InícioDaSemana=&quot;Seg&quot;)+1)+29" office:value-type="date" office:date-value="2026-09-27" calcext:value-type="date">
            <text:p>27</text:p>
          </table:table-cell>
          <table:table-cell table:style-name="ce275" office:value-type="date" office:date-value="2026-09-28" calcext:value-type="date">
            <text:p>28</text:p>
          </table:table-cell>
          <table:table-cell table:style-name="ce275" office:value-type="date" office:date-value="2026-09-29" calcext:value-type="date">
            <text:p>29</text:p>
          </table:table-cell>
          <table:table-cell table:style-name="ce275" office:value-type="date" office:date-value="2026-09-30" calcext:value-type="date">
            <text:p>30</text:p>
          </table:table-cell>
          <table:table-cell table:style-name="ce275" office:value-type="date" office:date-value="2026-10-01" calcext:value-type="date">
            <text:p>1</text:p>
          </table:table-cell>
          <table:table-cell table:style-name="ce280" office:value-type="date" office:date-value="2026-10-02" calcext:value-type="date">
            <text:p>2</text:p>
          </table:table-cell>
          <table:table-cell table:style-name="ce283" office:value-type="date" office:date-value="2026-10-03" calcext:value-type="date">
            <text:p>3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</text:span><text:span text:style-name="T4">: EDUARDO/LUCAS M /  e FELIPE </text:span><text:span text:style-name="T5">FEMIN.</text:span><text:span text:style-name="T4">:DAYLANE e / WILL e GUILHERME/HELENA</text:span></text:p>
          </table:table-cell>
          <table:table-cell office:value-type="string" calcext:value-type="string">
            <text:p><text:span text:style-name="T3">MASC.</text:span><text:span text:style-name="T4"> JONATA/JONNY/RODRIGO/LUCAS B </text:span><text:span text:style-name="T5">FEMIN.</text:span><text:span text:style-name="T4">:KAIQUE e JOÃO /INGRID /NILSON</text:span></text:p>
          </table:table-cell>
          <table:table-cell table:style-name="ce68" office:value-type="string" calcext:value-type="string">
            <text:p><text:span text:style-name="T3">MASC.:</text:span><text:span text:style-name="T4">GUILHERME e LUCAS M/  DAYLANE  </text:span><text:span text:style-name="T5">FEMIN.:</text:span><text:span text:style-name="T4"> WILL e FELIPE/HELENA/EDUARDO</text:span></text:p>
          </table:table-cell>
          <table:table-cell table:style-name="ce17" table:number-columns-repeated="2"/>
          <table:table-cell table:style-name="ce279"/>
          <table:table-cell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72" table:number-matrix-columns-spanned="2" table:number-matrix-rows-spanned="1" table:formula="of:=DiasESemanas+DATE(AnoCivil;9;1)-WEEKDAY(DATE(AnoCivil;9;1);(InícioDaSemana=&quot;Seg&quot;)+1)+36" office:value-type="date" office:date-value="2026-10-04" calcext:value-type="date">
            <text:p>4</text:p>
          </table:table-cell>
          <table:table-cell table:style-name="ce275" office:value-type="date" office:date-value="2026-10-05" calcext:value-type="date">
            <text:p>5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4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Setembro</svg:desc>
              <text:p text:style-name="P3"><text:span text:style-name="T2">SETEMBR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named-expressions>
          <table:named-range table:name="ColunaTítuloRegião1..I12.9" table:base-cell-address="$Janeiro.$A$1" table:cell-range-address="$Setembro.$C$2"/>
          <table:named-range table:name="ColunaTítuloRegião2..D14.9" table:base-cell-address="$Janeiro.$A$1" table:cell-range-address="$Setembro.$C$2"/>
          <table:named-range table:name="LinhaTítuloRegião1..F13.9" table:base-cell-address="$Janeiro.$A$1" table:cell-range-address="$Setembro.$E$13"/>
        </table:named-expressions>
        <calcext:conditional-formats>
          <calcext:conditional-format calcext:target-range-address="Setembro.I3:Setembro.I12">
            <calcext:condition calcext:apply-style-name="ConditionalStyle_24" calcext:value="formula-is([.$I$2]=&quot;DOM&quot;)" calcext:base-cell-address="Setembro.I3"/>
          </calcext:conditional-format>
          <calcext:conditional-format calcext:target-range-address="Setembro.H3:Setembro.I12">
            <calcext:condition calcext:apply-style-name="ConditionalStyle_25" calcext:value="formula-is([.H$2]=&quot;SÁB&quot;)" calcext:base-cell-address="Setembro.H3"/>
          </calcext:conditional-format>
          <calcext:conditional-format calcext:target-range-address="Setembro.C3:Setembro.C14">
            <calcext:condition calcext:apply-style-name="ConditionalStyle_28" calcext:value="formula-is([.C$2]=&quot;DOM&quot;)" calcext:base-cell-address="Setembro.C3"/>
          </calcext:conditional-format>
          <calcext:conditional-format calcext:target-range-address="Setembro.C3:Setembro.H4">
            <calcext:condition calcext:apply-style-name="ConditionalStyle_27" calcext:value="formula-is(DAY([.C3])&gt;8)" calcext:base-cell-address="Setembro.C3"/>
          </calcext:conditional-format>
          <calcext:conditional-format calcext:target-range-address="Setembro.C11:Setembro.I11 Setembro.C13:Setembro.D13">
            <calcext:condition calcext:apply-style-name="ConditionalStyle_26" calcext:value="formula-is(AND(DAY([.C11])&gt;=1;DAY([.C11])&lt;=15))" calcext:base-cell-address="Setembro.C11"/>
          </calcext:conditional-format>
        </calcext:conditional-formats>
      </table:table>
      <table:table table:name="Outubro" table:style-name="ta1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8"/>
        <table:table-column table:style-name="co3" table:default-cell-style-name="ce17"/>
        <table:table-column table:style-name="co3" table:number-columns-repeated="4" table:default-cell-style-name="Default"/>
        <table:table-column table:style-name="co3" table:default-cell-style-name="ce300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24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5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OUTUBR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284" table:content-validation-name="val5" table:number-matrix-columns-spanned="7" table:number-matrix-rows-spanned="1" table:formula="of:=DiasESemanas+DATE(AnoCivil;10;1)-WEEKDAY(DATE(AnoCivil;10;1);(InícioDaSemana=&quot;Seg&quot;)+1)+1" office:value-type="date" office:date-value="2026-09-27" calcext:value-type="date">
            <text:p>27</text:p>
          </table:table-cell>
          <table:table-cell table:style-name="ce290" office:value-type="date" office:date-value="2026-09-28" calcext:value-type="date">
            <text:p>28</text:p>
          </table:table-cell>
          <table:table-cell table:style-name="ce290" office:value-type="date" office:date-value="2026-09-29" calcext:value-type="date">
            <text:p>29</text:p>
          </table:table-cell>
          <table:table-cell table:style-name="ce290" office:value-type="date" office:date-value="2026-09-30" calcext:value-type="date">
            <text:p>30</text:p>
          </table:table-cell>
          <table:table-cell table:style-name="ce290" office:value-type="date" office:date-value="2026-10-01" calcext:value-type="date">
            <text:p>1</text:p>
          </table:table-cell>
          <table:table-cell table:style-name="ce294" office:value-type="date" office:date-value="2026-10-02" calcext:value-type="date">
            <text:p>2</text:p>
          </table:table-cell>
          <table:table-cell table:style-name="ce299" office:value-type="date" office:date-value="2026-10-03" calcext:value-type="date">
            <text:p>3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85" table:content-validation-name="val6"/>
          <table:table-cell table:style-name="ce291" table:number-columns-repeated="2"/>
          <table:table-cell table:style-name="ce291" office:value-type="string" calcext:value-type="string">
            <text:p><text:span text:style-name="T3">MASC.</text:span><text:span text:style-name="T4">:  /JONNY /JONATA  </text:span><text:span text:style-name="T5">FEMIN.</text:span><text:span text:style-name="T4">:  INGRID e LUCAL B/  e KAIQUE</text:span></text:p>
          </table:table-cell>
          <table:table-cell table:style-name="ce291" office:value-type="string" calcext:value-type="string">
            <text:p><text:span text:style-name="T3">MASC.:</text:span><text:span text:style-name="T4"> LUCAS M/ WILL e FELIPE  </text:span><text:span text:style-name="T5">FEMIN.:</text:span><text:span text:style-name="T4">   GUILHERME e HELENA/EDUARDO e  DAYLANE</text:span></text:p>
          </table:table-cell>
          <table:table-cell table:style-name="ce295" office:value-type="string" calcext:value-type="string">
            <text:p><text:span text:style-name="T3">MASC.</text:span><text:span text:style-name="T4">:INGRID e KAIQUE  /LUCAL B  e </text:span><text:span text:style-name="T5">FEMIN.</text:span><text:span text:style-name="T4">: NILSON e JONNY/JONATA  </text:span></text:p>
          </table:table-cell>
          <table:table-cell office:value-type="string" calcext:value-type="string">
            <text:p><text:span text:style-name="T3">MASC.:</text:span><text:span text:style-name="T4"> GUILHERME  /  HELENA e DAYLANE </text:span><text:span text:style-name="T5">FEMIN.:</text:span><text:span text:style-name="T4"> EDUARDO e  LUCAS M / WILL e FELIP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86" table:number-matrix-columns-spanned="7" table:number-matrix-rows-spanned="1" table:formula="of:=DiasESemanas+DATE(AnoCivil;10;1)-WEEKDAY(DATE(AnoCivil;10;1);(InícioDaSemana=&quot;Seg&quot;)+1)+8" office:value-type="date" office:date-value="2026-10-04" calcext:value-type="date">
            <text:p>4</text:p>
          </table:table-cell>
          <table:table-cell table:style-name="ce18" office:value-type="date" office:date-value="2026-10-05" calcext:value-type="date">
            <text:p>5</text:p>
          </table:table-cell>
          <table:table-cell table:style-name="ce18" office:value-type="date" office:date-value="2026-10-06" calcext:value-type="date">
            <text:p>6</text:p>
          </table:table-cell>
          <table:table-cell table:style-name="ce18" office:value-type="date" office:date-value="2026-10-07" calcext:value-type="date">
            <text:p>7</text:p>
          </table:table-cell>
          <table:table-cell table:style-name="ce18" office:value-type="date" office:date-value="2026-10-08" calcext:value-type="date">
            <text:p>8</text:p>
          </table:table-cell>
          <table:table-cell table:style-name="ce296" office:value-type="date" office:date-value="2026-10-09" calcext:value-type="date">
            <text:p>9</text:p>
          </table:table-cell>
          <table:table-cell table:style-name="ce299" office:value-type="date" office:date-value="2026-10-10" calcext:value-type="date">
            <text:p>10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</text:span><text:span text:style-name="T4">:  LUCAS B/ JONATA / JONNY  </text:span><text:span text:style-name="T5">FEMIN.</text:span><text:span text:style-name="T4">: NILSON / INGRID e KAIQUE</text:span></text:p>
          </table:table-cell>
          <table:table-cell office:value-type="string" calcext:value-type="string">
            <text:p><text:span text:style-name="T3">MASC.:</text:span><text:span text:style-name="T4"> EDUARDO e WILL/ e FELIPE  </text:span><text:span text:style-name="T5">FEMIN.</text:span><text:span text:style-name="T4">:GUILHERME / DAYLANE/  HELENA/LUCAS M</text:span></text:p>
          </table:table-cell>
          <table:table-cell table:style-name="ce17" office:value-type="string" calcext:value-type="string">
            <text:p><text:span text:style-name="T3">MASC.:</text:span><text:span text:style-name="T4">  JONATA / /KAIQUE e INGRID </text:span><text:span text:style-name="T5">FEMIN.</text:span><text:span text:style-name="T4">:NILSON e / e LUCAS B/ JONNY</text:span></text:p>
          </table:table-cell>
          <table:table-cell table:style-name="ce17" office:value-type="string" calcext:value-type="string">
            <text:p><text:span text:style-name="T3">MASC.</text:span><text:span text:style-name="T4">:LUCAS M e DAYLANE/I GUILHERME  </text:span><text:span text:style-name="T5">FEMIN.</text:span><text:span text:style-name="T4">: FELIPE/ WILL e HELENA/EDUARDO</text:span></text:p>
          </table:table-cell>
          <table:table-cell table:style-name="ce17" office:value-type="string" calcext:value-type="string">
            <text:p><text:span text:style-name="T3">MASC.:</text:span><text:span text:style-name="T4"> NILSON / /LUCAS B /INGRID/JOÃO  </text:span><text:span text:style-name="T5">FEMIN.:</text:span><text:span text:style-name="T4"> RODRIGO JONATA/KAIQUE/JONNY </text:span></text:p>
          </table:table-cell>
          <table:table-cell table:style-name="ce297" office:value-type="string" calcext:value-type="string">
            <text:p><text:span text:style-name="T3">MASC.</text:span><text:span text:style-name="T4">: EDUARDO/LUCAS M /  e FELIPE </text:span><text:span text:style-name="T5">FEMIN.</text:span><text:span text:style-name="T4">:DAYLANE e / WILL e GUILHERME/HELENA</text:span></text:p>
          </table:table-cell>
          <table:table-cell office:value-type="string" calcext:value-type="string">
            <text:p><text:span text:style-name="T3">MASC.</text:span><text:span text:style-name="T4"> JONATA/JONNY/RODRIGO/LUCAS B </text:span><text:span text:style-name="T5">FEMIN.</text:span><text:span text:style-name="T4">:KAIQUE e JOÃO /INGRID /NILSON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86" table:number-matrix-columns-spanned="7" table:number-matrix-rows-spanned="1" table:formula="of:=DiasESemanas+DATE(AnoCivil;10;1)-WEEKDAY(DATE(AnoCivil;10;1);(InícioDaSemana=&quot;Seg&quot;)+1)+15" office:value-type="date" office:date-value="2026-10-11" calcext:value-type="date">
            <text:p>11</text:p>
          </table:table-cell>
          <table:table-cell table:style-name="ce18" office:value-type="date" office:date-value="2026-10-12" calcext:value-type="date">
            <text:p>12</text:p>
          </table:table-cell>
          <table:table-cell table:style-name="ce18" office:value-type="date" office:date-value="2026-10-13" calcext:value-type="date">
            <text:p>13</text:p>
          </table:table-cell>
          <table:table-cell table:style-name="ce18" office:value-type="date" office:date-value="2026-10-14" calcext:value-type="date">
            <text:p>14</text:p>
          </table:table-cell>
          <table:table-cell table:style-name="ce18" office:value-type="date" office:date-value="2026-10-15" calcext:value-type="date">
            <text:p>15</text:p>
          </table:table-cell>
          <table:table-cell table:style-name="ce296" office:value-type="date" office:date-value="2026-10-16" calcext:value-type="date">
            <text:p>16</text:p>
          </table:table-cell>
          <table:table-cell table:style-name="ce299" office:value-type="date" office:date-value="2026-10-17" calcext:value-type="date">
            <text:p>17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:</text:span><text:span text:style-name="T4">GUILHERME e LUCAS M/  DAYLANE  </text:span><text:span text:style-name="T5">FEMIN.:</text:span><text:span text:style-name="T4"> WILL e FELIPE/HELENA/EDUARDO</text:span></text:p>
          </table:table-cell>
          <table:table-cell office:value-type="string" calcext:value-type="string">
            <text:p><text:span text:style-name="T3">MASC.:</text:span><text:span text:style-name="T4">GUILHERME e LUCAS M/  DAYLANE  </text:span><text:span text:style-name="T5">FEMIN.:</text:span><text:span text:style-name="T4"> WILL e FELIPE/HELENA/EDUARDO</text:span></text:p>
          </table:table-cell>
          <table:table-cell table:style-name="ce17" office:value-type="string" calcext:value-type="string">
            <text:p><text:span text:style-name="T3">MASC.: </text:span><text:span text:style-name="T4">FELIPE/EDUARDO/WILL </text:span><text:span text:style-name="T5">FEMIN.:</text:span><text:span text:style-name="T4"> HELENA/LUCAS M/DAYLANE/GUILHERME</text:span></text:p>
          </table:table-cell>
          <table:table-cell table:style-name="ce17" office:value-type="string" calcext:value-type="string">
            <text:p><text:span text:style-name="T3">MASC.:</text:span><text:span text:style-name="T4"> NILSON  / JONATA /LUCAS B/RODRIGO</text:span><text:span text:style-name="T5"> FEMIN.:</text:span><text:span text:style-name="T4">INGRID / KAIQUE/JONNY/JOÃO </text:span></text:p>
          </table:table-cell>
          <table:table-cell table:style-name="ce17" office:value-type="string" calcext:value-type="string">
            <text:p><text:span text:style-name="T3">MASC.:</text:span><text:span text:style-name="T4">  GUILHERME/ DAYLANE e HELENA  </text:span><text:span text:style-name="T5">FEMIN.:</text:span><text:span text:style-name="T4"> FELIPE /WILL / LUCAS M/ EDUARDO</text:span></text:p>
          </table:table-cell>
          <table:table-cell table:style-name="ce297" office:value-type="string" calcext:value-type="string">
            <text:p><text:span text:style-name="T3">MASC.:</text:span><text:span text:style-name="T4"> KAIQUE /JONNY/INGRID / JOÃO </text:span><text:span text:style-name="T5">FEMIN.:</text:span><text:span text:style-name="T4"> NILSON / JONATA/LUCAS B/ RODRIGO</text:span></text:p>
          </table:table-cell>
          <table:table-cell office:value-type="string" calcext:value-type="string">
            <text:p><text:span text:style-name="T3">MASC.:</text:span><text:span text:style-name="T4">  LUCAS M/  FELIPE/ EDUARDO</text:span><text:span text:style-name="T5"> FEMIN.</text:span><text:span text:style-name="T4">:WILL e GUILHERME/ HELENA e DAYLAN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86" table:number-matrix-columns-spanned="7" table:number-matrix-rows-spanned="1" table:formula="of:=DiasESemanas+DATE(AnoCivil;10;1)-WEEKDAY(DATE(AnoCivil;10;1);(InícioDaSemana=&quot;Seg&quot;)+1)+22" office:value-type="date" office:date-value="2026-10-18" calcext:value-type="date">
            <text:p>18</text:p>
          </table:table-cell>
          <table:table-cell table:style-name="ce18" office:value-type="date" office:date-value="2026-10-19" calcext:value-type="date">
            <text:p>19</text:p>
          </table:table-cell>
          <table:table-cell table:style-name="ce18" office:value-type="date" office:date-value="2026-10-20" calcext:value-type="date">
            <text:p>20</text:p>
          </table:table-cell>
          <table:table-cell table:style-name="ce18" office:value-type="date" office:date-value="2026-10-21" calcext:value-type="date">
            <text:p>21</text:p>
          </table:table-cell>
          <table:table-cell table:style-name="ce18" office:value-type="date" office:date-value="2026-10-22" calcext:value-type="date">
            <text:p>22</text:p>
          </table:table-cell>
          <table:table-cell table:style-name="ce296" office:value-type="date" office:date-value="2026-10-23" calcext:value-type="date">
            <text:p>23</text:p>
          </table:table-cell>
          <table:table-cell table:style-name="ce299" office:value-type="date" office:date-value="2026-10-24" calcext:value-type="date">
            <text:p>2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:</text:span><text:span text:style-name="T4"> LUCAS B NILSON/JONATA /RODRIGO </text:span><text:span text:style-name="T5">FEMIN</text:span><text:span text:style-name="T4">.:/KAIQUE /JONNY/INGRID/JOÃO</text:span></text:p>
          </table:table-cell>
          <table:table-cell office:value-type="string" calcext:value-type="string">
            <text:p><text:span text:style-name="T3">MASC.</text:span><text:span text:style-name="T4">: DAYLANE e GUILHERME / WILL</text:span><text:span text:style-name="T5"> FEMIN.</text:span><text:span text:style-name="T4">:  FELIPE /LUCAS M /HELENA/EDUARDO</text:span></text:p>
          </table:table-cell>
          <table:table-cell table:style-name="ce17" office:value-type="string" calcext:value-type="string">
            <text:p><text:span text:style-name="T3">MASC.: </text:span><text:span text:style-name="T4"> JONNY /INGRID/JOÃO/NILSON  </text:span><text:span text:style-name="T5">FEMIN.:</text:span><text:span text:style-name="T4"> RODRIGO / KAIQUE/LUCAS B/JONATA</text:span></text:p>
          </table:table-cell>
          <table:table-cell table:style-name="ce17" office:value-type="string" calcext:value-type="string">
            <text:p><text:span text:style-name="T3">MASC.</text:span><text:span text:style-name="T4">: LUCAS M / EDUARDO  e FELIPE </text:span><text:span text:style-name="T5">FEMIN.</text:span><text:span text:style-name="T4">:WILL/ GUILHERME/ HELENA/DAYLANE</text:span></text:p>
          </table:table-cell>
          <table:table-cell table:style-name="ce17" office:value-type="string" calcext:value-type="string">
            <text:p><text:span text:style-name="T3">MASC.:</text:span><text:span text:style-name="T4">  JONATA /LUCAS B /KAIQUE/JOAO </text:span><text:span text:style-name="T5">FEMIN.</text:span><text:span text:style-name="T4">:NILSON  /INGRID/ JONNY/RODRIGO</text:span></text:p>
          </table:table-cell>
          <table:table-cell table:style-name="ce297" office:value-type="string" calcext:value-type="string">
            <text:p><text:span text:style-name="T3">MASC.:</text:span><text:span text:style-name="T4">GUILHERME e HELENA/WILL    </text:span><text:span text:style-name="T5">FEMIN.</text:span><text:span text:style-name="T4">:LUCAS M e FELIPE/DAYLANE/EDUARDO</text:span></text:p>
          </table:table-cell>
          <table:table-cell office:value-type="string" calcext:value-type="string">
            <text:p><text:span text:style-name="T3">MASC.:</text:span><text:span text:style-name="T4"> NILSON / INGRID/RODRIGO/JONNY </text:span><text:span text:style-name="T5">FEMIN.:</text:span><text:span text:style-name="T4">  JONATA/KAIQUE/LUCAS B/JOÃ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89" table:number-matrix-columns-spanned="7" table:number-matrix-rows-spanned="1" table:formula="of:=DiasESemanas+DATE(AnoCivil;10;1)-WEEKDAY(DATE(AnoCivil;10;1);(InícioDaSemana=&quot;Seg&quot;)+1)+29" office:value-type="date" office:date-value="2026-10-25" calcext:value-type="date">
            <text:p>25</text:p>
          </table:table-cell>
          <table:table-cell table:style-name="ce292" office:value-type="date" office:date-value="2026-10-26" calcext:value-type="date">
            <text:p>26</text:p>
          </table:table-cell>
          <table:table-cell table:style-name="ce292" office:value-type="date" office:date-value="2026-10-27" calcext:value-type="date">
            <text:p>27</text:p>
          </table:table-cell>
          <table:table-cell table:style-name="ce292" office:value-type="date" office:date-value="2026-10-28" calcext:value-type="date">
            <text:p>28</text:p>
          </table:table-cell>
          <table:table-cell table:style-name="ce292" office:value-type="date" office:date-value="2026-10-29" calcext:value-type="date">
            <text:p>29</text:p>
          </table:table-cell>
          <table:table-cell table:style-name="ce298" office:value-type="date" office:date-value="2026-10-30" calcext:value-type="date">
            <text:p>30</text:p>
          </table:table-cell>
          <table:table-cell table:style-name="ce301" office:value-type="date" office:date-value="2026-10-31" calcext:value-type="date">
            <text:p>3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<text:span text:style-name="T3">MASC.:</text:span><text:span text:style-name="T4">  EDUARDO/ DAYLANE e FELIPE </text:span><text:span text:style-name="T5">FEMIN.</text:span><text:span text:style-name="T4">:WILL e HELENA/ GUILHERME e LUCAS M </text:span></text:p>
          </table:table-cell>
          <table:table-cell office:value-type="string" calcext:value-type="string">
            <text:p><text:span text:style-name="T3">MASC.:</text:span><text:span text:style-name="T4"> NILSON / /LUCAS B /INGRID/JOÃO  </text:span><text:span text:style-name="T5">FEMIN.:</text:span><text:span text:style-name="T4"> RODRIGO JONATA/KAIQUE/JONNY</text:span></text:p>
          </table:table-cell>
          <table:table-cell table:style-name="ce17" office:value-type="string" calcext:value-type="string">
            <text:p><text:span text:style-name="T20">EDUARDO/LUCAS M /  e FELIPE </text:span><text:span text:style-name="T5">FEMIN.</text:span><text:span text:style-name="T4">:DAYLANE e / WILL e GUILHERME/HELENA</text:span></text:p>
          </table:table-cell>
          <table:table-cell table:style-name="ce17" office:value-type="string" calcext:value-type="string">
            <text:p><text:span text:style-name="T3">MASC.</text:span><text:span text:style-name="T4"> JONATA/JONNY/RODRIGO/LUCAS B </text:span><text:span text:style-name="T5">FEMIN.</text:span><text:span text:style-name="T4">:KAIQUE e JOÃO /INGRID /NILSON</text:span></text:p>
          </table:table-cell>
          <table:table-cell table:style-name="ce17" office:value-type="string" calcext:value-type="string">
            <text:p><text:span text:style-name="T3">MASC.:</text:span><text:span text:style-name="T4">GUILHERME e LUCAS M/  DAYLANE  </text:span><text:span text:style-name="T5">FEMIN.:</text:span><text:span text:style-name="T4"> WILL e FELIPE/HELENA/EDUARDO</text:span></text:p>
          </table:table-cell>
          <table:table-cell table:style-name="ce297"/>
          <table:table-cell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289" table:number-matrix-columns-spanned="2" table:number-matrix-rows-spanned="1" table:formula="of:=DiasESemanas+DATE(AnoCivil;10;1)-WEEKDAY(DATE(AnoCivil;10;1);(InícioDaSemana=&quot;Seg&quot;)+1)+36" office:value-type="date" office:date-value="2026-11-01" calcext:value-type="date">
            <text:p>1</text:p>
          </table:table-cell>
          <table:table-cell table:style-name="ce292" office:value-type="date" office:date-value="2026-11-02" calcext:value-type="date">
            <text:p>2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number-columns-spanned="4" table:number-rows-spanned="2"/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4"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Outubro</svg:desc>
              <text:p text:style-name="P3"><text:span text:style-name="T2">OUTUBR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16376"/>
        </table:table-row>
        <table:named-expressions>
          <table:named-range table:name="ColunaTítuloRegião1..I12.10" table:base-cell-address="$Janeiro.$A$1" table:cell-range-address="$Outubro.$C$2"/>
          <table:named-range table:name="ColunaTítuloRegião2..D14.10" table:base-cell-address="$Janeiro.$A$1" table:cell-range-address="$Outubro.$C$2"/>
          <table:named-range table:name="LinhaTítuloRegião1..F13.10" table:base-cell-address="$Janeiro.$A$1" table:cell-range-address="$Outubro.$E$13"/>
        </table:named-expressions>
        <calcext:conditional-formats>
          <calcext:conditional-format calcext:target-range-address="Outubro.I3:Outubro.I12">
            <calcext:condition calcext:apply-style-name="ConditionalStyle_19" calcext:value="formula-is([.$I$2]=&quot;DOM&quot;)" calcext:base-cell-address="Outubro.I3"/>
          </calcext:conditional-format>
          <calcext:conditional-format calcext:target-range-address="Outubro.H3:Outubro.I12">
            <calcext:condition calcext:apply-style-name="ConditionalStyle_20" calcext:value="formula-is([.H$2]=&quot;SÁB&quot;)" calcext:base-cell-address="Outubro.H3"/>
          </calcext:conditional-format>
          <calcext:conditional-format calcext:target-range-address="Outubro.C3:Outubro.C14">
            <calcext:condition calcext:apply-style-name="ConditionalStyle_23" calcext:value="formula-is([.C$2]=&quot;DOM&quot;)" calcext:base-cell-address="Outubro.C3"/>
          </calcext:conditional-format>
          <calcext:conditional-format calcext:target-range-address="Outubro.C3:Outubro.H4">
            <calcext:condition calcext:apply-style-name="ConditionalStyle_22" calcext:value="formula-is(DAY([.C3])&gt;8)" calcext:base-cell-address="Outubro.C3"/>
          </calcext:conditional-format>
          <calcext:conditional-format calcext:target-range-address="Outubro.C11:Outubro.I11 Outubro.C13:Outubro.D13">
            <calcext:condition calcext:apply-style-name="ConditionalStyle_21" calcext:value="formula-is(AND(DAY([.C11])&gt;=1;DAY([.C11])&lt;=15))" calcext:base-cell-address="Outubro.C11"/>
          </calcext:conditional-format>
        </calcext:conditional-formats>
      </table:table>
      <table:table table:name="Novembro" table:style-name="ta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25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181cm" svg:y="0.212cm">
              <svg:desc>Ano Civil</svg:desc>
              <text:p text:style-name="P1"><text:span text:style-name="T1">2025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NOVEMBR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302" table:content-validation-name="val5" table:number-matrix-columns-spanned="7" table:number-matrix-rows-spanned="1" table:formula="of:=DiasESemanas+DATE(AnoCivil;11;1)-WEEKDAY(DATE(AnoCivil;11;1);(InícioDaSemana=&quot;Seg&quot;)+1)+1" office:value-type="date" office:date-value="2026-11-01" calcext:value-type="date">
            <text:p>1</text:p>
          </table:table-cell>
          <table:table-cell table:style-name="ce309" office:value-type="date" office:date-value="2026-11-02" calcext:value-type="date">
            <text:p>2</text:p>
          </table:table-cell>
          <table:table-cell table:style-name="ce309" office:value-type="date" office:date-value="2026-11-03" calcext:value-type="date">
            <text:p>3</text:p>
          </table:table-cell>
          <table:table-cell table:style-name="ce309" office:value-type="date" office:date-value="2026-11-04" calcext:value-type="date">
            <text:p>4</text:p>
          </table:table-cell>
          <table:table-cell table:style-name="ce465" office:value-type="date" office:date-value="2026-11-05" calcext:value-type="date">
            <text:p>5</text:p>
          </table:table-cell>
          <table:table-cell table:style-name="ce323" office:value-type="date" office:date-value="2026-11-06" calcext:value-type="date">
            <text:p>6</text:p>
          </table:table-cell>
          <table:table-cell table:style-name="ce327" office:value-type="date" office:date-value="2026-11-07" calcext:value-type="date">
            <text:p>7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03" table:content-validation-name="val6"/>
          <table:table-cell table:style-name="ce454"/>
          <table:table-cell table:style-name="ce315" table:number-columns-repeated="2"/>
          <table:table-cell table:style-name="ce1000"/>
          <table:table-cell table:style-name="ce318"/>
          <table:table-cell table:style-name="ce1015" office:value-type="string" calcext:value-type="string">
            <text:p><text:span text:style-name="T3">MASC.:</text:span><text:span text:style-name="T4"> GUILHERME e FELIPE/ WILL e ERICA  </text:span><text:span text:style-name="T5">FEMIN.:</text:span><text:span text:style-name="T4">   LUCAS M e HELENA/EDUARDO e  DAYLAN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04" table:number-matrix-columns-spanned="7" table:number-matrix-rows-spanned="1" table:formula="of:=DiasESemanas+DATE(AnoCivil;11;1)-WEEKDAY(DATE(AnoCivil;11;1);(InícioDaSemana=&quot;Seg&quot;)+1)+8" office:value-type="date" office:date-value="2026-11-08" calcext:value-type="date">
            <text:p>8</text:p>
          </table:table-cell>
          <table:table-cell table:style-name="ce18" office:value-type="date" office:date-value="2026-11-09" calcext:value-type="date">
            <text:p>9</text:p>
          </table:table-cell>
          <table:table-cell table:style-name="ce18" office:value-type="date" office:date-value="2026-11-10" calcext:value-type="date">
            <text:p>10</text:p>
          </table:table-cell>
          <table:table-cell table:style-name="ce18" office:value-type="date" office:date-value="2026-11-11" calcext:value-type="date">
            <text:p>11</text:p>
          </table:table-cell>
          <table:table-cell table:style-name="ce18" office:value-type="date" office:date-value="2026-11-12" calcext:value-type="date">
            <text:p>12</text:p>
          </table:table-cell>
          <table:table-cell table:style-name="ce324" office:value-type="date" office:date-value="2026-11-13" calcext:value-type="date">
            <text:p>13</text:p>
          </table:table-cell>
          <table:table-cell table:style-name="ce327" office:value-type="date" office:date-value="2026-11-14" calcext:value-type="date">
            <text:p>14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05" office:value-type="string" calcext:value-type="string">
            <text:p><text:span text:style-name="T3">MASC.</text:span><text:span text:style-name="T4">:  JONNY /JONATA/ JOÃO  </text:span><text:span text:style-name="T5">FEMIN.</text:span><text:span text:style-name="T4">:  INGRID e LUCAL B/  KAIQUE e RODRIGO</text:span></text:p>
          </table:table-cell>
          <table:table-cell table:style-name="ce266" office:value-type="string" calcext:value-type="string">
            <text:p><text:span text:style-name="T3">MASC.:</text:span><text:span text:style-name="T4"> EDUARDO e  HELENA / DAYLANE e LUCAS M </text:span><text:span text:style-name="T5">FEMIN.:</text:span><text:span text:style-name="T4"> WILL e  GUILHERME / ERICA e FELIPE</text:span></text:p>
          </table:table-cell>
          <table:table-cell table:style-name="ce1001" office:value-type="string" calcext:value-type="string">
            <text:p><text:span text:style-name="T3">MASC.</text:span><text:span text:style-name="T4">:INGRID e KAIQUE  /LUCAL B  </text:span><text:span text:style-name="T5">FEMIN.</text:span><text:span text:style-name="T4">: RODRIGO e JONNY/JONATA e JOÃO </text:span></text:p>
          </table:table-cell>
          <table:table-cell table:style-name="ce1001" office:value-type="string" calcext:value-type="string">
            <text:p><text:span text:style-name="T3">MASC.:</text:span><text:span text:style-name="T4"> EDUARDO e WILL/ e FELIPE e LUCAS M </text:span><text:span text:style-name="T5">FEMIN.</text:span><text:span text:style-name="T4">:GUILHERME e ERICA / DAYLANE e HELENA/</text:span></text:p>
          </table:table-cell>
          <table:table-cell table:style-name="ce1001" office:value-type="string" calcext:value-type="string">
            <text:p><text:span text:style-name="T3">MASC.</text:span><text:span text:style-name="T4">:  LUCAS B e JOÃO/ JONATA e KAIQUE </text:span><text:span text:style-name="T5">FEMIN.</text:span><text:span text:style-name="T4">:  INGRID e JONNY RODRIGO </text:span></text:p>
          </table:table-cell>
          <table:table-cell table:style-name="ce1001" office:value-type="string" calcext:value-type="string">
            <text:p><text:span text:style-name="T3">MASC.</text:span><text:span text:style-name="T4">:WILL e DAYLANE/I GUILHERME e ERICA </text:span><text:span text:style-name="T5">FEMIN.</text:span><text:span text:style-name="T4">: FELIPE e LUCAS M/ HELENA e EDUARDO</text:span></text:p>
          </table:table-cell>
          <table:table-cell table:style-name="ce287" office:value-type="string" calcext:value-type="string">
            <text:p><text:span text:style-name="T3">MASC.:</text:span><text:span text:style-name="T4">  RODRIGO e  / /KAIQUE e INGRID   </text:span><text:span text:style-name="T5">FEMIN.</text:span><text:span text:style-name="T4">:JONATA e  LUCAS B / JONNY e JOÃ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04" table:number-matrix-columns-spanned="7" table:number-matrix-rows-spanned="1" table:formula="of:=DiasESemanas+DATE(AnoCivil;11;1)-WEEKDAY(DATE(AnoCivil;11;1);(InícioDaSemana=&quot;Seg&quot;)+1)+15" office:value-type="date" office:date-value="2026-11-15" calcext:value-type="date">
            <text:p>15</text:p>
          </table:table-cell>
          <table:table-cell table:style-name="ce18" office:value-type="date" office:date-value="2026-11-16" calcext:value-type="date">
            <text:p>16</text:p>
          </table:table-cell>
          <table:table-cell table:style-name="ce18" office:value-type="date" office:date-value="2026-11-17" calcext:value-type="date">
            <text:p>17</text:p>
          </table:table-cell>
          <table:table-cell table:style-name="ce462" office:value-type="date" office:date-value="2026-11-18" calcext:value-type="date">
            <text:p>18</text:p>
          </table:table-cell>
          <table:table-cell table:style-name="ce18" office:value-type="date" office:date-value="2026-11-19" calcext:value-type="date">
            <text:p>19</text:p>
          </table:table-cell>
          <table:table-cell table:style-name="ce324" office:value-type="date" office:date-value="2026-11-20" calcext:value-type="date">
            <text:p>20</text:p>
          </table:table-cell>
          <table:table-cell table:style-name="ce327" office:value-type="date" office:date-value="2026-11-21" calcext:value-type="date">
            <text:p>21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06" office:value-type="string" calcext:value-type="string">
            <text:p><text:span text:style-name="T3">MASC.</text:span><text:span text:style-name="T4">: EDUARDO e LUCAS M /  FELIPE E HELENA </text:span><text:span text:style-name="T5">FEMIN.</text:span><text:span text:style-name="T4">:DAYLANE e GUILHERME / WILL e ERICA</text:span></text:p>
          </table:table-cell>
          <table:table-cell table:style-name="ce1001" office:value-type="string" calcext:value-type="string">
            <text:p><text:span text:style-name="T3">MASC.:</text:span><text:span text:style-name="T4"> LUCAS B e RODRIGO/JONNY  </text:span><text:span text:style-name="T5">FEMIN.:</text:span><text:span text:style-name="T4">  JONATA/KAIQUE/INGRID e JOÃO</text:span></text:p>
          </table:table-cell>
          <table:table-cell table:style-name="ce1001" office:value-type="string" calcext:value-type="string">
            <text:p><text:span text:style-name="T3">MASC.:</text:span><text:span text:style-name="T4">GUILHERME e LUCAS M/  DAYLANE e ERICA  </text:span><text:span text:style-name="T5">FEMIN.:</text:span><text:span text:style-name="T4"> WILL e FELIPE/HELENA/EDUARDO</text:span></text:p>
          </table:table-cell>
          <table:table-cell table:style-name="ce1000" office:value-type="string" calcext:value-type="string">
            <text:p><text:span text:style-name="T3">MASC.</text:span><text:span text:style-name="T4"> JONATA  e JOÃO /LUCAS B </text:span><text:span text:style-name="T5">FEMIN.</text:span><text:span text:style-name="T4">:KAIQUE e RODRIGO /INGRID  e JONNY</text:span></text:p>
          </table:table-cell>
          <table:table-cell table:style-name="ce321" office:value-type="string" calcext:value-type="string">
            <text:p><text:span text:style-name="T3">MASC.: </text:span><text:span text:style-name="T4">FELIPE/EDUARDO/WILL e GUILHERME </text:span><text:span text:style-name="T5">FEMIN.:</text:span><text:span text:style-name="T4"> HELENA/LUCAS M/DAYLANE/ERICA</text:span></text:p>
          </table:table-cell>
          <table:table-cell table:style-name="ce1001" office:value-type="string" calcext:value-type="string">
            <text:p><text:span text:style-name="T3">MASC.:</text:span><text:span text:style-name="T4">   INGRID JOÃO /JONNY</text:span><text:span text:style-name="T5"> FEMIN.:JONATA</text:span><text:span text:style-name="T4"> / KAIQUE/RODRIGO/JOÃO </text:span></text:p>
          </table:table-cell>
          <table:table-cell table:style-name="ce1015" office:value-type="string" calcext:value-type="string">
            <text:p><text:span text:style-name="T3">MASC.:</text:span><text:span text:style-name="T4">  GUILHERME e ERICA/ DAYLANE e HELENA  </text:span><text:span text:style-name="T5">FEMIN.:</text:span><text:span text:style-name="T4"> FELIPE /WILL / LUCAS M/ EDUARD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04" table:number-matrix-columns-spanned="7" table:number-matrix-rows-spanned="1" table:formula="of:=DiasESemanas+DATE(AnoCivil;11;1)-WEEKDAY(DATE(AnoCivil;11;1);(InícioDaSemana=&quot;Seg&quot;)+1)+22" office:value-type="date" office:date-value="2026-11-22" calcext:value-type="date">
            <text:p>22</text:p>
          </table:table-cell>
          <table:table-cell table:style-name="ce18" office:value-type="date" office:date-value="2026-11-23" calcext:value-type="date">
            <text:p>23</text:p>
          </table:table-cell>
          <table:table-cell table:style-name="ce18" office:value-type="date" office:date-value="2026-11-24" calcext:value-type="date">
            <text:p>24</text:p>
          </table:table-cell>
          <table:table-cell table:style-name="ce18" office:value-type="date" office:date-value="2026-11-25" calcext:value-type="date">
            <text:p>25</text:p>
          </table:table-cell>
          <table:table-cell table:style-name="ce18" office:value-type="date" office:date-value="2026-11-26" calcext:value-type="date">
            <text:p>26</text:p>
          </table:table-cell>
          <table:table-cell table:style-name="ce324" office:value-type="date" office:date-value="2026-11-27" calcext:value-type="date">
            <text:p>27</text:p>
          </table:table-cell>
          <table:table-cell table:style-name="ce327" office:value-type="date" office:date-value="2026-11-28" calcext:value-type="date">
            <text:p>28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05" office:value-type="string" calcext:value-type="string">
            <text:p><text:span text:style-name="T3">MASC.:</text:span><text:span text:style-name="T4">  JOÃO/IJONATA / RODRIGO </text:span><text:span text:style-name="T5">FEMIN.:</text:span><text:span text:style-name="T4">  INGRID /LUCAS B/ JONNY /KAIQUE</text:span></text:p>
          </table:table-cell>
          <table:table-cell table:style-name="ce271" office:value-type="string" calcext:value-type="string">
            <text:p><text:span text:style-name="T3">MASC.:</text:span><text:span text:style-name="T4">  LUCAS M/  FELIPE/ EDUARDO e WILL</text:span><text:span text:style-name="T5"> FEMIN.</text:span><text:span text:style-name="T4">: GUILHERME e HELENA / DAYLANE e ERICA</text:span></text:p>
          </table:table-cell>
          <table:table-cell table:style-name="ce1001" office:value-type="string" calcext:value-type="string">
            <text:p><text:span text:style-name="T3">MASC.:</text:span><text:span text:style-name="T4"> LUCAS B /KAIQUE /RODRIGO </text:span><text:span text:style-name="T5">FEMIN</text:span><text:span text:style-name="T4">.:JONATA /JONNY/INGRID/JOÃO</text:span></text:p>
          </table:table-cell>
          <table:table-cell table:style-name="ce318" office:value-type="string" calcext:value-type="string">
            <text:p><text:span text:style-name="T3">MASC.</text:span><text:span text:style-name="T4">: DAYLANE e GUILHERME / ERICA e WILL</text:span><text:span text:style-name="T5"> FEMIN.</text:span><text:span text:style-name="T4">:  FELIPE /LUCAS M /HELENA/EDUARDO</text:span></text:p>
          </table:table-cell>
          <table:table-cell table:style-name="ce1001" office:value-type="string" calcext:value-type="string">
            <text:p><text:span text:style-name="T3">MASC.: </text:span><text:span text:style-name="T4"> JONNY /INGRID/JOÃO  </text:span><text:span text:style-name="T5">FEMIN.:</text:span><text:span text:style-name="T4"> RODRIGO / KAIQUE/LUCAS B/JONATA</text:span></text:p>
          </table:table-cell>
          <table:table-cell table:style-name="ce1001" office:value-type="string" calcext:value-type="string">
            <text:p><text:span text:style-name="T3">MASC.</text:span><text:span text:style-name="T4">: DAYLANE / HELENA  e FELIPE/LUCAS M </text:span><text:span text:style-name="T5">FEMIN.</text:span><text:span text:style-name="T4">:WILL/ GUILHERME/ /EDUARDO/ ERICA</text:span></text:p>
          </table:table-cell>
          <table:table-cell table:style-name="ce330" office:value-type="string" calcext:value-type="string">
            <text:p><text:span text:style-name="T3">MASC.:</text:span><text:span text:style-name="T4">  INGRID /LUCAS B /KAIQUE/RODRIGO </text:span><text:span text:style-name="T5">FEMIN.</text:span><text:span text:style-name="T4">:JOÃO /JONATA/ JONNY/RODRIGO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08" table:number-matrix-columns-spanned="7" table:number-matrix-rows-spanned="1" table:formula="of:=DiasESemanas+DATE(AnoCivil;11;1)-WEEKDAY(DATE(AnoCivil;11;1);(InícioDaSemana=&quot;Seg&quot;)+1)+29" office:value-type="date" office:date-value="2026-11-29" calcext:value-type="date">
            <text:p>29</text:p>
          </table:table-cell>
          <table:table-cell table:style-name="ce314" office:value-type="date" office:date-value="2026-11-30" calcext:value-type="date">
            <text:p>30</text:p>
          </table:table-cell>
          <table:table-cell table:style-name="ce314" office:value-type="date" office:date-value="2026-12-01" calcext:value-type="date">
            <text:p>1</text:p>
          </table:table-cell>
          <table:table-cell table:style-name="ce314" office:value-type="date" office:date-value="2026-12-02" calcext:value-type="date">
            <text:p>2</text:p>
          </table:table-cell>
          <table:table-cell table:style-name="ce314" office:value-type="date" office:date-value="2026-12-03" calcext:value-type="date">
            <text:p>3</text:p>
          </table:table-cell>
          <table:table-cell table:style-name="ce325" office:value-type="date" office:date-value="2026-12-04" calcext:value-type="date">
            <text:p>4</text:p>
          </table:table-cell>
          <table:table-cell table:style-name="ce331" office:value-type="date" office:date-value="2026-12-05" calcext:value-type="date">
            <text:p>5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05" office:value-type="string" calcext:value-type="string">
            <text:p><text:span text:style-name="T3">MASC.:</text:span><text:span text:style-name="T4">GUILHERME e HELENA/EDUARDO e ERICA  </text:span><text:span text:style-name="T5">FEMIN.</text:span><text:span text:style-name="T4">:LUCAS M e FELIPE/DAYLANE/WILL</text:span></text:p>
          </table:table-cell>
          <table:table-cell table:style-name="ce1001" office:value-type="string" calcext:value-type="string">
            <text:p><text:span text:style-name="T3">MASC:</text:span><text:span text:style-name="T4"> JONATA/JOÃO e JONNY</text:span><text:span text:style-name="T5">FEMIN.:</text:span><text:span text:style-name="T4">KAIQUE/ LUCAS B/INGRD/RODRIGO</text:span></text:p>
          </table:table-cell>
          <table:table-cell table:style-name="ce1001" office:value-type="string" calcext:value-type="string">
            <text:p><text:span text:style-name="T3">MASC.:</text:span><text:span text:style-name="T4"> WILL/ DAYLANE e FELIPEe ERICA </text:span><text:span text:style-name="T5">FEMIN.</text:span><text:span text:style-name="T4">: e HELENA/ GUILHERME e LUCAS M e EDUARDO</text:span></text:p>
          </table:table-cell>
          <table:table-cell table:style-name="ce321" office:value-type="string" calcext:value-type="string">
            <text:p><text:span text:style-name="T3">MASC.</text:span><text:span text:style-name="T4"> JONATA /RODRIGO/KAIQUE </text:span><text:span text:style-name="T5">FEMIN.:</text:span><text:span text:style-name="T4"> LUCAS B/INGRID/JOÃOJONNY</text:span></text:p>
          </table:table-cell>
          <table:table-cell table:style-name="ce321" office:value-type="string" calcext:value-type="string">
            <text:p><text:span text:style-name="T3">MASC.</text:span><text:span text:style-name="T4">:EDUARDO/LUCAS M /  e GUILHERME e HELENA </text:span><text:span text:style-name="T5">FEMIN.</text:span><text:span text:style-name="T4">:DAYLANE e / WILL e FELIPE/ERICA</text:span></text:p>
          </table:table-cell>
          <table:table-cell table:style-name="ce326" office:value-type="string" calcext:value-type="string">
            <text:p><text:span text:style-name="T3">MASC.</text:span><text:span text:style-name="T4">:  JONNY /JONATA/ JOÃO  </text:span><text:span text:style-name="T5">FEMIN.</text:span><text:span text:style-name="T4">:  INGRID e LUCAL B/  KAIQUE e RODRIGO</text:span></text:p>
          </table:table-cell>
          <table:table-cell table:style-name="ce330" office:value-type="string" calcext:value-type="string">
            <text:p><text:span text:style-name="T3">MASC.:</text:span><text:span text:style-name="T4"> EDUARDO e  HELENA / DAYLANE e LUCAS M </text:span><text:span text:style-name="T5">FEMIN.:</text:span><text:span text:style-name="T4"> WILL e  GUILHERME / ERICA e FELIP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08" table:number-matrix-columns-spanned="2" table:number-matrix-rows-spanned="1" table:formula="of:=DiasESemanas+DATE(AnoCivil;11;1)-WEEKDAY(DATE(AnoCivil;11;1);(InícioDaSemana=&quot;Seg&quot;)+1)+36" office:value-type="date" office:date-value="2026-12-06" calcext:value-type="date">
            <text:p>6</text:p>
          </table:table-cell>
          <table:table-cell table:style-name="ce314" office:value-type="date" office:date-value="2026-12-07" calcext:value-type="date">
            <text:p>7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office:value-type="string" calcext:value-type="string" table:number-columns-spanned="4" table:number-rows-spanned="2">
            <text:p>Os técnicos participarão dos cuidados diários dos idosos exceto em caso de intercorrências.</text:p>
          </table:table-cell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05" office:value-type="string" calcext:value-type="string">
            <text:p><text:span text:style-name="T3">MASC.</text:span><text:span text:style-name="T4">:INGRID e KAIQUE  /LUCAL B  </text:span><text:span text:style-name="T5">FEMIN.</text:span><text:span text:style-name="T4">: RODRIGO e JONNY/JONATA e JOÃO</text:span></text:p>
          </table:table-cell>
          <table:table-cell table:style-name="ce17" office:value-type="string" calcext:value-type="string">
            <text:p><text:span text:style-name="T21">MASC.</text:span><text:span text:style-name="T22">:INGRID e KAIQUE  /LUCAL B  </text:span><text:span text:style-name="T23">FEMIN.</text:span><text:span text:style-name="T22">: RODRIGO e JONNY/JONATA e JOÃO</text:span></text:p>
          </table:table-cell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Novembro</svg:desc>
              <text:p text:style-name="P3"><text:span text:style-name="T2">NOVEMBR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table-row table:style-name="ro4">
          <table:table-cell table:number-columns-repeated="9"/>
          <table:table-cell table:style-name="Default" table:number-columns-repeated="16375"/>
        </table:table-row>
        <table:named-expressions>
          <table:named-range table:name="ColunaTítuloRegião1..I12.11" table:base-cell-address="$Janeiro.$A$1" table:cell-range-address="$Novembro.$C$2"/>
          <table:named-range table:name="ColunaTítuloRegião2..D14.11" table:base-cell-address="$Janeiro.$A$1" table:cell-range-address="$Novembro.$C$2"/>
          <table:named-range table:name="LinhaTítuloRegião1..F13.11" table:base-cell-address="$Janeiro.$A$1" table:cell-range-address="$Novembro.$E$13"/>
        </table:named-expressions>
        <calcext:conditional-formats>
          <calcext:conditional-format calcext:target-range-address="Novembro.D8:Novembro.E8 Novembro.D12:Novembro.E12 Novembro.D6:Novembro.I6 Novembro.D10:Novembro.I10 Novembro.H3:Novembro.I3 Novembro.H4:Novembro.H4 Novembro.H5:Novembro.I5 Novembro.H7:Novembro.I7 Novembro.H8:Novembro.H8 Novembro.H9:Novembro.I9 Novembro.H11:Novembro.I12">
            <calcext:condition calcext:apply-style-name="ConditionalStyle_15" calcext:value="formula-is([.D$2]=&quot;SÁB&quot;)" calcext:base-cell-address="Novembro.D6"/>
          </calcext:conditional-format>
          <calcext:conditional-format calcext:target-range-address="Novembro.I3:Novembro.I3 Novembro.I5:Novembro.I7 Novembro.I9:Novembro.I12">
            <calcext:condition calcext:apply-style-name="ConditionalStyle_6" calcext:value="formula-is([.$I$2]=&quot;DOM&quot;)" calcext:base-cell-address="Novembro.I3"/>
          </calcext:conditional-format>
          <calcext:conditional-format calcext:target-range-address="Novembro.C3:Novembro.C14">
            <calcext:condition calcext:apply-style-name="ConditionalStyle_18" calcext:value="formula-is([.C$2]=&quot;DOM&quot;)" calcext:base-cell-address="Novembro.C3"/>
          </calcext:conditional-format>
          <calcext:conditional-format calcext:target-range-address="Novembro.C3:Novembro.H3 Novembro.C4:Novembro.C4 Novembro.E4:Novembro.I4 Novembro.D12:Novembro.G12 Novembro.D6:Novembro.H6 Novembro.D10:Novembro.H10 Novembro.D8:Novembro.I8">
            <calcext:condition calcext:apply-style-name="ConditionalStyle_17" calcext:value="formula-is(DAY([.C3])&gt;8)" calcext:base-cell-address="Novembro.C3"/>
          </calcext:conditional-format>
          <calcext:conditional-format calcext:target-range-address="Novembro.C11:Novembro.I11 Novembro.C13:Novembro.D13">
            <calcext:condition calcext:apply-style-name="ConditionalStyle_16" calcext:value="formula-is(AND(DAY([.C11])&gt;=1;DAY([.C11])&lt;=15))" calcext:base-cell-address="Novembro.C11"/>
          </calcext:conditional-format>
        </calcext:conditional-formats>
      </table:table>
      <table:table table:name="Dezembro" table:style-name="ta1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7"/>
        <table:table-column table:style-name="co3" table:number-columns-repeated="5" table:default-cell-style-name="Default"/>
        <table:table-column table:style-name="co1"/>
        <table:table-column table:style-name="co7"/>
        <table:table-column table:style-name="co6" table:number-columns-repeated="16373"/>
        <table:table-row table:style-name="ro1">
          <table:table-cell table:content-validation-name="val26"/>
          <table:table-cell table:style-name="ce46" table:content-validation-name="val15" table:formula="of:=AnoCivil" office:value-type="float" office:value="2026" calcext:value-type="float">
            <text:p/>
            <draw:custom-shape draw:z-index="1" draw:name="Ano Civil" draw:style-name="gr1" draw:text-style-name="P2" svg:width="1.904cm" svg:height="2.92cm" svg:x="1.26cm" svg:y="0.212cm">
              <svg:desc>Ano Civil</svg:desc>
              <text:p text:style-name="P1"><text:span text:style-name="T1">2026</text:span></text:p>
              <text:p text:style-name="P1"><text:span text:style-name="T1"/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 table:number-columns-repeated="5"/>
          <table:table-cell table:style-name="Default" table:number-columns-repeated="16375"/>
        </table:table-row>
        <table:table-row table:style-name="ro2">
          <table:table-cell/>
          <table:table-cell table:style-name="ce47" table:content-validation-name="val3" table:formula="of:=UPPER(TEXT([.C5];&quot;mmmm&quot;))" office:value-type="string" office:string-value="DEZEMBRO" calcext:value-type="string">
            <text:p/>
          </table:table-cell>
          <table:table-cell table:style-name="ce8" table:content-validation-name="val16" table:formula="of:=UPPER(TEXT(InícioDaSemana;&quot;ddd&quot;))" office:value-type="string" office:string-value="QUINTA" calcext:value-type="string">
            <text:p>QUINTA</text:p>
          </table:table-cell>
          <table:table-cell table:style-name="ce8" table:formula="of:=UPPER(TEXT([.D3];&quot;ddd&quot;))" office:value-type="string" office:string-value="SEG" calcext:value-type="string">
            <text:p>SEG</text:p>
          </table:table-cell>
          <table:table-cell table:style-name="ce8" table:formula="of:=UPPER(TEXT([.E3];&quot;ddd&quot;))" office:value-type="string" office:string-value="TER" calcext:value-type="string">
            <text:p>TER</text:p>
          </table:table-cell>
          <table:table-cell table:style-name="ce8" table:formula="of:=UPPER(TEXT([.F3];&quot;ddd&quot;))" office:value-type="string" office:string-value="QUA" calcext:value-type="string">
            <text:p>QUA</text:p>
          </table:table-cell>
          <table:table-cell table:style-name="ce8" table:formula="of:=UPPER(TEXT([.G3];&quot;ddd&quot;))" office:value-type="string" office:string-value="QUI" calcext:value-type="string">
            <text:p>QUI</text:p>
          </table:table-cell>
          <table:table-cell table:style-name="ce8" table:formula="of:=UPPER(TEXT([.H3];&quot;ddd&quot;))" office:value-type="string" office:string-value="SEX" calcext:value-type="string">
            <text:p>SEX</text:p>
          </table:table-cell>
          <table:table-cell table:style-name="ce8" table:formula="of:=UPPER(TEXT([.I3];&quot;ddd&quot;))" office:value-type="string" office:string-value="SÁB" calcext:value-type="string">
            <text:p>SÁB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/>
          <table:table-cell table:style-name="ce332" table:content-validation-name="val5" table:number-matrix-columns-spanned="7" table:number-matrix-rows-spanned="1" table:formula="of:=DiasESemanas+DATE(AnoCivil;12;1)-WEEKDAY(DATE(AnoCivil;12;1);(InícioDaSemana=&quot;Seg&quot;)+1)+1" office:value-type="date" office:date-value="2026-11-29" calcext:value-type="date">
            <text:p>29</text:p>
          </table:table-cell>
          <table:table-cell table:style-name="ce338" office:value-type="date" office:date-value="2026-11-30" calcext:value-type="date">
            <text:p>30</text:p>
          </table:table-cell>
          <table:table-cell table:style-name="ce338" office:value-type="date" office:date-value="2026-12-01" calcext:value-type="date">
            <text:p>1</text:p>
          </table:table-cell>
          <table:table-cell table:style-name="ce338" office:value-type="date" office:date-value="2026-12-02" calcext:value-type="date">
            <text:p>2</text:p>
          </table:table-cell>
          <table:table-cell table:style-name="ce338" office:value-type="date" office:date-value="2026-12-03" calcext:value-type="date">
            <text:p>3</text:p>
          </table:table-cell>
          <table:table-cell table:style-name="ce341" office:value-type="date" office:date-value="2026-12-04" calcext:value-type="date">
            <text:p>4</text:p>
          </table:table-cell>
          <table:table-cell table:style-name="ce346" office:value-type="date" office:date-value="2026-12-05" calcext:value-type="date">
            <text:p>5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33" table:content-validation-name="val6"/>
          <table:table-cell table:style-name="ce339" office:value-type="string" calcext:value-type="string">
            <text:p><text:span text:style-name="T3">MASC.:</text:span><text:span text:style-name="T4">  FELIPE/ WILL    </text:span><text:span text:style-name="T5">FEMIN.:</text:span><text:span text:style-name="T4">   LUCAS M e /EDUARDO e  DAYLANE</text:span></text:p>
          </table:table-cell>
          <table:table-cell table:style-name="ce339" office:value-type="string" calcext:value-type="string">
            <text:p><text:span text:style-name="T3">MASC.</text:span><text:span text:style-name="T4">:JONATA/CHRISTIAN </text:span><text:span text:style-name="T5">FEMIN.</text:span><text:span text:style-name="T4">:  INGRID /  KAIQUE/RODRIGO/KAIIQE</text:span></text:p>
          </table:table-cell>
          <table:table-cell table:style-name="ce339" office:value-type="string" calcext:value-type="string">
            <text:p><text:span text:style-name="T3">MASC.:</text:span><text:span text:style-name="T4"> EDUARDO / DAYLANE  </text:span><text:span text:style-name="T5">FEMIN.:</text:span><text:span text:style-name="T4"> LUCAS M /  FELIPE/WILL</text:span></text:p>
          </table:table-cell>
          <table:table-cell table:style-name="ce339" office:value-type="string" calcext:value-type="string">
            <text:p><text:span text:style-name="T3">MASC.</text:span><text:span text:style-name="T4">:INGRID e RODRIGO  </text:span><text:span text:style-name="T5">FEMIN.</text:span><text:span text:style-name="T4">: KAIQUE/ JONNY/JONATA /CHRISTIAN</text:span></text:p>
          </table:table-cell>
          <table:table-cell table:style-name="ce342" office:value-type="string" calcext:value-type="string">
            <text:p><text:span text:style-name="T3">MASC.:</text:span><text:span text:style-name="T4"> FELIPE / LUCAS M </text:span><text:span text:style-name="T5">FEMIN.:</text:span><text:span text:style-name="T4"> DAYLANE / WILL/EDUARDO</text:span></text:p>
          </table:table-cell>
          <table:table-cell table:style-name="ce307" office:value-type="string" calcext:value-type="string">
            <text:p><text:span text:style-name="T3">MASC.</text:span><text:span text:style-name="T4">:  JONATA / KAIQUE/ </text:span><text:span text:style-name="T5">FEMIN.</text:span><text:span text:style-name="T4">:  INGRID / JONNY/ RODRIGO/CHRISTIAN 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34" table:number-matrix-columns-spanned="7" table:number-matrix-rows-spanned="1" table:formula="of:=DiasESemanas+DATE(AnoCivil;12;1)-WEEKDAY(DATE(AnoCivil;12;1);(InícioDaSemana=&quot;Seg&quot;)+1)+8" office:value-type="date" office:date-value="2026-12-06" calcext:value-type="date">
            <text:p>6</text:p>
          </table:table-cell>
          <table:table-cell table:style-name="ce18" office:value-type="date" office:date-value="2026-12-07" calcext:value-type="date">
            <text:p>7</text:p>
          </table:table-cell>
          <table:table-cell table:style-name="ce18" office:value-type="date" office:date-value="2026-12-08" calcext:value-type="date">
            <text:p>8</text:p>
          </table:table-cell>
          <table:table-cell table:style-name="ce18" office:value-type="date" office:date-value="2026-12-09" calcext:value-type="date">
            <text:p>9</text:p>
          </table:table-cell>
          <table:table-cell table:style-name="ce18" office:value-type="date" office:date-value="2026-12-10" calcext:value-type="date">
            <text:p>10</text:p>
          </table:table-cell>
          <table:table-cell table:style-name="ce343" office:value-type="date" office:date-value="2026-12-11" calcext:value-type="date">
            <text:p>11</text:p>
          </table:table-cell>
          <table:table-cell table:style-name="ce346" office:value-type="date" office:date-value="2026-12-12" calcext:value-type="date">
            <text:p>12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293" office:value-type="string" calcext:value-type="string">
            <text:p><text:span text:style-name="T3">MASC.</text:span><text:span text:style-name="T4">:WILL/ DAYLANE </text:span><text:span text:style-name="T5">FEMIN.</text:span><text:span text:style-name="T4">: FELIPE e LUCAS M e EDUARDO</text:span></text:p>
          </table:table-cell>
          <table:table-cell office:value-type="string" calcext:value-type="string">
            <text:p><text:span text:style-name="T3">MASC.:</text:span><text:span text:style-name="T4"> JONNY/ INGRID   </text:span><text:span text:style-name="T5">FEMIN.</text:span><text:span text:style-name="T4">:JONATA /KAIQUE/RODRIGO/CHRISTIAN </text:span></text:p>
          </table:table-cell>
          <table:table-cell table:style-name="ce17" office:value-type="string" calcext:value-type="string">
            <text:p><text:span text:style-name="T3">MASC.</text:span><text:span text:style-name="T4">:LUCAS M/EDUARDO </text:span><text:span text:style-name="T5">FEMIN.</text:span><text:span text:style-name="T4">DAYLANE/WILL/FELIPE</text:span></text:p>
          </table:table-cell>
          <table:table-cell table:style-name="ce17" office:value-type="string" calcext:value-type="string">
            <text:p><text:span text:style-name="T3">MASC.:</text:span><text:span text:style-name="T4"> JONATA/CHRISTIAN </text:span><text:span text:style-name="T5">FEMIN.:</text:span><text:span text:style-name="T4">  JONNY/KAIQUE/INGRID/RODRIGO</text:span></text:p>
          </table:table-cell>
          <table:table-cell table:style-name="ce17" office:value-type="string" calcext:value-type="string">
            <text:p><text:span text:style-name="T3">MASC.:</text:span><text:span text:style-name="T4"> DAYLANE/FELIPE  </text:span><text:span text:style-name="T5">FEMIN.:</text:span><text:span text:style-name="T4"> WILL e LUCAS M/EDUARDO</text:span></text:p>
          </table:table-cell>
          <table:table-cell table:style-name="ce344" office:value-type="string" calcext:value-type="string">
            <text:p><text:span text:style-name="T3">MASC.</text:span><text:span text:style-name="T4"> INGRID/KAIQUE   </text:span><text:span text:style-name="T5">FEMIN.</text:span><text:span text:style-name="T4">: RODRIGO /JONATA  JONNY/CHRISTIAN</text:span></text:p>
          </table:table-cell>
          <table:table-cell table:style-name="ce348" office:value-type="string" calcext:value-type="string">
            <text:p><text:span text:style-name="T3">MASC.: </text:span><text:span text:style-name="T4">WILL/EDUARDO </text:span><text:span text:style-name="T5">FEMIN.:</text:span><text:span text:style-name="T4"> LUCAS M/DAYLANE/FELIP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34" table:number-matrix-columns-spanned="7" table:number-matrix-rows-spanned="1" table:formula="of:=DiasESemanas+DATE(AnoCivil;12;1)-WEEKDAY(DATE(AnoCivil;12;1);(InícioDaSemana=&quot;Seg&quot;)+1)+15" office:value-type="date" office:date-value="2026-12-13" calcext:value-type="date">
            <text:p>13</text:p>
          </table:table-cell>
          <table:table-cell table:style-name="ce18" office:value-type="date" office:date-value="2026-12-14" calcext:value-type="date">
            <text:p>14</text:p>
          </table:table-cell>
          <table:table-cell table:style-name="ce18" office:value-type="date" office:date-value="2026-12-15" calcext:value-type="date">
            <text:p>15</text:p>
          </table:table-cell>
          <table:table-cell table:style-name="ce18" office:value-type="date" office:date-value="2026-12-16" calcext:value-type="date">
            <text:p>16</text:p>
          </table:table-cell>
          <table:table-cell table:style-name="ce18" office:value-type="date" office:date-value="2026-12-17" calcext:value-type="date">
            <text:p>17</text:p>
          </table:table-cell>
          <table:table-cell table:style-name="ce343" office:value-type="date" office:date-value="2026-12-18" calcext:value-type="date">
            <text:p>18</text:p>
          </table:table-cell>
          <table:table-cell table:style-name="ce346" office:value-type="date" office:date-value="2026-12-19" calcext:value-type="date">
            <text:p>19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36" office:value-type="string" calcext:value-type="string">
            <text:p><text:span text:style-name="T3">MASC.:</text:span><text:span text:style-name="T4">  JONATA/CHRISTIAN</text:span><text:span text:style-name="T5"> FEMIN.:</text:span><text:span text:style-name="T4"> /INGRID JONNY/RODRIGO/KAIQUE</text:span></text:p>
          </table:table-cell>
          <table:table-cell office:value-type="string" calcext:value-type="string">
            <text:p><text:span text:style-name="T3">MASC.:</text:span><text:span text:style-name="T4">  DAYLANE/LUCAS M   </text:span><text:span text:style-name="T5">FEMIN.:</text:span><text:span text:style-name="T4"> FELIPE /WILL  EDUARDO</text:span></text:p>
          </table:table-cell>
          <table:table-cell table:style-name="ce17" office:value-type="string" calcext:value-type="string">
            <text:p><text:span text:style-name="T3">MASC.:</text:span><text:span text:style-name="T4"> INGRID / RODRIGO </text:span><text:span text:style-name="T5">FEMIN.:</text:span><text:span text:style-name="T4">  JONATA/ JONNY /KAIQUE/CHRISTIAN</text:span></text:p>
          </table:table-cell>
          <table:table-cell table:style-name="ce17" office:value-type="string" calcext:value-type="string">
            <text:p><text:span text:style-name="T3">MASC.:</text:span><text:span text:style-name="T4">   FELIPE/ EDUARDO</text:span><text:span text:style-name="T5"> FEMIN.</text:span><text:span text:style-name="T4">:  DAYLANE/WILL/LUCAS M </text:span></text:p>
          </table:table-cell>
          <table:table-cell table:style-name="ce17" office:value-type="string" calcext:value-type="string">
            <text:p><text:span text:style-name="T3">MASC.:</text:span><text:span text:style-name="T4">  KAIQUE /CHRISTIAN </text:span><text:span text:style-name="T5">FEMIN</text:span><text:span text:style-name="T4">.:JONATA /JONNY/INGRID/RODRIGO</text:span></text:p>
          </table:table-cell>
          <table:table-cell table:style-name="ce344" office:value-type="string" calcext:value-type="string">
            <text:p><text:span text:style-name="T3">MASC.</text:span><text:span text:style-name="T4">: DAYLANE e  WILL</text:span><text:span text:style-name="T5"> FEMIN.</text:span><text:span text:style-name="T4">:  FELIPE /LUCAS M /EDUARDO</text:span></text:p>
          </table:table-cell>
          <table:table-cell table:style-name="ce348" office:value-type="string" calcext:value-type="string">
            <text:p><text:span text:style-name="T3">MASC.: </text:span><text:span text:style-name="T4"> JONNY /INGRID </text:span><text:span text:style-name="T5">FEMIN.:</text:span><text:span text:style-name="T4"> RODRIGO / KAIQUE/JONATA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34" table:number-matrix-columns-spanned="7" table:number-matrix-rows-spanned="1" table:formula="of:=DiasESemanas+DATE(AnoCivil;12;1)-WEEKDAY(DATE(AnoCivil;12;1);(InícioDaSemana=&quot;Seg&quot;)+1)+22" office:value-type="date" office:date-value="2026-12-20" calcext:value-type="date">
            <text:p>20</text:p>
          </table:table-cell>
          <table:table-cell table:style-name="ce18" office:value-type="date" office:date-value="2026-12-21" calcext:value-type="date">
            <text:p>21</text:p>
          </table:table-cell>
          <table:table-cell table:style-name="ce18" office:value-type="date" office:date-value="2026-12-22" calcext:value-type="date">
            <text:p>22</text:p>
          </table:table-cell>
          <table:table-cell table:style-name="ce18" office:value-type="date" office:date-value="2026-12-23" calcext:value-type="date">
            <text:p>23</text:p>
          </table:table-cell>
          <table:table-cell table:style-name="ce18" office:value-type="date" office:date-value="2026-12-24" calcext:value-type="date">
            <text:p>24</text:p>
          </table:table-cell>
          <table:table-cell table:style-name="ce343" office:value-type="date" office:date-value="2026-12-25" calcext:value-type="date">
            <text:p>25</text:p>
          </table:table-cell>
          <table:table-cell table:style-name="ce346" office:value-type="date" office:date-value="2026-12-26" calcext:value-type="date">
            <text:p>26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36" office:value-type="string" calcext:value-type="string">
            <text:p><text:span text:style-name="T3">MASC.</text:span><text:span text:style-name="T4"> FELIPE/LUCAS M </text:span><text:span text:style-name="T5">FEMIN.</text:span><text:span text:style-name="T4">:WILL/DAYLANE/ EDUARDO</text:span></text:p>
          </table:table-cell>
          <table:table-cell office:value-type="string" calcext:value-type="string">
            <text:p><text:span text:style-name="T3">MASC.:</text:span><text:span text:style-name="T4">  INGRID /CHRISTIAN </text:span><text:span text:style-name="T5">FEMIN.</text:span><text:span text:style-name="T4">:KAIQUE /JONATA/ JONNY/RODRIGO</text:span></text:p>
          </table:table-cell>
          <table:table-cell table:style-name="ce17" office:value-type="string" calcext:value-type="string">
            <text:p><text:span text:style-name="T3">MASC.:</text:span><text:span text:style-name="T4">/EDUARDO /HELENA  </text:span><text:span text:style-name="T5">FEMIN.</text:span><text:span text:style-name="T4">:LUCAS M e FELIPE/DAYLANE/WILL</text:span></text:p>
          </table:table-cell>
          <table:table-cell table:style-name="ce17" office:value-type="string" calcext:value-type="string">
            <text:p><text:span text:style-name="T3">MASC:</text:span><text:span text:style-name="T4"> JONATA/JONNY</text:span><text:span text:style-name="T5">FEMIN.: </text:span><text:span text:style-name="T4">KAIQUE/INGRD/RODRIGO/CHRISTIAN</text:span></text:p>
          </table:table-cell>
          <table:table-cell table:style-name="ce17" office:value-type="string" calcext:value-type="string">
            <text:p><text:span text:style-name="T3">MASC.:</text:span><text:span text:style-name="T4"> FELIPEL/ DAYLANE </text:span><text:span text:style-name="T5">FEMIN.</text:span><text:span text:style-name="T4">: HELENA/  WILL/ EDUARDO/LUCAS M</text:span></text:p>
          </table:table-cell>
          <table:table-cell table:style-name="ce344" office:value-type="string" calcext:value-type="string">
            <text:p><text:span text:style-name="T3">MASC.</text:span><text:span text:style-name="T4"> INGRID /CHRISTIAN </text:span><text:span text:style-name="T5">FEMIN.:</text:span><text:span text:style-name="T4"> JONATA/RODRIGO/JONNY/KAIQUE</text:span></text:p>
          </table:table-cell>
          <table:table-cell table:style-name="ce348" office:value-type="string" calcext:value-type="string">
            <text:p><text:span text:style-name="T6">MASC.</text:span><text:span text:style-name="T7"> INGRID /CHRISTIAN </text:span><text:span text:style-name="T8">FEMIN.:</text:span><text:span text:style-name="T7"> JONATA/RODRIGO/JONNY/KAIQUE</text:span></text:p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37" table:number-matrix-columns-spanned="7" table:number-matrix-rows-spanned="1" table:formula="of:=DiasESemanas+DATE(AnoCivil;12;1)-WEEKDAY(DATE(AnoCivil;12;1);(InícioDaSemana=&quot;Seg&quot;)+1)+29" office:value-type="date" office:date-value="2026-12-27" calcext:value-type="date">
            <text:p>27</text:p>
          </table:table-cell>
          <table:table-cell table:style-name="ce340" office:value-type="date" office:date-value="2026-12-28" calcext:value-type="date">
            <text:p>28</text:p>
          </table:table-cell>
          <table:table-cell table:style-name="ce340" office:value-type="date" office:date-value="2026-12-29" calcext:value-type="date">
            <text:p>29</text:p>
          </table:table-cell>
          <table:table-cell table:style-name="ce340" office:value-type="date" office:date-value="2026-12-30" calcext:value-type="date">
            <text:p>30</text:p>
          </table:table-cell>
          <table:table-cell table:style-name="ce340" office:value-type="date" office:date-value="2026-12-31" calcext:value-type="date">
            <text:p>31</text:p>
          </table:table-cell>
          <table:table-cell table:style-name="ce345" office:value-type="date" office:date-value="2027-01-01" calcext:value-type="date">
            <text:p>1</text:p>
          </table:table-cell>
          <table:table-cell table:style-name="ce349" office:value-type="date" office:date-value="2027-01-02" calcext:value-type="date">
            <text:p>2</text:p>
          </table:table-cell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36" office:value-type="string" calcext:value-type="string">
            <text:p><text:span text:style-name="T3">MASC.</text:span><text:span text:style-name="T4">:  KAIQUE /JONATA  </text:span><text:span text:style-name="T5">FEMIN.</text:span><text:span text:style-name="T4">:  INGRID/ CHRISTIAN/ RODRIGO/JONNY</text:span></text:p>
          </table:table-cell>
          <table:table-cell office:value-type="string" calcext:value-type="string">
            <text:p><text:span text:style-name="T3">MASC.:</text:span><text:span text:style-name="T4"> DAYLANE/FELIPE  </text:span><text:span text:style-name="T5">FEMIN.:</text:span><text:span text:style-name="T4"> EDUARDO/HELENA/LUCAS M/WILL</text:span></text:p>
          </table:table-cell>
          <table:table-cell table:style-name="ce17" office:value-type="string" calcext:value-type="string">
            <text:p><text:span text:style-name="T3">MASC.</text:span><text:span text:style-name="T4">:INGRID / KAIQUE   </text:span><text:span text:style-name="T5">FEMIN.</text:span><text:span text:style-name="T4">: RODRIGO / JONNY/JONATA/CHRISTIAN</text:span></text:p>
          </table:table-cell>
          <table:table-cell table:style-name="ce17" office:value-type="string" calcext:value-type="string">
            <text:p><text:span text:style-name="T3">MASC.:</text:span><text:span text:style-name="T4"> HELENA/LUCAS M  </text:span><text:span text:style-name="T5">FEMIN.:</text:span><text:span text:style-name="T4"> EDUARDO/DAYLANE/WILL/FELIPE</text:span></text:p>
          </table:table-cell>
          <table:table-cell table:style-name="ce17"/>
          <table:table-cell table:style-name="ce344"/>
          <table:table-cell table:style-name="ce348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337" table:number-matrix-columns-spanned="2" table:number-matrix-rows-spanned="1" table:formula="of:=DiasESemanas+DATE(AnoCivil;12;1)-WEEKDAY(DATE(AnoCivil;12;1);(InícioDaSemana=&quot;Seg&quot;)+1)+36" office:value-type="date" office:date-value="2027-01-03" calcext:value-type="date">
            <text:p>3</text:p>
          </table:table-cell>
          <table:table-cell table:style-name="ce340" office:value-type="date" office:date-value="2027-01-04" calcext:value-type="date">
            <text:p>4</text:p>
          </table:table-cell>
          <table:table-cell table:style-name="ce31" table:content-validation-name="val7" office:value-type="string" calcext:value-type="string" table:number-columns-spanned="1" table:number-rows-spanned="2">
            <text:p>ANOTAÇÕES:</text:p>
          </table:table-cell>
          <table:table-cell table:style-name="ce33" table:content-validation-name="val8" table:formula="of:=anociv024" office:value-type="string" office:string-value="" calcext:value-type="error" table:number-columns-spanned="4" table:number-rows-spanned="2">
            <text:p>#NOME?</text:p>
          </table:table-cell>
          <table:covered-table-cell table:number-columns-repeated="3" table:style-name="ce33" table:content-validation-name="val8"/>
          <table:table-cell table:style-name="Default" table:number-columns-repeated="16375"/>
        </table:table-row>
        <table:table-row table:style-name="ro3">
          <table:table-cell table:number-columns-repeated="2"/>
          <table:table-cell table:style-name="ce336"/>
          <table:table-cell/>
          <table:covered-table-cell table:style-name="ce31" table:content-validation-name="val7"/>
          <table:covered-table-cell table:number-columns-repeated="4" table:style-name="ce33" table:content-validation-name="val8"/>
          <table:table-cell table:style-name="Default" table:number-columns-repeated="16375"/>
        </table:table-row>
        <table:table-row table:style-name="ro4">
          <table:table-cell/>
          <table:table-cell>
            <draw:custom-shape draw:z-index="0" draw:name="Cargo" draw:style-name="gr2" draw:text-style-name="P4" svg:width="21.087cm" svg:height="3.995cm" draw:transform="rotate (1.5707963267949) translate (0.661cm 0cm)">
              <svg:desc>Calendário do Mês de Dezembro</svg:desc>
              <text:p text:style-name="P3"><text:span text:style-name="T2">DEZEMBRO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 table:number-columns-repeated="5"/>
          <table:table-cell table:style-name="Default" table:number-columns-repeated="16375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 table:number-columns-repeated="16375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 table:number-columns-repeated="16375"/>
        </table:table-row>
        <table:named-expressions>
          <table:named-range table:name="ColunaTítuloRegião1..I12.12" table:base-cell-address="$Janeiro.$A$1" table:cell-range-address="$Dezembro.$C$2"/>
          <table:named-range table:name="ColunaTítuloRegião2..D14.12" table:base-cell-address="$Janeiro.$A$1" table:cell-range-address="$Dezembro.$C$2"/>
          <table:named-range table:name="LinhaTítuloRegião1..F13.12" table:base-cell-address="$Janeiro.$A$1" table:cell-range-address="$Dezembro.$E$13"/>
        </table:named-expressions>
        <calcext:conditional-formats>
          <calcext:conditional-format calcext:target-range-address="Dezembro.I3:Dezembro.I12">
            <calcext:condition calcext:apply-style-name="ConditionalStyle_1" calcext:value="formula-is([.$I$2]=&quot;DOM&quot;)" calcext:base-cell-address="Dezembro.I3"/>
          </calcext:conditional-format>
          <calcext:conditional-format calcext:target-range-address="Dezembro.H3:Dezembro.I12">
            <calcext:condition calcext:apply-style-name="ConditionalStyle_2" calcext:value="formula-is([.H$2]=&quot;SÁB&quot;)" calcext:base-cell-address="Dezembro.H3"/>
          </calcext:conditional-format>
          <calcext:conditional-format calcext:target-range-address="Dezembro.C3:Dezembro.C14">
            <calcext:condition calcext:apply-style-name="ConditionalStyle_5" calcext:value="formula-is([.C$2]=&quot;DOM&quot;)" calcext:base-cell-address="Dezembro.C3"/>
          </calcext:conditional-format>
          <calcext:conditional-format calcext:target-range-address="Dezembro.C3:Dezembro.H4">
            <calcext:condition calcext:apply-style-name="ConditionalStyle_4" calcext:value="formula-is(DAY([.C3])&gt;8)" calcext:base-cell-address="Dezembro.C3"/>
          </calcext:conditional-format>
          <calcext:conditional-format calcext:target-range-address="Dezembro.C11:Dezembro.I11 Dezembro.C13:Dezembro.D13">
            <calcext:condition calcext:apply-style-name="ConditionalStyle_3" calcext:value="formula-is(AND(DAY([.C11])&gt;=1;DAY([.C11])&lt;=15))" calcext:base-cell-address="Dezembro.C11"/>
          </calcext:conditional-format>
        </calcext:conditional-formats>
      </table:table>
      <table:table table:name="Planilha1" table:style-name="ta13">
        <table:table-column table:style-name="co8" table:default-cell-style-name="Default"/>
        <table:table-column table:style-name="co8" table:number-columns-repeated="16383"/>
        <table:table-row table:style-name="ro7">
          <table:table-cell/>
          <table:table-cell table:style-name="Default" table:number-columns-repeated="16383"/>
        </table:table-row>
      </table:table>
      <table:named-expressions>
        <table:named-range table:name="AnoCivil" table:base-cell-address="$Janeiro.$A$1" table:cell-range-address="$Janeiro.$L$2"/>
        <table:named-range table:name="ColunaTítuloRegião1..I12.1" table:base-cell-address="$Janeiro.$A$1" table:cell-range-address="$Janeiro.$C$2"/>
        <table:named-range table:name="ColunaTítuloRegião1..I12.2" table:base-cell-address="$Janeiro.$A$1" table:cell-range-address="$Fevereiro.$C$2"/>
        <table:named-range table:name="ColunaTítuloRegião2..D14.1" table:base-cell-address="$Janeiro.$A$1" table:cell-range-address="$Janeiro.$C$2"/>
        <table:named-range table:name="ColunaTítuloRegião2..D14.2" table:base-cell-address="$Janeiro.$A$1" table:cell-range-address="$Fevereiro.$C$2"/>
        <table:named-expression table:name="DiasESemanas" table:base-cell-address="$Janeiro.$A$1" table:expression="{0;1;2;3;4;5;6} + {0|1|2|3|4|5}*7"/>
        <table:named-range table:name="InícioDaSemana" table:base-cell-address="$Janeiro.$A$1" table:cell-range-address="$Janeiro.$L$3"/>
        <table:named-range table:name="LinhaTítuloRegião1..F13.2" table:base-cell-address="$Janeiro.$A$1" table:cell-range-address="$Fevereiro.$E$13"/>
        <table:named-range table:name="LinhaTítuloRegião1..L3.1" table:base-cell-address="$Janeiro.$A$1" table:cell-range-address="$Janeiro.$K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Century Gothic1" svg:font-family="'Century Gothic'" style:font-family-generic="roman"/>
    <style:font-face style:name="Century Gothic2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7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7P2" style:volatile="true">
      <number:text loext:blank-width-char="-"> R$ </number:text>
      <number:fill-character> </number:fill-character>
      <number:text>- _-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 loext:blank-width-char="("> </number:text>
      <number:fill-character> </number:fill-character>
      <number:text>- _)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/>
    </number:date-style>
    <number:number-style style:name="N132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day/>
      <number:text>/</number:text>
      <number:month/>
      <number:text>/</number:text>
      <number:year number:style="long"/>
    </number:date-style>
    <number:date-style style:name="N138">
      <number:day/>
      <number:text>/</number:text>
      <number:month number:textual="true"/>
      <number:text>/</number:text>
      <number:year/>
    </number:date-style>
    <number:date-style style:name="N139">
      <number:day/>
      <number:text>/</number:text>
      <number:month number:textual="true"/>
    </number:date-style>
    <number:date-style style:name="N140">
      <number:month number:textual="true"/>
      <number:text>/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style:text-align-source="fix" style:repeat-content="false" fo:wrap-option="wrap" style:rotation-align="none" style:vertical-align="middle"/>
      <style:paragraph-properties fo:text-align="start" fo:margin-left="0.323cm"/>
      <style:text-properties fo:color="#0d0d0d" style:font-name="Century Gothic" fo:font-family="'Century Gothic'" style:font-family-generic="swiss" fo:font-size="11pt" style:font-size-asian="11pt" style:font-size-complex="11pt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no_20_e_20_Mês" style:display-name="Ano e Mês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Dia" style:family="table-cell" style:parent-style-name="Default" style:data-style-name="N13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323cm" style:writing-mode="page"/>
      <style:text-properties fo:color="#2a5155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f9c7c6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0cf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faf1d4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1eee9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febec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cdfeb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f38f8d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09f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f5e2a9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3ded3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fd8d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d9bed7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ed5654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a16f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f0d47f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a6cdbc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fc4c5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c59ec3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b01513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family="'Century Gothic'" style:font-family-generic="swis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a6312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e6b72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6aac9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f9c9d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9e5e9b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Comma" style:display-name="Excel Built-in Comma" style:family="table-cell" style:parent-style-name="Default" style:data-style-name="N129"/>
    <style:style style:name="Excel_20_Built-in_20_Comma_20__5b_0_5d_" style:display-name="Excel Built-in Comma [0]" style:family="table-cell" style:parent-style-name="Default" style:data-style-name="N125"/>
    <style:style style:name="Excel_20_Built-in_20_Currency" style:display-name="Excel Built-in Currency" style:family="table-cell" style:parent-style-name="Default" style:data-style-name="N121"/>
    <style:style style:name="Excel_20_Built-in_20_Currency_20__5b_0_5d_" style:display-name="Excel Built-in Currency [0]" style:family="table-cell" style:parent-style-name="Default" style:data-style-name="N117"/>
    <style:style style:name="Excel_20_Built-in_20_Explanatory_20_Text" style:display-name="Excel Built-in Explanatory Text" style:family="table-cell" style:parent-style-name="Default">
      <style:table-cell-properties fo:border-bottom="0.74pt solid #bfbfbf" style:diagonal-bl-tr="none" style:diagonal-tl-br="none" fo:border-left="none" fo:border-right="0.74pt solid #bfbfbf" fo:border-top="0.74pt solid #bfbfbf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Excel_20_Built-in_20_Heading_20_1" style:display-name="Excel Built-in Heading 1" style:family="table-cell" style:parent-style-name="Default">
      <style:table-cell-properties fo:background-color="#2a515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dark2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family="'Century Gothic'" style:font-family-generic="roman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Excel_20_Built-in_20_Heading_20_2" style:display-name="Excel Built-in Heading 2" style:family="table-cell" style:parent-style-name="Default" style:data-style-name="N0">
      <style:table-cell-properties fo:background-color="#2a515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dark2" loext:color-type="theme"/>
      </style:table-cell-properties>
      <style:paragraph-properties fo:text-align="start" css3t:text-justify="auto" fo:margin-left="0.323cm" style:writing-mode="page"/>
      <style:text-properties fo:color="#ffffff" style:text-outline="false" style:text-line-through-style="none" style:text-line-through-type="none" style:font-name="Century Gothic" fo:font-family="'Century Gothic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none" fo:background-color="#487f84" style:diagonal-bl-tr="none" style:diagonal-tl-br="none" style:text-align-source="fix" style:repeat-content="false" fo:wrap-option="no-wrap" fo:border-left="0.74pt solid #304e4f" style:direction="ltr" fo:border-right="none" style:rotation-angle="0" style:rotation-align="none" style:shrink-to-fit="false" fo:border-top="none" style:vertical-align="middle" loext:vertical-justify="auto">
        <loext:border-left-complex-color loext:theme-type="accent5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" fo:font-family="'Century Gothic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Heading_20_4" style:display-name="Excel Built-in Heading 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181818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2" loext:color-type="theme">
          <loext:transformation loext:type="lummod" loext:value="1000"/>
        </loext:char-complex-color>
      </style:text-properties>
    </style:style>
    <style:style style:name="Excel_20_Built-in_20_Input" style:display-name="Excel Built-in Input" style:family="table-cell" style:parent-style-name="Default">
      <style:table-cell-properties fo:border-bottom="0.74pt solid #bfbfbf" style:diagonal-bl-tr="none" style:diagonal-tl-br="none" fo:border-left="0.74pt solid #bfbfbf" fo:border-right="0.74pt solid #bfbfbf" fo:border-top="none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Excel_20_Built-in_20_Note" style:display-name="Excel Built-in Note" style:family="table-cell" style:parent-style-name="Default">
      <style:table-cell-properties fo:border-bottom="0.74pt solid #bfbfbf" style:diagonal-bl-tr="none" style:diagonal-tl-br="none" fo:border-left="0.74pt solid #bfbfbf" fo:border-right="none" fo:border-top="none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</style:table-cell-properties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fo:background-color="#2a5155">
        <loext:background-complex-color loext:theme-type="dark2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b01513" style:border-line-width-bottom="0.018cm 0.026cm 0.018cm" style:diagonal-bl-tr="none" style:diagonal-tl-br="none" fo:border-left="none" fo:border-right="none" fo:border-top="0.74pt solid #b01513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onditionalStyle_5f_15" style:display-name="ConditionalStyle_15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6" style:display-name="ConditionalStyle_6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18" style:display-name="ConditionalStyle_18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17" style:display-name="ConditionalStyle_17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16" style:display-name="ConditionalStyle_16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103" style:display-name="ConditionalStyle_103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104" style:display-name="ConditionalStyle_104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107" style:display-name="ConditionalStyle_107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106" style:display-name="ConditionalStyle_106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105" style:display-name="ConditionalStyle_105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1" style:display-name="ConditionalStyle_1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2" style:display-name="ConditionalStyle_2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5" style:display-name="ConditionalStyle_5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4" style:display-name="ConditionalStyle_4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3" style:display-name="ConditionalStyle_3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19" style:display-name="ConditionalStyle_19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20" style:display-name="ConditionalStyle_20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23" style:display-name="ConditionalStyle_23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22" style:display-name="ConditionalStyle_22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21" style:display-name="ConditionalStyle_21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83" style:display-name="ConditionalStyle_83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84" style:display-name="ConditionalStyle_84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87" style:display-name="ConditionalStyle_87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86" style:display-name="ConditionalStyle_86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85" style:display-name="ConditionalStyle_85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101" style:display-name="ConditionalStyle_101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90" style:display-name="ConditionalStyle_90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98" style:display-name="ConditionalStyle_98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97" style:display-name="ConditionalStyle_97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89" style:display-name="ConditionalStyle_89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102" style:display-name="ConditionalStyle_102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99" style:display-name="ConditionalStyle_99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24" style:display-name="ConditionalStyle_24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25" style:display-name="ConditionalStyle_25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28" style:display-name="ConditionalStyle_28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27" style:display-name="ConditionalStyle_27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26" style:display-name="ConditionalStyle_26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76" style:display-name="ConditionalStyle_76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72" style:display-name="ConditionalStyle_72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71" style:display-name="ConditionalStyle_71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77" style:display-name="ConditionalStyle_77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68" style:display-name="ConditionalStyle_68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65" style:display-name="ConditionalStyle_65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75" style:display-name="ConditionalStyle_75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55" style:display-name="ConditionalStyle_55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56" style:display-name="ConditionalStyle_56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59" style:display-name="ConditionalStyle_59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58" style:display-name="ConditionalStyle_58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57" style:display-name="ConditionalStyle_57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44" style:display-name="ConditionalStyle_44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48" style:display-name="ConditionalStyle_48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43" style:display-name="ConditionalStyle_43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49" style:display-name="ConditionalStyle_49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46" style:display-name="ConditionalStyle_46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50" style:display-name="ConditionalStyle_50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51" style:display-name="ConditionalStyle_51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54" style:display-name="ConditionalStyle_54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53" style:display-name="ConditionalStyle_53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52" style:display-name="ConditionalStyle_52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78" style:display-name="ConditionalStyle_78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79" style:display-name="ConditionalStyle_79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82" style:display-name="ConditionalStyle_82" style:family="table-cell" style:parent-style-name="Default">
      <style:table-cell-properties fo:background-color="#cce3e6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81" style:display-name="ConditionalStyle_81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style:style style:name="ConditionalStyle_5f_80" style:display-name="ConditionalStyle_80" style:family="table-cell" style:parent-style-name="Default">
      <style:text-properties fo:color="#bfbfbf">
        <loext:char-complex-color loext:theme-type="light1" loext:color-type="theme">
          <loext:transformation loext:type="lummod" loext:value="7500"/>
        </loext:char-complex-color>
      </style:text-properties>
    </style:style>
    <draw:gradient draw:name="Gradient_20_1" draw:display-name="Gradient 1" draw:style="radial" draw:cx="50%" draw:cy="50%" draw:start-color="#0b393f" draw:end-color="#76979a" draw:start-intensity="100%" draw:end-intensity="100%" draw:border="0%">
      <loext:gradient-stop svg:offset="0" loext:color-type="rgb" loext:color-value="#0b393f"/>
      <loext:gradient-stop svg:offset="1" loext:color-type="rgb" loext:color-value="#76979a"/>
    </draw:gradient>
    <draw:marker draw:name="Pontas_20_das_20_setas_20_1" draw:display-name="Pontas das setas 1" svg:viewBox="0 0 20 30" svg:d="M10 0l-10 30h20z"/>
    <loext:theme loext:name="ION_colors">
      <loext:theme-colors loext:name="ION">
        <loext:color loext:name="dark1" loext:color="#000000"/>
        <loext:color loext:name="light1" loext:color="#ffffff"/>
        <loext:color loext:name="dark2" loext:color="#2a5155"/>
        <loext:color loext:name="light2" loext:color="#ebebeb"/>
        <loext:color loext:name="accent1" loext:color="#b01513"/>
        <loext:color loext:name="accent2" loext:color="#ea6312"/>
        <loext:color loext:name="accent3" loext:color="#e6b729"/>
        <loext:color loext:name="accent4" loext:color="#6aac90"/>
        <loext:color loext:name="accent5" loext:color="#5f9c9d"/>
        <loext:color loext:name="accent6" loext:color="#9e5e9b"/>
        <loext:color loext:name="hyperlink" loext:color="#5f9c9d"/>
        <loext:color loext:name="followed-hyperlink" loext:color="#9e5e9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0.635cm" fo:margin-right="0.635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d0d0d" loext:opacity="100%" style:text-outline="false" style:text-line-through-style="none" style:text-line-through-type="none" style:text-position="0% 100%" style:font-name="Century Gothic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09:31:00.468443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vembro" style:display-name="PageStyle_Novembr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Janeiro" style:display-name="PageStyle_Janeir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Dezembro" style:display-name="PageStyle_Dezembr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Planilha1" style:display-name="PageStyle_Planilh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utubro" style:display-name="PageStyle_Outubr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Março" style:display-name="PageStyle_Març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Fevereiro" style:display-name="PageStyle_Fevereir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Setembro" style:display-name="PageStyle_Setembr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Mai" style:display-name="PageStyle_Mai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Junho" style:display-name="PageStyle_Junh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Agosto" style:display-name="PageStyle_Agost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Julho" style:display-name="PageStyle_Julh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Abril" style:display-name="PageStyle_Abril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2-27T00:21:56</meta:creation-date>
    <dc:date>2026-04-01T09:32:08.754486100</dc:date>
    <meta:generator>LibreOffice/25.8.5.2$Windows_X86_64 LibreOffice_project/9c8b85f387cc00a89945a79c9e6239f32e450ac2</meta:generator>
    <meta:editing-duration>P1DT9H8M1S</meta:editing-duration>
    <meta:editing-cycles>78</meta:editing-cycles>
    <meta:print-date>2026-01-05T16:04:34.333238900</meta:print-date>
    <meta:document-statistic meta:table-count="13" meta:cell-count="940" meta:object-count="23"/>
    <meta:user-defined meta:name="AppVersion">16.0300</meta:user-defined>
    <meta:user-defined meta:name="ContentTypeId">0x01010079F111ED35F8CC479449609E8A0923A6</meta:user-defined>
    <meta:template xlink:type="simple" xlink:actuate="onRequest" xlink:title="TM02930059" xlink:href=""/>
  </office:meta>
</office:document-meta>
</file>